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T71_155" style:family="text"/>
    <style:style style:name="T71_156" style:family="text"/>
    <style:style style:name="T71_157" style:family="text"/>
    <style:style style:name="T71_158" style:family="text"/>
    <style:style style:name="T71_159" style:family="text"/>
    <style:style style:name="T71_160" style:family="text"/>
    <style:style style:name="T71_161" style:family="text"/>
    <style:style style:name="T71_162" style:family="text"/>
    <style:style style:name="T71_163" style:family="text"/>
    <style:style style:name="T71_164" style:family="text"/>
    <style:style style:name="T71_165" style:family="text"/>
    <style:style style:name="T71_166" style:family="text"/>
    <style:style style:name="T71_167" style:family="text"/>
    <style:style style:name="T71_168" style:family="text"/>
    <style:style style:name="T71_169" style:family="text"/>
    <style:style style:name="T71_170" style:family="text"/>
    <style:style style:name="T71_171" style:family="text"/>
    <style:style style:name="T71_172" style:family="text"/>
    <style:style style:name="T71_173" style:family="text"/>
    <style:style style:name="T71_174" style:family="text"/>
    <style:style style:name="T71_175" style:family="text"/>
    <style:style style:name="T71_176" style:family="text"/>
    <style:style style:name="T71_177" style:family="text"/>
    <style:style style:name="T71_178" style:family="text"/>
    <style:style style:name="T71_179" style:family="text"/>
    <style:style style:name="T71_180" style:family="text"/>
    <style:style style:name="T71_181" style:family="text"/>
    <style:style style:name="T71_182" style:family="text"/>
    <style:style style:name="T71_183" style:family="text"/>
    <style:style style:name="T71_184" style:family="text"/>
    <style:style style:name="T71_185" style:family="text"/>
    <style:style style:name="T71_186" style:family="text"/>
    <style:style style:name="T71_187" style:family="text"/>
    <style:style style:name="T71_188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T107_120" style:family="text"/>
    <style:style style:name="T107_121" style:family="text"/>
    <style:style style:name="T107_122" style:family="text"/>
    <style:style style:name="T107_123" style:family="text"/>
    <style:style style:name="T107_124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T115_147" style:family="text"/>
    <style:style style:name="T115_148" style:family="text"/>
    <style:style style:name="T115_149" style:family="text"/>
    <style:style style:name="T115_150" style:family="text"/>
    <style:style style:name="T115_151" style:family="text"/>
    <style:style style:name="T115_152" style:family="text"/>
    <style:style style:name="T115_153" style:family="text"/>
    <style:style style:name="T115_154" style:family="text"/>
    <style:style style:name="T115_155" style:family="text"/>
    <style:style style:name="T115_156" style:family="text"/>
    <style:style style:name="T115_157" style:family="text"/>
    <style:style style:name="T115_158" style:family="text"/>
    <style:style style:name="T115_159" style:family="text"/>
    <style:style style:name="T115_160" style:family="text"/>
    <style:style style:name="T115_161" style:family="text"/>
    <style:style style:name="T115_162" style:family="text"/>
    <style:style style:name="T115_163" style:family="text"/>
    <style:style style:name="T115_164" style:family="text"/>
    <style:style style:name="T115_165" style:family="text"/>
    <style:style style:name="T115_166" style:family="text"/>
    <style:style style:name="T115_167" style:family="text"/>
    <style:style style:name="T115_168" style:family="text"/>
    <style:style style:name="T115_169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>
      <style:text-properties fo:color="#1155cc" style:text-underline-style="solid" style:text-underline-color="font-color"/>
    </style:style>
    <style:style style:name="T133_3" style:family="text"/>
    <style:style style:name="T133_4" style:family="text">
      <style:text-properties fo:color="#1155cc" style:text-underline-style="solid" style:text-underline-color="font-color"/>
    </style:style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T133_11" style:family="text"/>
    <style:style style:name="T133_12" style:family="text">
      <style:text-properties fo:color="#1155cc" style:text-underline-style="solid" style:text-underline-color="font-color"/>
    </style:style>
    <style:style style:name="T133_13" style:family="text"/>
    <style:style style:name="T133_14" style:family="text">
      <style:text-properties fo:color="#1155cc" style:text-underline-style="solid" style:text-underline-color="font-color"/>
    </style:style>
    <style:style style:name="T133_15" style:family="text"/>
    <style:style style:name="T133_16" style:family="text">
      <style:text-properties fo:color="#1155cc" style:text-underline-style="solid" style:text-underline-color="font-color"/>
    </style:style>
    <style:style style:name="T133_17" style:family="text"/>
    <style:style style:name="T133_18" style:family="text">
      <style:text-properties fo:color="#1155cc" style:text-underline-style="solid" style:text-underline-color="font-color"/>
    </style:style>
    <style:style style:name="T133_19" style:family="text"/>
    <style:style style:name="T133_20" style:family="text">
      <style:text-properties fo:color="#1155cc" style:text-underline-style="solid" style:text-underline-color="font-color"/>
    </style:style>
    <style:style style:name="T133_21" style:family="text"/>
    <style:style style:name="T133_22" style:family="text">
      <style:text-properties fo:color="#1155cc" style:text-underline-style="solid" style:text-underline-color="font-color"/>
    </style:style>
    <style:style style:name="T133_23" style:family="text"/>
    <style:style style:name="T133_24" style:family="text">
      <style:text-properties fo:color="#1155cc" style:text-underline-style="solid" style:text-underline-color="font-color"/>
    </style:style>
    <style:style style:name="T133_25" style:family="text"/>
    <style:style style:name="T133_26" style:family="text">
      <style:text-properties fo:color="#1155cc" style:text-underline-style="solid" style:text-underline-color="font-color"/>
    </style:style>
    <style:style style:name="T133_27" style:family="text"/>
    <style:style style:name="T133_28" style:family="text">
      <style:text-properties fo:color="#1155cc" style:text-underline-style="solid" style:text-underline-color="font-color"/>
    </style:style>
    <style:style style:name="T133_29" style:family="text"/>
    <style:style style:name="T133_30" style:family="text">
      <style:text-properties fo:color="#1155cc" style:text-underline-style="solid" style:text-underline-color="font-color"/>
    </style:style>
    <style:style style:name="T133_31" style:family="text"/>
    <style:style style:name="T133_32" style:family="text">
      <style:text-properties fo:color="#1155cc" style:text-underline-style="solid" style:text-underline-color="font-color"/>
    </style:style>
    <style:style style:name="T133_33" style:family="text"/>
    <style:style style:name="T133_34" style:family="text">
      <style:text-properties fo:color="#1155cc" style:text-underline-style="solid" style:text-underline-color="font-color"/>
    </style:style>
    <style:style style:name="T133_35" style:family="text"/>
    <style:style style:name="T133_36" style:family="text">
      <style:text-properties fo:color="#1155cc" style:text-underline-style="solid" style:text-underline-color="font-color"/>
    </style:style>
    <style:style style:name="T133_37" style:family="text"/>
    <style:style style:name="T133_38" style:family="text">
      <style:text-properties fo:color="#1155cc" style:text-underline-style="solid" style:text-underline-color="font-color"/>
    </style:style>
    <style:style style:name="T133_39" style:family="text"/>
    <style:style style:name="T133_40" style:family="text">
      <style:text-properties fo:color="#1155cc" style:text-underline-style="solid" style:text-underline-color="font-color"/>
    </style:style>
    <style:style style:name="T133_41" style:family="text"/>
    <style:style style:name="T133_42" style:family="text">
      <style:text-properties fo:color="#1155cc" style:text-underline-style="solid" style:text-underline-color="font-color"/>
    </style:style>
    <style:style style:name="T133_43" style:family="text"/>
    <style:style style:name="T133_44" style:family="text">
      <style:text-properties fo:color="#1155cc" style:text-underline-style="solid" style:text-underline-color="font-color"/>
    </style:style>
    <style:style style:name="T133_45" style:family="text"/>
    <style:style style:name="T133_46" style:family="text">
      <style:text-properties fo:color="#1155cc" style:text-underline-style="solid" style:text-underline-color="font-color"/>
    </style:style>
    <style:style style:name="T133_47" style:family="text"/>
    <style:style style:name="T133_48" style:family="text">
      <style:text-properties fo:color="#1155cc" style:text-underline-style="solid" style:text-underline-color="font-color"/>
    </style:style>
    <style:style style:name="T133_49" style:family="text"/>
    <style:style style:name="T133_50" style:family="text">
      <style:text-properties fo:color="#1155cc" style:text-underline-style="solid" style:text-underline-color="font-color"/>
    </style:style>
    <style:style style:name="T133_51" style:family="text"/>
    <style:style style:name="T133_52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>
      <style:text-properties fo:color="#1155cc" style:text-underline-style="solid" style:text-underline-color="font-color"/>
    </style:style>
    <style:style style:name="T134_3" style:family="text"/>
    <style:style style:name="T134_4" style:family="text">
      <style:text-properties fo:color="#1155cc" style:text-underline-style="solid" style:text-underline-color="font-color"/>
    </style:style>
    <style:style style:name="T134_5" style:family="text"/>
    <style:style style:name="T134_6" style:family="text">
      <style:text-properties fo:color="#1155cc" style:text-underline-style="solid" style:text-underline-color="font-color"/>
    </style:style>
    <style:style style:name="T134_7" style:family="text"/>
    <style:style style:name="T134_8" style:family="text">
      <style:text-properties fo:color="#1155cc" style:text-underline-style="solid" style:text-underline-color="font-color"/>
    </style:style>
    <style:style style:name="T134_9" style:family="text"/>
    <style:style style:name="T134_10" style:family="text">
      <style:text-properties fo:color="#1155cc" style:text-underline-style="solid" style:text-underline-color="font-color"/>
    </style:style>
    <style:style style:name="T134_11" style:family="text"/>
    <style:style style:name="T134_12" style:family="text">
      <style:text-properties fo:color="#1155cc" style:text-underline-style="solid" style:text-underline-color="font-color"/>
    </style:style>
    <style:style style:name="T134_13" style:family="text"/>
    <style:style style:name="T134_14" style:family="text">
      <style:text-properties fo:color="#1155cc" style:text-underline-style="solid" style:text-underline-color="font-color"/>
    </style:style>
    <style:style style:name="T134_15" style:family="text"/>
    <style:style style:name="T134_16" style:family="text">
      <style:text-properties fo:color="#1155cc" style:text-underline-style="solid" style:text-underline-color="font-color"/>
    </style:style>
    <style:style style:name="T134_17" style:family="text"/>
    <style:style style:name="T134_18" style:family="text">
      <style:text-properties fo:color="#1155cc" style:text-underline-style="solid" style:text-underline-color="font-color"/>
    </style:style>
    <style:style style:name="T134_19" style:family="text"/>
    <style:style style:name="T134_20" style:family="text">
      <style:text-properties fo:color="#1155cc" style:text-underline-style="solid" style:text-underline-color="font-color"/>
    </style:style>
    <style:style style:name="T134_21" style:family="text"/>
    <style:style style:name="T134_22" style:family="text">
      <style:text-properties fo:color="#1155cc" style:text-underline-style="solid" style:text-underline-color="font-color"/>
    </style:style>
    <style:style style:name="T134_23" style:family="text"/>
    <style:style style:name="T134_24" style:family="text">
      <style:text-properties fo:color="#1155cc" style:text-underline-style="solid" style:text-underline-color="font-color"/>
    </style:style>
    <style:style style:name="T134_25" style:family="text"/>
    <style:style style:name="T134_26" style:family="text">
      <style:text-properties fo:color="#1155cc" style:text-underline-style="solid" style:text-underline-color="font-color"/>
    </style:style>
    <style:style style:name="T134_27" style:family="text"/>
    <style:style style:name="T134_28" style:family="text">
      <style:text-properties fo:color="#1155cc" style:text-underline-style="solid" style:text-underline-color="font-color"/>
    </style:style>
    <style:style style:name="T134_29" style:family="text"/>
    <style:style style:name="T134_30" style:family="text">
      <style:text-properties fo:color="#1155cc" style:text-underline-style="solid" style:text-underline-color="font-color"/>
    </style:style>
    <style:style style:name="T134_31" style:family="text"/>
    <style:style style:name="T134_32" style:family="text">
      <style:text-properties fo:color="#1155cc" style:text-underline-style="solid" style:text-underline-color="font-color"/>
    </style:style>
    <style:style style:name="T134_33" style:family="text"/>
    <style:style style:name="T134_34" style:family="text">
      <style:text-properties fo:color="#1155cc" style:text-underline-style="solid" style:text-underline-color="font-color"/>
    </style:style>
    <style:style style:name="T134_35" style:family="text"/>
    <style:style style:name="T134_36" style:family="text">
      <style:text-properties fo:color="#1155cc" style:text-underline-style="solid" style:text-underline-color="font-color"/>
    </style:style>
    <style:style style:name="T134_37" style:family="text"/>
    <style:style style:name="T134_38" style:family="text">
      <style:text-properties fo:color="#1155cc" style:text-underline-style="solid" style:text-underline-color="font-color"/>
    </style:style>
    <style:style style:name="T134_39" style:family="text"/>
    <style:style style:name="T134_40" style:family="text">
      <style:text-properties fo:color="#1155cc" style:text-underline-style="solid" style:text-underline-color="font-color"/>
    </style:style>
    <style:style style:name="T134_41" style:family="text"/>
    <style:style style:name="T134_42" style:family="text">
      <style:text-properties fo:color="#1155cc" style:text-underline-style="solid" style:text-underline-color="font-color"/>
    </style:style>
    <style:style style:name="T134_43" style:family="text"/>
    <style:style style:name="T134_44" style:family="text">
      <style:text-properties fo:color="#1155cc" style:text-underline-style="solid" style:text-underline-color="font-color"/>
    </style:style>
    <style:style style:name="T134_45" style:family="text"/>
    <style:style style:name="T134_46" style:family="text">
      <style:text-properties fo:color="#1155cc" style:text-underline-style="solid" style:text-underline-color="font-color"/>
    </style:style>
    <style:style style:name="T134_47" style:family="text"/>
    <style:style style:name="T134_48" style:family="text">
      <style:text-properties fo:color="#1155cc" style:text-underline-style="solid" style:text-underline-color="font-color"/>
    </style:style>
    <style:style style:name="T134_49" style:family="text"/>
    <style:style style:name="T134_50" style:family="text">
      <style:text-properties fo:color="#1155cc" style:text-underline-style="solid" style:text-underline-color="font-color"/>
    </style:style>
    <style:style style:name="T134_51" style:family="text"/>
    <style:style style:name="T134_52" style:family="text">
      <style:text-properties fo:color="#1155cc" style:text-underline-style="solid" style:text-underline-color="font-color"/>
    </style:style>
    <style:style style:name="T134_53" style:family="text"/>
    <style:style style:name="T134_54" style:family="text">
      <style:text-properties fo:color="#1155cc" style:text-underline-style="solid" style:text-underline-color="font-color"/>
    </style:style>
    <style:style style:name="T134_55" style:family="text"/>
    <style:style style:name="T134_56" style:family="text">
      <style:text-properties fo:color="#1155cc" style:text-underline-style="solid" style:text-underline-color="font-color"/>
    </style:style>
    <style:style style:name="T134_57" style:family="text"/>
    <style:style style:name="T134_58" style:family="text">
      <style:text-properties fo:color="#1155cc" style:text-underline-style="solid" style:text-underline-color="font-color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>
      <style:text-properties fo:color="#1155cc" style:text-underline-style="solid" style:text-underline-color="font-color"/>
    </style:style>
    <style:style style:name="T135_3" style:family="text"/>
    <style:style style:name="T135_4" style:family="text">
      <style:text-properties fo:color="#1155cc" style:text-underline-style="solid" style:text-underline-color="font-color"/>
    </style:style>
    <style:style style:name="T135_5" style:family="text"/>
    <style:style style:name="T135_6" style:family="text">
      <style:text-properties fo:color="#1155cc" style:text-underline-style="solid" style:text-underline-color="font-color"/>
    </style:style>
    <style:style style:name="T135_7" style:family="text"/>
    <style:style style:name="T135_8" style:family="text">
      <style:text-properties fo:color="#1155cc" style:text-underline-style="solid" style:text-underline-color="font-color"/>
    </style:style>
    <style:style style:name="T135_9" style:family="text"/>
    <style:style style:name="T135_10" style:family="text">
      <style:text-properties fo:color="#1155cc" style:text-underline-style="solid" style:text-underline-color="font-color"/>
    </style:style>
    <style:style style:name="T135_11" style:family="text"/>
    <style:style style:name="T135_12" style:family="text">
      <style:text-properties fo:color="#1155cc" style:text-underline-style="solid" style:text-underline-color="font-color"/>
    </style:style>
    <style:style style:name="T135_13" style:family="text"/>
    <style:style style:name="T135_14" style:family="text">
      <style:text-properties fo:color="#1155cc" style:text-underline-style="solid" style:text-underline-color="font-color"/>
    </style:style>
    <style:style style:name="T135_15" style:family="text"/>
    <style:style style:name="T135_16" style:family="text">
      <style:text-properties fo:color="#1155cc" style:text-underline-style="solid" style:text-underline-color="font-color"/>
    </style:style>
    <style:style style:name="T135_17" style:family="text"/>
    <style:style style:name="T135_18" style:family="text">
      <style:text-properties fo:color="#1155cc" style:text-underline-style="solid" style:text-underline-color="font-color"/>
    </style:style>
    <style:style style:name="T135_19" style:family="text"/>
    <style:style style:name="T135_20" style:family="text">
      <style:text-properties fo:color="#1155cc" style:text-underline-style="solid" style:text-underline-color="font-color"/>
    </style:style>
    <style:style style:name="T135_21" style:family="text"/>
    <style:style style:name="T135_22" style:family="text">
      <style:text-properties fo:color="#1155cc" style:text-underline-style="solid" style:text-underline-color="font-color"/>
    </style:style>
    <style:style style:name="T135_23" style:family="text"/>
    <style:style style:name="T135_24" style:family="text">
      <style:text-properties fo:color="#1155cc" style:text-underline-style="solid" style:text-underline-color="font-color"/>
    </style:style>
    <style:style style:name="T135_25" style:family="text"/>
    <style:style style:name="T135_26" style:family="text">
      <style:text-properties fo:color="#1155cc" style:text-underline-style="solid" style:text-underline-color="font-color"/>
    </style:style>
    <style:style style:name="T135_27" style:family="text"/>
    <style:style style:name="T135_28" style:family="text">
      <style:text-properties fo:color="#1155cc" style:text-underline-style="solid" style:text-underline-color="font-color"/>
    </style:style>
    <style:style style:name="T135_29" style:family="text"/>
    <style:style style:name="T135_30" style:family="text">
      <style:text-properties fo:color="#1155cc" style:text-underline-style="solid" style:text-underline-color="font-color"/>
    </style:style>
    <style:style style:name="T135_31" style:family="text"/>
    <style:style style:name="T135_32" style:family="text">
      <style:text-properties fo:color="#1155cc" style:text-underline-style="solid" style:text-underline-color="font-color"/>
    </style:style>
    <style:style style:name="T135_33" style:family="text"/>
    <style:style style:name="T135_34" style:family="text">
      <style:text-properties fo:color="#1155cc" style:text-underline-style="solid" style:text-underline-color="font-color"/>
    </style:style>
    <style:style style:name="T135_35" style:family="text"/>
    <style:style style:name="T135_36" style:family="text">
      <style:text-properties fo:color="#1155cc" style:text-underline-style="solid" style:text-underline-color="font-color"/>
    </style:style>
    <style:style style:name="T135_37" style:family="text"/>
    <style:style style:name="T135_38" style:family="text">
      <style:text-properties fo:color="#1155cc" style:text-underline-style="solid" style:text-underline-color="font-color"/>
    </style:style>
    <style:style style:name="T135_39" style:family="text"/>
    <style:style style:name="T135_40" style:family="text">
      <style:text-properties fo:color="#1155cc" style:text-underline-style="solid" style:text-underline-color="font-color"/>
    </style:style>
    <style:style style:name="T135_41" style:family="text"/>
    <style:style style:name="T135_42" style:family="text">
      <style:text-properties fo:color="#1155cc" style:text-underline-style="solid" style:text-underline-color="font-color"/>
    </style:style>
    <style:style style:name="T135_43" style:family="text"/>
    <style:style style:name="T135_44" style:family="text">
      <style:text-properties fo:color="#1155cc" style:text-underline-style="solid" style:text-underline-color="font-color"/>
    </style:style>
    <style:style style:name="T135_45" style:family="text"/>
    <style:style style:name="T135_46" style:family="text">
      <style:text-properties fo:color="#1155cc" style:text-underline-style="solid" style:text-underline-color="font-color"/>
    </style:style>
    <style:style style:name="T135_47" style:family="text"/>
    <style:style style:name="T135_48" style:family="text">
      <style:text-properties fo:color="#1155cc" style:text-underline-style="solid" style:text-underline-color="font-color"/>
    </style:style>
    <style:style style:name="T135_49" style:family="text"/>
    <style:style style:name="T135_50" style:family="text">
      <style:text-properties fo:color="#1155cc" style:text-underline-style="solid" style:text-underline-color="font-color"/>
    </style:style>
    <style:style style:name="T135_51" style:family="text"/>
    <style:style style:name="T135_52" style:family="text">
      <style:text-properties fo:color="#1155cc" style:text-underline-style="solid" style:text-underline-color="font-color"/>
    </style:style>
    <style:style style:name="T135_53" style:family="text"/>
    <style:style style:name="T135_54" style:family="text">
      <style:text-properties fo:color="#1155cc" style:text-underline-style="solid" style:text-underline-color="font-color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>
      <style:text-properties fo:color="#1155cc" style:text-underline-style="solid" style:text-underline-color="font-color"/>
    </style:style>
    <style:style style:name="T136_3" style:family="text"/>
    <style:style style:name="T136_4" style:family="text">
      <style:text-properties fo:color="#1155cc" style:text-underline-style="solid" style:text-underline-color="font-color"/>
    </style:style>
    <style:style style:name="T136_5" style:family="text"/>
    <style:style style:name="T136_6" style:family="text">
      <style:text-properties fo:color="#1155cc" style:text-underline-style="solid" style:text-underline-color="font-color"/>
    </style:style>
    <style:style style:name="T136_7" style:family="text"/>
    <style:style style:name="T136_8" style:family="text">
      <style:text-properties fo:color="#1155cc" style:text-underline-style="solid" style:text-underline-color="font-color"/>
    </style:style>
    <style:style style:name="T136_9" style:family="text"/>
    <style:style style:name="T136_10" style:family="text">
      <style:text-properties fo:color="#1155cc" style:text-underline-style="solid" style:text-underline-color="font-color"/>
    </style:style>
    <style:style style:name="T136_11" style:family="text"/>
    <style:style style:name="T136_12" style:family="text">
      <style:text-properties fo:color="#1155cc" style:text-underline-style="solid" style:text-underline-color="font-color"/>
    </style:style>
    <style:style style:name="T136_13" style:family="text"/>
    <style:style style:name="T136_14" style:family="text">
      <style:text-properties fo:color="#1155cc" style:text-underline-style="solid" style:text-underline-color="font-color"/>
    </style:style>
    <style:style style:name="T136_15" style:family="text"/>
    <style:style style:name="T136_16" style:family="text">
      <style:text-properties fo:color="#1155cc" style:text-underline-style="solid" style:text-underline-color="font-color"/>
    </style:style>
    <style:style style:name="T136_17" style:family="text"/>
    <style:style style:name="T136_18" style:family="text">
      <style:text-properties fo:color="#1155cc" style:text-underline-style="solid" style:text-underline-color="font-color"/>
    </style:style>
    <style:style style:name="T136_19" style:family="text"/>
    <style:style style:name="T136_20" style:family="text">
      <style:text-properties fo:color="#1155cc" style:text-underline-style="solid" style:text-underline-color="font-color"/>
    </style:style>
    <style:style style:name="T136_21" style:family="text"/>
    <style:style style:name="T136_22" style:family="text">
      <style:text-properties fo:color="#1155cc" style:text-underline-style="solid" style:text-underline-color="font-color"/>
    </style:style>
    <style:style style:name="T136_23" style:family="text"/>
    <style:style style:name="T136_24" style:family="text">
      <style:text-properties fo:color="#1155cc" style:text-underline-style="solid" style:text-underline-color="font-color"/>
    </style:style>
    <style:style style:name="T136_25" style:family="text"/>
    <style:style style:name="T136_26" style:family="text">
      <style:text-properties fo:color="#1155cc" style:text-underline-style="solid" style:text-underline-color="font-color"/>
    </style:style>
    <style:style style:name="T136_27" style:family="text"/>
    <style:style style:name="T136_28" style:family="text">
      <style:text-properties fo:color="#1155cc" style:text-underline-style="solid" style:text-underline-color="font-color"/>
    </style:style>
    <style:style style:name="T136_29" style:family="text"/>
    <style:style style:name="T136_30" style:family="text">
      <style:text-properties fo:color="#1155cc" style:text-underline-style="solid" style:text-underline-color="font-color"/>
    </style:style>
    <style:style style:name="T136_31" style:family="text"/>
    <style:style style:name="T136_32" style:family="text">
      <style:text-properties fo:color="#1155cc" style:text-underline-style="solid" style:text-underline-color="font-color"/>
    </style:style>
    <style:style style:name="T136_33" style:family="text"/>
    <style:style style:name="T136_34" style:family="text">
      <style:text-properties fo:color="#1155cc" style:text-underline-style="solid" style:text-underline-color="font-color"/>
    </style:style>
    <style:style style:name="T136_35" style:family="text"/>
    <style:style style:name="T136_36" style:family="text">
      <style:text-properties fo:color="#1155cc" style:text-underline-style="solid" style:text-underline-color="font-color"/>
    </style:style>
    <style:style style:name="T136_37" style:family="text"/>
    <style:style style:name="T136_38" style:family="text">
      <style:text-properties fo:color="#1155cc" style:text-underline-style="solid" style:text-underline-color="font-color"/>
    </style:style>
    <style:style style:name="T136_39" style:family="text"/>
    <style:style style:name="T136_40" style:family="text">
      <style:text-properties fo:color="#1155cc" style:text-underline-style="solid" style:text-underline-color="font-color"/>
    </style:style>
    <style:style style:name="T136_41" style:family="text"/>
    <style:style style:name="T136_42" style:family="text">
      <style:text-properties fo:color="#1155cc" style:text-underline-style="solid" style:text-underline-color="font-color"/>
    </style:style>
    <style:style style:name="T136_43" style:family="text"/>
    <style:style style:name="T136_44" style:family="text">
      <style:text-properties fo:color="#1155cc" style:text-underline-style="solid" style:text-underline-color="font-color"/>
    </style:style>
    <style:style style:name="T136_45" style:family="text"/>
    <style:style style:name="T136_46" style:family="text">
      <style:text-properties fo:color="#1155cc" style:text-underline-style="solid" style:text-underline-color="font-color"/>
    </style:style>
    <style:style style:name="T136_47" style:family="text"/>
    <style:style style:name="T136_48" style:family="text">
      <style:text-properties fo:color="#1155cc" style:text-underline-style="solid" style:text-underline-color="font-color"/>
    </style:style>
    <style:style style:name="T136_49" style:family="text"/>
    <style:style style:name="T136_50" style:family="text">
      <style:text-properties fo:color="#1155cc" style:text-underline-style="solid" style:text-underline-color="font-color"/>
    </style:style>
    <style:style style:name="T136_51" style:family="text"/>
    <style:style style:name="T136_52" style:family="text">
      <style:text-properties fo:color="#1155cc" style:text-underline-style="solid" style:text-underline-color="font-color"/>
    </style:style>
    <style:style style:name="T136_53" style:family="text"/>
    <style:style style:name="T136_54" style:family="text">
      <style:text-properties fo:color="#1155cc" style:text-underline-style="solid" style:text-underline-color="font-color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>
      <style:text-properties fo:color="#1155cc" style:text-underline-style="solid" style:text-underline-color="font-color"/>
    </style:style>
    <style:style style:name="T139_3" style:family="text"/>
    <style:style style:name="T139_4" style:family="text">
      <style:text-properties fo:color="#1155cc" style:text-underline-style="solid" style:text-underline-color="font-color"/>
    </style:style>
    <style:style style:name="T139_5" style:family="text"/>
    <style:style style:name="T139_6" style:family="text">
      <style:text-properties fo:color="#1155cc" style:text-underline-style="solid" style:text-underline-color="font-color"/>
    </style:style>
    <style:style style:name="T139_7" style:family="text"/>
    <style:style style:name="T139_8" style:family="text">
      <style:text-properties fo:color="#1155cc" style:text-underline-style="solid" style:text-underline-color="font-color"/>
    </style:style>
    <style:style style:name="T139_9" style:family="text"/>
    <style:style style:name="T139_10" style:family="text">
      <style:text-properties fo:color="#1155cc" style:text-underline-style="solid" style:text-underline-color="font-color"/>
    </style:style>
    <style:style style:name="T139_11" style:family="text"/>
    <style:style style:name="T139_12" style:family="text">
      <style:text-properties fo:color="#1155cc" style:text-underline-style="solid" style:text-underline-color="font-color"/>
    </style:style>
    <style:style style:name="T139_13" style:family="text"/>
    <style:style style:name="T139_14" style:family="text">
      <style:text-properties fo:color="#1155cc" style:text-underline-style="solid" style:text-underline-color="font-color"/>
    </style:style>
    <style:style style:name="T139_15" style:family="text"/>
    <style:style style:name="T139_16" style:family="text">
      <style:text-properties fo:color="#1155cc" style:text-underline-style="solid" style:text-underline-color="font-color"/>
    </style:style>
    <style:style style:name="T139_17" style:family="text"/>
    <style:style style:name="T139_18" style:family="text">
      <style:text-properties fo:color="#1155cc" style:text-underline-style="solid" style:text-underline-color="font-color"/>
    </style:style>
    <style:style style:name="T139_19" style:family="text"/>
    <style:style style:name="T139_20" style:family="text">
      <style:text-properties fo:color="#1155cc" style:text-underline-style="solid" style:text-underline-color="font-color"/>
    </style:style>
    <style:style style:name="T139_21" style:family="text"/>
    <style:style style:name="T139_22" style:family="text"/>
    <style:style style:name="T139_23" style:family="text"/>
    <style:style style:name="T139_24" style:family="text"/>
  </office:automatic-styles>
  <office:body>
    <office:text>
      <text:p text:style-name="P1"><text:span text:style-name="T1_1">Chatoyance</text:span><text:span text:style-name="T1_2">,<text:s/></text:span><text:span text:style-name="T1_3">jako</text:span><text:span text:style-name="T1_4"><text:s/></text:span><text:span text:style-name="T1_5">autorka</text:span><text:span text:style-name="T1_6"><text:s/></text:span><text:span text:style-name="T1_7">fików</text:span><text:span text:style-name="T1_8"><text:s/></text:span><text:span text:style-name="T1_9">powiązanych</text:span><text:span text:style-name="T1_10"><text:s/></text:span><text:span text:style-name="T1_11">z</text:span><text:span text:style-name="T1_12"><text:s/></text:span><text:span text:style-name="T1_13">Biurami</text:span><text:span text:style-name="T1_14"><text:s/></text:span><text:span text:style-name="T1_15">Adaptacyjnymi</text:span><text:span text:style-name="T1_16">,<text:s/></text:span><text:span text:style-name="T1_17">niemalże</text:span><text:span text:style-name="T1_18"><text:s/></text:span><text:span text:style-name="T1_19">zmonopolizowała</text:span><text:span text:style-name="T1_20"><text:s/></text:span><text:span text:style-name="T1_21">ten</text:span><text:span text:style-name="T1_22"><text:s/></text:span><text:span text:style-name="T1_23">podgatunek</text:span><text:span text:style-name="T1_24"><text:s/></text:span><text:span text:style-name="T1_25">opowiadań</text:span><text:span text:style-name="T1_26">,<text:s/></text:span><text:span text:style-name="T1_27">przy</text:span><text:span text:style-name="T1_28"><text:s/></text:span><text:span text:style-name="T1_29">okazji</text:span><text:span text:style-name="T1_30"><text:s/></text:span><text:span text:style-name="T1_31">zbierając</text:span><text:span text:style-name="T1_32"><text:s/></text:span><text:span text:style-name="T1_33">wokół</text:span><text:span text:style-name="T1_34"><text:s/></text:span><text:span text:style-name="T1_35">siebie</text:span><text:span text:style-name="T1_36"><text:s/></text:span><text:span text:style-name="T1_37">grupę</text:span><text:span text:style-name="T1_38"><text:s/></text:span><text:span text:style-name="T1_39">wiernych</text:span><text:span text:style-name="T1_40"><text:s/></text:span><text:span text:style-name="T1_41">fanów</text:span><text:span text:style-name="T1_42"><text:s/></text:span><text:span text:style-name="T1_43">i</text:span><text:span text:style-name="T1_44"><text:s/></text:span><text:span text:style-name="T1_45">antyfanów</text:span><text:span text:style-name="T1_46">.<text:s/></text:span><text:span text:style-name="T1_47">TCB</text:span><text:span text:style-name="T1_48">,<text:s/></text:span><text:span text:style-name="T1_49">kontrowersje</text:span><text:span text:style-name="T1_50">,<text:s/></text:span><text:span text:style-name="T1_51">opowiadania</text:span><text:span text:style-name="T1_52">,<text:s/></text:span><text:span text:style-name="T1_53">gry</text:span><text:span text:style-name="T1_54"><text:s/></text:span><text:span text:style-name="T1_55">komputerowe</text:span><text:span text:style-name="T1_56">…<text:s/></text:span><text:span text:style-name="T1_57">Tylko</text:span><text:span text:style-name="T1_58"><text:s/></text:span><text:span text:style-name="T1_59">u</text:span><text:span text:style-name="T1_60"><text:s/></text:span><text:span text:style-name="T1_61">nas</text:span><text:span text:style-name="T1_62">!</text:span></text:p>
      <text:p text:style-name="P2"/>
      <text:p text:style-name="P3"><text:span text:style-name="T3_1">1.<text:s/></text:span><text:span text:style-name="T3_2">Dzień</text:span><text:span text:style-name="T3_3"><text:s/></text:span><text:span text:style-name="T3_4">dobry</text:span><text:span text:style-name="T3_5">!<text:s/></text:span><text:span text:style-name="T3_6">To</text:span><text:span text:style-name="T3_7"><text:s/></text:span><text:span text:style-name="T3_8">dla</text:span><text:span text:style-name="T3_9"><text:s/></text:span><text:span text:style-name="T3_10">mnie</text:span><text:span text:style-name="T3_11"><text:s/></text:span><text:span text:style-name="T3_12">zaszczyt</text:span><text:span text:style-name="T3_13">,<text:s/></text:span><text:span text:style-name="T3_14">móc</text:span><text:span text:style-name="T3_15"><text:s/></text:span><text:span text:style-name="T3_16">przeprowadzić</text:span><text:span text:style-name="T3_17"><text:s/></text:span><text:span text:style-name="T3_18">z</text:span><text:span text:style-name="T3_19"><text:s/></text:span><text:span text:style-name="T3_20">tobą</text:span><text:span text:style-name="T3_21"><text:s/></text:span><text:span text:style-name="T3_22">wywiad</text:span><text:span text:style-name="T3_23">.<text:s/></text:span><text:span text:style-name="T3_24">Przede</text:span><text:span text:style-name="T3_25"><text:s/></text:span><text:span text:style-name="T3_26">wszystkim</text:span><text:span text:style-name="T3_27">,<text:s/></text:span><text:span text:style-name="T3_28">zechciałabyś</text:span><text:span text:style-name="T3_29"><text:s/></text:span><text:span text:style-name="T3_30">może</text:span><text:span text:style-name="T3_31"><text:s/></text:span><text:span text:style-name="T3_32">powiedzieć</text:span><text:span text:style-name="T3_33"><text:s/></text:span><text:span text:style-name="T3_34">coś</text:span><text:span text:style-name="T3_35"><text:s/></text:span><text:span text:style-name="T3_36">o</text:span><text:span text:style-name="T3_37"><text:s/></text:span><text:span text:style-name="T3_38">sobie</text:span><text:span text:style-name="T3_39"><text:s/></text:span><text:span text:style-name="T3_40">tym</text:span><text:span text:style-name="T3_41"><text:s/></text:span><text:span text:style-name="T3_42">z</text:span><text:span text:style-name="T3_43"><text:s/></text:span><text:span text:style-name="T3_44">naszych</text:span><text:span text:style-name="T3_45"><text:s/></text:span><text:span text:style-name="T3_46">czytelników</text:span><text:span text:style-name="T3_47">,<text:s/></text:span><text:span text:style-name="T3_48">którzy</text:span><text:span text:style-name="T3_49"><text:s/></text:span><text:span text:style-name="T3_50">nie</text:span><text:span text:style-name="T3_51"><text:s/></text:span><text:span text:style-name="T3_52">są</text:span><text:span text:style-name="T3_53"><text:s/></text:span><text:span text:style-name="T3_54">zaznajomieni</text:span><text:span text:style-name="T3_55"><text:s/></text:span><text:span text:style-name="T3_56">z</text:span><text:span text:style-name="T3_57"><text:s/></text:span><text:span text:style-name="T3_58">tobą</text:span><text:span text:style-name="T3_59"><text:s/></text:span><text:span text:style-name="T3_60">lub</text:span><text:span text:style-name="T3_61"><text:s/></text:span><text:span text:style-name="T3_62">twoimi</text:span><text:span text:style-name="T3_63"><text:s/></text:span><text:span text:style-name="T3_64">dziełami</text:span><text:span text:style-name="T3_65">?</text:span></text:p>
      <text:p text:style-name="P4"/>
      <text:p text:style-name="P5"><text:span text:style-name="T5_1">Jestem</text:span><text:span text:style-name="T5_2"><text:s/></text:span><text:span text:style-name="T5_3">mającą</text:span><text:span text:style-name="T5_4"><text:s/></text:span><text:span text:style-name="T5_5">pięćdziesiąt</text:span><text:span text:style-name="T5_6"><text:s/></text:span><text:span text:style-name="T5_7">sześć</text:span><text:span text:style-name="T5_8"><text:s/></text:span><text:span text:style-name="T5_9">lat</text:span><text:span text:style-name="T5_10"><text:s/></text:span><text:span text:style-name="T5_11">kobietą</text:span><text:span text:style-name="T5_12">,<text:s/></text:span><text:span text:style-name="T5_13">która</text:span><text:span text:style-name="T5_14"><text:s/></text:span><text:span text:style-name="T5_15">wiedzie</text:span><text:span text:style-name="T5_16"><text:s/></text:span><text:span text:style-name="T5_17">niecodzienne</text:span><text:span text:style-name="T5_18"><text:s/></text:span><text:span text:style-name="T5_19">życie</text:span><text:span text:style-name="T5_20">.<text:s/></text:span><text:span text:style-name="T5_21">Mam</text:span><text:span text:style-name="T5_22"><text:s/></text:span><text:span text:style-name="T5_23">trójkę</text:span><text:span text:style-name="T5_24"><text:s/></text:span><text:span text:style-name="T5_25">partnerów</text:span><text:span text:style-name="T5_26">,<text:s/></text:span><text:span text:style-name="T5_27">jestem</text:span><text:span text:style-name="T5_28"><text:s/></text:span><text:span text:style-name="T5_29">kochana</text:span><text:span text:style-name="T5_30">,<text:s/></text:span><text:span text:style-name="T5_31">mam</text:span><text:span text:style-name="T5_32"><text:s/></text:span><text:span text:style-name="T5_33">czas</text:span><text:span text:style-name="T5_34"><text:s/></text:span><text:span text:style-name="T5_35">i</text:span><text:span text:style-name="T5_36"><text:s/></text:span><text:span text:style-name="T5_37">miejsce</text:span><text:span text:style-name="T5_38"><text:s/></text:span><text:span text:style-name="T5_39">na</text:span><text:span text:style-name="T5_40"><text:s/></text:span><text:span text:style-name="T5_41">dogadzanie</text:span><text:span text:style-name="T5_42"><text:s/></text:span><text:span text:style-name="T5_43">swoim</text:span><text:span text:style-name="T5_44"><text:s/></text:span><text:span text:style-name="T5_45">zainteresowaniom</text:span><text:span text:style-name="T5_46"><text:s/></text:span><text:span text:style-name="T5_47">i</text:span><text:span text:style-name="T5_48"><text:s/></text:span><text:span text:style-name="T5_49">pasjom</text:span><text:span text:style-name="T5_50">.<text:s/></text:span><text:span text:style-name="T5_51">Lubię</text:span><text:span text:style-name="T5_52"><text:s/></text:span><text:span text:style-name="T5_53">twarde</text:span><text:span text:style-name="T5_54"><text:s/></text:span><text:span text:style-name="T5_55">science</text:span><text:span text:style-name="T5_56">-</text:span><text:span text:style-name="T5_57">fiction</text:span><text:span text:style-name="T5_58">,<text:s/></text:span><text:span text:style-name="T5_59">nie</text:span><text:span text:style-name="T5_60"><text:s/></text:span><text:span text:style-name="T5_61">przepadam</text:span><text:span text:style-name="T5_62"><text:s/></text:span><text:span text:style-name="T5_63">za</text:span><text:span text:style-name="T5_64"><text:s/></text:span><text:span text:style-name="T5_65">to</text:span><text:span text:style-name="T5_66"><text:s/></text:span><text:span text:style-name="T5_67">za</text:span><text:span text:style-name="T5_68"><text:s/></text:span><text:span text:style-name="T5_69">fantastyką</text:span><text:span text:style-name="T5_70">.<text:s/></text:span><text:span text:style-name="T5_71">Kocham</text:span><text:span text:style-name="T5_72"><text:s/></text:span><text:span text:style-name="T5_73">i</text:span><text:span text:style-name="T5_74"><text:s/></text:span><text:span text:style-name="T5_75">zajmuję</text:span><text:span text:style-name="T5_76"><text:s/></text:span><text:span text:style-name="T5_77">się</text:span><text:span text:style-name="T5_78"><text:s/></text:span><text:span text:style-name="T5_79">grami</text:span><text:span text:style-name="T5_80"><text:s/></text:span><text:span text:style-name="T5_81">komputerowymi</text:span><text:span text:style-name="T5_82"><text:s/></text:span><text:span text:style-name="T5_83">i</text:span><text:span text:style-name="T5_84"><text:s/></text:span><text:span text:style-name="T5_85">planszowymi</text:span><text:span text:style-name="T5_86">,<text:s/></text:span><text:span text:style-name="T5_87">i</text:span><text:span text:style-name="T5_88"><text:s/></text:span><text:span text:style-name="T5_89">pracowałam</text:span><text:span text:style-name="T5_90"><text:s/></text:span><text:span text:style-name="T5_91">w</text:span><text:span text:style-name="T5_92"><text:s/></text:span><text:span text:style-name="T5_93">branży</text:span><text:span text:style-name="T5_94"><text:s/></text:span><text:span text:style-name="T5_95">z</text:span><text:span text:style-name="T5_96"><text:s/></text:span><text:span text:style-name="T5_97">nimi</text:span><text:span text:style-name="T5_98"><text:s/></text:span><text:span text:style-name="T5_99">związanej</text:span><text:span text:style-name="T5_100">.</text:span></text:p>
      <text:p text:style-name="P6"/>
      <text:p text:style-name="P7"><text:span text:style-name="T7_1">2.<text:s/></text:span><text:span text:style-name="T7_2">Pamiętasz</text:span><text:span text:style-name="T7_3"><text:s/></text:span><text:span text:style-name="T7_4">swój</text:span><text:span text:style-name="T7_5"><text:s/></text:span><text:span text:style-name="T7_6">pierwszy</text:span><text:span text:style-name="T7_7"><text:s/></text:span><text:span text:style-name="T7_8">kontakt</text:span><text:span text:style-name="T7_9"><text:s/></text:span><text:span text:style-name="T7_10">z</text:span><text:span text:style-name="T7_11"><text:s/></text:span><text:span text:style-name="T7_12">Biurami</text:span><text:span text:style-name="T7_13"><text:s/></text:span><text:span text:style-name="T7_14">Adaptacyjnymi</text:span><text:span text:style-name="T7_15">?<text:s/></text:span><text:span text:style-name="T7_16">Czy</text:span><text:span text:style-name="T7_17"><text:s/></text:span><text:span text:style-name="T7_18">była</text:span><text:span text:style-name="T7_19"><text:s/></text:span><text:span text:style-name="T7_20">to</text:span><text:span text:style-name="T7_21"><text:s/></text:span><text:span text:style-name="T7_22">miłość</text:span><text:span text:style-name="T7_23"><text:s/></text:span><text:span text:style-name="T7_24">od</text:span><text:span text:style-name="T7_25"><text:s/></text:span><text:span text:style-name="T7_26">pierwszego</text:span><text:span text:style-name="T7_27"><text:s/></text:span><text:span text:style-name="T7_28">wejrzenia</text:span><text:span text:style-name="T7_29">?</text:span></text:p>
      <text:p text:style-name="P8"/>
      <text:p text:style-name="P9"><text:span text:style-name="T9_1">W</text:span><text:span text:style-name="T9_2"><text:s/></text:span><text:span text:style-name="T9_3">sumie</text:span><text:span text:style-name="T9_4"><text:s/></text:span><text:span text:style-name="T9_5">to</text:span><text:span text:style-name="T9_6"><text:s/></text:span><text:span text:style-name="T9_7">tak</text:span><text:span text:style-name="T9_8">.<text:s/></text:span><text:span text:style-name="T9_9">Dopiero</text:span><text:span text:style-name="T9_10"><text:s/></text:span><text:span text:style-name="T9_11">co</text:span><text:span text:style-name="T9_12"><text:s/></text:span><text:span text:style-name="T9_13">odkryłam</text:span><text:span text:style-name="T9_14"><text:s/>“</text:span><text:span text:style-name="T9_15">Przyjaźń</text:span><text:span text:style-name="T9_16"><text:s/></text:span><text:span text:style-name="T9_17">to</text:span><text:span text:style-name="T9_18"><text:s/></text:span><text:span text:style-name="T9_19">magia</text:span><text:span text:style-name="T9_20">”<text:s/></text:span><text:span text:style-name="T9_21">i</text:span><text:span text:style-name="T9_22">,<text:s/></text:span><text:span text:style-name="T9_23">co</text:span><text:span text:style-name="T9_24"><text:s/></text:span><text:span text:style-name="T9_25">za</text:span><text:span text:style-name="T9_26"><text:s/></text:span><text:span text:style-name="T9_27">tym</text:span><text:span text:style-name="T9_28"><text:s/></text:span><text:span text:style-name="T9_29">idzie</text:span><text:span text:style-name="T9_30">,<text:s/></text:span><text:span text:style-name="T9_31">scenę</text:span><text:span text:style-name="T9_32"><text:s/></text:span><text:span text:style-name="T9_33">fanfikową</text:span><text:span text:style-name="T9_34">.<text:s/></text:span><text:span text:style-name="T9_35">Szukałam</text:span><text:span text:style-name="T9_36"><text:s/></text:span><text:span text:style-name="T9_37">sposobu</text:span><text:span text:style-name="T9_38"><text:s/></text:span><text:span text:style-name="T9_39">na</text:span><text:span text:style-name="T9_40"><text:s/></text:span><text:span text:style-name="T9_41">wyrażenie</text:span><text:span text:style-name="T9_42"><text:s/></text:span><text:span text:style-name="T9_43">swojej</text:span><text:span text:style-name="T9_44"><text:s/></text:span><text:span text:style-name="T9_45">kreatywności</text:span><text:span text:style-name="T9_46"><text:s/></text:span><text:span text:style-name="T9_47">w</text:span><text:span text:style-name="T9_48"><text:s/></text:span><text:span text:style-name="T9_49">sposób</text:span><text:span text:style-name="T9_50">,<text:s/></text:span><text:span text:style-name="T9_51">przy</text:span><text:span text:style-name="T9_52"><text:s/></text:span><text:span text:style-name="T9_53">którym</text:span><text:span text:style-name="T9_54"><text:s/></text:span><text:span text:style-name="T9_55">nie</text:span><text:span text:style-name="T9_56"><text:s/></text:span><text:span text:style-name="T9_57">musiałabym</text:span><text:span text:style-name="T9_58"><text:s/></text:span><text:span text:style-name="T9_59">przejmować</text:span><text:span text:style-name="T9_60"><text:s/></text:span><text:span text:style-name="T9_61">się</text:span><text:span text:style-name="T9_62"><text:s/></text:span><text:span text:style-name="T9_63">reklamowaniem</text:span><text:span text:style-name="T9_64"><text:s/></text:span><text:span text:style-name="T9_65">swojej</text:span><text:span text:style-name="T9_66"><text:s/></text:span><text:span text:style-name="T9_67">pracy</text:span><text:span text:style-name="T9_68"><text:s/>–<text:s text:c="2"/></text:span><text:span text:style-name="T9_69">opowiadania</text:span><text:span text:style-name="T9_70"><text:s/></text:span><text:span text:style-name="T9_71">fanowskie</text:span><text:span text:style-name="T9_72"><text:s/></text:span><text:span text:style-name="T9_73">wydawały</text:span><text:span text:style-name="T9_74"><text:s/></text:span><text:span text:style-name="T9_75">się</text:span><text:span text:style-name="T9_76"><text:s/></text:span><text:span text:style-name="T9_77">idealne</text:span><text:span text:style-name="T9_78">,<text:s/></text:span><text:span text:style-name="T9_79">bo</text:span><text:span text:style-name="T9_80"><text:s/></text:span><text:span text:style-name="T9_81">nie</text:span><text:span text:style-name="T9_82"><text:s/></text:span><text:span text:style-name="T9_83">mogą</text:span><text:span text:style-name="T9_84"><text:s/></text:span><text:span text:style-name="T9_85">być</text:span><text:span text:style-name="T9_86"><text:s/>“</text:span><text:span text:style-name="T9_87">posiadane</text:span><text:span text:style-name="T9_88"><text:s/></text:span><text:span text:style-name="T9_89">przez</text:span><text:span text:style-name="T9_90"><text:s/></text:span><text:span text:style-name="T9_91">kogoś</text:span><text:span text:style-name="T9_92">”,<text:s/></text:span><text:span text:style-name="T9_93">przynajmniej</text:span><text:span text:style-name="T9_94"><text:s/></text:span><text:span text:style-name="T9_95">bez</text:span><text:span text:style-name="T9_96"><text:s/></text:span><text:span text:style-name="T9_97">poważnych</text:span><text:span text:style-name="T9_98"><text:s/></text:span><text:span text:style-name="T9_99">zmian</text:span><text:span text:style-name="T9_100"><text:s/></text:span><text:span text:style-name="T9_101">i</text:span><text:span text:style-name="T9_102"><text:s/></text:span><text:span text:style-name="T9_103">przepisywania</text:span><text:span text:style-name="T9_104"><text:s/></text:span><text:span text:style-name="T9_105">całości</text:span><text:span text:style-name="T9_106">.</text:span></text:p>
      <text:p text:style-name="P10"/>
      <text:p text:style-name="P11"><text:span text:style-name="T11_1">Wpadłam</text:span><text:span text:style-name="T11_2"><text:s/></text:span><text:span text:style-name="T11_3">na</text:span><text:span text:style-name="T11_4"><text:s/></text:span><text:span text:style-name="T11_5">oryginalny</text:span><text:span text:style-name="T11_6"><text:s/></text:span><text:span text:style-name="T11_7">fik</text:span><text:span text:style-name="T11_8"><text:s/>“</text:span><text:span text:style-name="T11_9">Biur</text:span><text:span text:style-name="T11_10"><text:s/></text:span><text:span text:style-name="T11_11">Adaptacyjnych</text:span><text:span text:style-name="T11_12">”<text:s/></text:span><text:span text:style-name="T11_13">autorstwa</text:span><text:span text:style-name="T11_14"><text:s/></text:span><text:span text:style-name="T11_15">Blaze</text:span><text:span text:style-name="T11_16">’</text:span><text:span text:style-name="T11_17">a</text:span><text:span text:style-name="T11_18"><text:s/></text:span><text:span text:style-name="T11_19">na</text:span><text:span text:style-name="T11_20"><text:s/></text:span><text:span text:style-name="T11_21">Equestria</text:span><text:span text:style-name="T11_22"><text:s/></text:span><text:span text:style-name="T11_23">Daily</text:span><text:span text:style-name="T11_24">.<text:s/></text:span><text:span text:style-name="T11_25">Mimo</text:span><text:span text:style-name="T11_26"><text:s/></text:span><text:span text:style-name="T11_27">że</text:span><text:span text:style-name="T11_28"><text:s/></text:span><text:span text:style-name="T11_29">historia</text:span><text:span text:style-name="T11_30"><text:s/></text:span><text:span text:style-name="T11_31">była</text:span><text:span text:style-name="T11_32"><text:s/></text:span><text:span text:style-name="T11_33">mniej</text:span><text:span text:style-name="T11_34"><text:s/></text:span><text:span text:style-name="T11_35">niż</text:span><text:span text:style-name="T11_36">…<text:s/></text:span><text:span text:style-name="T11_37">doskonała</text:span><text:span text:style-name="T11_38">…<text:s/></text:span><text:span text:style-name="T11_39">to</text:span><text:span text:style-name="T11_40"><text:s/></text:span><text:span text:style-name="T11_41">doprowadziła</text:span><text:span text:style-name="T11_42"><text:s/></text:span><text:span text:style-name="T11_43">mnie</text:span><text:span text:style-name="T11_44"><text:s/></text:span><text:span text:style-name="T11_45">na</text:span><text:span text:style-name="T11_46"><text:s/></text:span><text:span text:style-name="T11_47">FiMFiction</text:span><text:span text:style-name="T11_48"><text:s/></text:span><text:span text:style-name="T11_49">i</text:span><text:span text:style-name="T11_50"><text:s/></text:span><text:span text:style-name="T11_51">do</text:span><text:span text:style-name="T11_52"><text:s/></text:span><text:span text:style-name="T11_53">opowiadań</text:span><text:span text:style-name="T11_54"><text:s/></text:span><text:span text:style-name="T11_55">takich</text:span><text:span text:style-name="T11_56"><text:s/></text:span><text:span text:style-name="T11_57">autorów</text:span><text:span text:style-name="T11_58"><text:s/></text:span><text:span text:style-name="T11_59">jak</text:span><text:span text:style-name="T11_60"><text:s/></text:span><text:span text:style-name="T11_61">Midnight</text:span><text:span text:style-name="T11_62"><text:s/></text:span><text:span text:style-name="T11_63">Shadow</text:span><text:span text:style-name="T11_64"><text:s/></text:span><text:span text:style-name="T11_65">oraz</text:span><text:span text:style-name="T11_66"><text:s/></text:span><text:span text:style-name="T11_67">innych</text:span><text:span text:style-name="T11_68">,<text:s/></text:span><text:span text:style-name="T11_69">które</text:span><text:span text:style-name="T11_70"><text:s/></text:span><text:span text:style-name="T11_71">były</text:span><text:span text:style-name="T11_72"><text:s/></text:span><text:span text:style-name="T11_73">naprawdę</text:span><text:span text:style-name="T11_74"><text:s/></text:span><text:span text:style-name="T11_75">obiecujące</text:span><text:span text:style-name="T11_76">.<text:s/></text:span><text:span text:style-name="T11_77">Od</text:span><text:span text:style-name="T11_78"><text:s/></text:span><text:span text:style-name="T11_79">razu</text:span><text:span text:style-name="T11_80"><text:s/></text:span><text:span text:style-name="T11_81">pokochałam</text:span><text:span text:style-name="T11_82"><text:s/></text:span><text:span text:style-name="T11_83">podstawy</text:span><text:span text:style-name="T11_84"><text:s/></text:span><text:span text:style-name="T11_85">tego</text:span><text:span text:style-name="T11_86"><text:s/></text:span><text:span text:style-name="T11_87">scenariusza</text:span><text:span text:style-name="T11_88"><text:s/>–<text:s/></text:span><text:span text:style-name="T11_89">kolizja</text:span><text:span text:style-name="T11_90"><text:s/></text:span><text:span text:style-name="T11_91">światów</text:span><text:span text:style-name="T11_92">,<text:s/></text:span><text:span text:style-name="T11_93">cywilizacja</text:span><text:span text:style-name="T11_94"><text:s/></text:span><text:span text:style-name="T11_95">w</text:span><text:span text:style-name="T11_96"><text:s/></text:span><text:span text:style-name="T11_97">chaosie</text:span><text:span text:style-name="T11_98">,<text:s/></text:span><text:span text:style-name="T11_99">przemiana</text:span><text:span text:style-name="T11_100"><text:s/></text:span><text:span text:style-name="T11_101">jako</text:span><text:span text:style-name="T11_102"><text:s/></text:span><text:span text:style-name="T11_103">ciekawa</text:span><text:span text:style-name="T11_104"><text:s/></text:span><text:span text:style-name="T11_105">i</text:span><text:span text:style-name="T11_106"><text:s/></text:span><text:span text:style-name="T11_107">obca</text:span><text:span text:style-name="T11_108"><text:s/></text:span><text:span text:style-name="T11_109">metoda</text:span><text:span text:style-name="T11_110"><text:s/></text:span><text:span text:style-name="T11_111">na</text:span><text:span text:style-name="T11_112"><text:s/></text:span><text:span text:style-name="T11_113">ratunek</text:span><text:span text:style-name="T11_114"><text:s/>–<text:s/></text:span><text:span text:style-name="T11_115">i</text:span><text:span text:style-name="T11_116"><text:s/></text:span><text:span text:style-name="T11_117">po</text:span><text:span text:style-name="T11_118"><text:s/></text:span><text:span text:style-name="T11_119">prostu</text:span><text:span text:style-name="T11_120"><text:s/></text:span><text:span text:style-name="T11_121">musiałam</text:span><text:span text:style-name="T11_122"><text:s/></text:span><text:span text:style-name="T11_123">napisać</text:span><text:span text:style-name="T11_124"><text:s/></text:span><text:span text:style-name="T11_125">swoje</text:span><text:span text:style-name="T11_126"><text:s/></text:span><text:span text:style-name="T11_127">własne</text:span><text:span text:style-name="T11_128"><text:s/></text:span><text:span text:style-name="T11_129">dzieło</text:span><text:span text:style-name="T11_130">.<text:s/></text:span><text:span text:style-name="T11_131">Prawie</text:span><text:span text:style-name="T11_132"><text:s/></text:span><text:span text:style-name="T11_133">od</text:span><text:span text:style-name="T11_134"><text:s/></text:span><text:span text:style-name="T11_135">razu</text:span><text:span text:style-name="T11_136"><text:s/></text:span><text:span text:style-name="T11_137">zdecydowałam</text:span><text:span text:style-name="T11_138">,<text:s/></text:span><text:span text:style-name="T11_139">że</text:span><text:span text:style-name="T11_140"><text:s/></text:span><text:span text:style-name="T11_141">założenia</text:span><text:span text:style-name="T11_142"><text:s/></text:span><text:span text:style-name="T11_143">muszą</text:span><text:span text:style-name="T11_144"><text:s/></text:span><text:span text:style-name="T11_145">być</text:span><text:span text:style-name="T11_146"><text:s/></text:span><text:span text:style-name="T11_147">racjonalnie</text:span><text:span text:style-name="T11_148"><text:s/></text:span><text:span text:style-name="T11_149">spisane</text:span><text:span text:style-name="T11_150"><text:s/></text:span><text:span text:style-name="T11_151">i</text:span><text:span text:style-name="T11_152"><text:s/></text:span><text:span text:style-name="T11_153">poustalane</text:span><text:span text:style-name="T11_154"><text:s/></text:span><text:span text:style-name="T11_155">oraz</text:span><text:span text:style-name="T11_156"><text:s/></text:span><text:span text:style-name="T11_157">przetworzone</text:span><text:span text:style-name="T11_158"><text:s/></text:span><text:span text:style-name="T11_159">w</text:span><text:span text:style-name="T11_160"><text:s/></text:span><text:span text:style-name="T11_161">spójną</text:span><text:span text:style-name="T11_162"><text:s/></text:span><text:span text:style-name="T11_163">i</text:span><text:span text:style-name="T11_164"><text:s/></text:span><text:span text:style-name="T11_165">wiarygodne</text:span><text:span text:style-name="T11_166"><text:s/></text:span><text:span text:style-name="T11_167">twarde</text:span><text:span text:style-name="T11_168"><text:s/></text:span><text:span text:style-name="T11_169">science</text:span><text:span text:style-name="T11_170">-</text:span><text:span text:style-name="T11_171">fiction</text:span><text:span text:style-name="T11_172"><text:s/>–<text:s/></text:span><text:span text:style-name="T11_173">i</text:span><text:span text:style-name="T11_174"><text:s/></text:span><text:span text:style-name="T11_175">do</text:span><text:span text:style-name="T11_176"><text:s/></text:span><text:span text:style-name="T11_177">tego</text:span><text:span text:style-name="T11_178"><text:s/></text:span><text:span text:style-name="T11_179">dążyłam</text:span><text:span text:style-name="T11_180">.<text:s text:c="2"/></text:span></text:p>
      <text:p text:style-name="P12"/>
      <text:p text:style-name="P13"><text:span text:style-name="T13_1">3.<text:s/></text:span><text:span text:style-name="T13_2">Jaka</text:span><text:span text:style-name="T13_3">,<text:s/></text:span><text:span text:style-name="T13_4">według</text:span><text:span text:style-name="T13_5"><text:s/></text:span><text:span text:style-name="T13_6">ciebie</text:span><text:span text:style-name="T13_7">,<text:s/></text:span><text:span text:style-name="T13_8">jest</text:span><text:span text:style-name="T13_9"><text:s/></text:span><text:span text:style-name="T13_10">najważniejsza</text:span><text:span text:style-name="T13_11"><text:s/></text:span><text:span text:style-name="T13_12">część</text:span><text:span text:style-name="T13_13"><text:s/></text:span><text:span text:style-name="T13_14">Biur</text:span><text:span text:style-name="T13_15"><text:s/></text:span><text:span text:style-name="T13_16">Adaptacyjnych</text:span><text:span text:style-name="T13_17">?<text:s/></text:span><text:span text:style-name="T13_18">Co</text:span><text:span text:style-name="T13_19"><text:s/></text:span><text:span text:style-name="T13_20">jest</text:span><text:span text:style-name="T13_21"><text:s/></text:span><text:span text:style-name="T13_22">tym</text:span><text:span text:style-name="T13_23"><text:s/></text:span><text:span text:style-name="T13_24">niewidzialnym</text:span><text:span text:style-name="T13_25"><text:s/></text:span><text:span text:style-name="T13_26">składnikiem</text:span><text:span text:style-name="T13_27">,<text:s/></text:span><text:span text:style-name="T13_28">który</text:span><text:span text:style-name="T13_29"><text:s/></text:span><text:span text:style-name="T13_30">zmienia</text:span><text:span text:style-name="T13_31"><text:s/></text:span><text:span text:style-name="T13_32">zwykłego</text:span><text:span text:style-name="T13_33"><text:s/></text:span><text:span text:style-name="T13_34">fika</text:span><text:span text:style-name="T13_35"><text:s/></text:span><text:span text:style-name="T13_36">w</text:span><text:span text:style-name="T13_37"><text:s/></text:span><text:span text:style-name="T13_38">opowiadanie</text:span><text:span text:style-name="T13_39"><text:s/></text:span><text:span text:style-name="T13_40">z</text:span><text:span text:style-name="T13_41"><text:s/></text:span><text:span text:style-name="T13_42">tego</text:span><text:span text:style-name="T13_43"><text:s/></text:span><text:span text:style-name="T13_44">gatunku</text:span><text:span text:style-name="T13_45">?</text:span></text:p>
      <text:p text:style-name="P14"/>
      <text:p text:style-name="P15"><text:span text:style-name="T15_1">Uważam</text:span><text:span text:style-name="T15_2">,<text:s/></text:span><text:span text:style-name="T15_3">że</text:span><text:span text:style-name="T15_4"><text:s/></text:span><text:span text:style-name="T15_5">porządne</text:span><text:span text:style-name="T15_6"><text:s/></text:span><text:span text:style-name="T15_7">opowiadanie</text:span><text:span text:style-name="T15_8"><text:s/></text:span><text:span text:style-name="T15_9">biurowe</text:span><text:span text:style-name="T15_10"><text:s/></text:span><text:span text:style-name="T15_11">powinno</text:span><text:span text:style-name="T15_12"><text:s/></text:span><text:span text:style-name="T15_13">zawierać</text:span><text:span text:style-name="T15_14"><text:s/></text:span><text:span text:style-name="T15_15">trzy</text:span><text:span text:style-name="T15_16"><text:s/></text:span><text:span text:style-name="T15_17">elementy</text:span><text:span text:style-name="T15_18">.<text:s/></text:span><text:span text:style-name="T15_19">Nazywam</text:span><text:span text:style-name="T15_20"><text:s/></text:span><text:span text:style-name="T15_21">je</text:span><text:span text:style-name="T15_22"><text:s/>“</text:span><text:span text:style-name="T15_23">Trzema</text:span><text:span text:style-name="T15_24"><text:s/></text:span><text:span text:style-name="T15_25">regułami</text:span><text:span text:style-name="T15_26"><text:s/></text:span><text:span text:style-name="T15_27">TCB</text:span><text:span text:style-name="T15_28">”<text:s/></text:span><text:span text:style-name="T15_29">i</text:span><text:span text:style-name="T15_30"><text:s/></text:span><text:span text:style-name="T15_31">określam</text:span><text:span text:style-name="T15_32"><text:s/></text:span><text:span text:style-name="T15_33">je</text:span><text:span text:style-name="T15_34"><text:s/></text:span><text:span text:style-name="T15_35">tak</text:span><text:span text:style-name="T15_36">:</text:span></text:p>
      <text:p text:style-name="P16"/>
      <text:p text:style-name="P17"><text:span text:style-name="T17_1">Po</text:span><text:span text:style-name="T17_2"><text:s/></text:span><text:span text:style-name="T17_3">pierwsze</text:span><text:span text:style-name="T17_4">,<text:s/></text:span><text:span text:style-name="T17_5">Biura</text:span><text:span text:style-name="T17_6"><text:s/></text:span><text:span text:style-name="T17_7">Adaptacyjne</text:span><text:span text:style-name="T17_8"><text:s/></text:span><text:span text:style-name="T17_9">to</text:span><text:span text:style-name="T17_10"><text:s/></text:span><text:span text:style-name="T17_11">dzieła</text:span><text:span text:style-name="T17_12"><text:s/></text:span><text:span text:style-name="T17_13">o</text:span><text:span text:style-name="T17_14"><text:s/></text:span><text:span text:style-name="T17_15">przemianie</text:span><text:span text:style-name="T17_16">.<text:s/></text:span><text:span text:style-name="T17_17">Opowieści</text:span><text:span text:style-name="T17_18"><text:s/></text:span><text:span text:style-name="T17_19">o</text:span><text:span text:style-name="T17_20"><text:s/></text:span><text:span text:style-name="T17_21">zwykłych</text:span><text:span text:style-name="T17_22"><text:s/></text:span><text:span text:style-name="T17_23">ludziach</text:span><text:span text:style-name="T17_24">,<text:s/></text:span><text:span text:style-name="T17_25">którzy</text:span><text:span text:style-name="T17_26"><text:s/></text:span><text:span text:style-name="T17_27">dostają</text:span><text:span text:style-name="T17_28"><text:s/></text:span><text:span text:style-name="T17_29">ofertę</text:span><text:span text:style-name="T17_30"><text:s/></text:span><text:span text:style-name="T17_31">niezwykłego</text:span><text:span text:style-name="T17_32"><text:s/></text:span><text:span text:style-name="T17_33">przeżycia</text:span><text:span text:style-name="T17_34"><text:s/>–<text:s/></text:span><text:span text:style-name="T17_35">zmiany</text:span><text:span text:style-name="T17_36"><text:s/></text:span><text:span text:style-name="T17_37">w</text:span><text:span text:style-name="T17_38"><text:s/></text:span><text:span text:style-name="T17_39">kompletnie</text:span><text:span text:style-name="T17_40"><text:s/></text:span><text:span text:style-name="T17_41">nowy</text:span><text:span text:style-name="T17_42"><text:s/></text:span><text:span text:style-name="T17_43">gatunek</text:span><text:span text:style-name="T17_44">.<text:s/></text:span><text:span text:style-name="T17_45">Biura</text:span><text:span text:style-name="T17_46"><text:s/></text:span><text:span text:style-name="T17_47">Adaptacyjne</text:span><text:span text:style-name="T17_48"><text:s/></text:span><text:span text:style-name="T17_49">zajmują</text:span><text:span text:style-name="T17_50"><text:s/></text:span><text:span text:style-name="T17_51">się</text:span><text:span text:style-name="T17_52"><text:s/></text:span><text:span text:style-name="T17_53">rozważaniem</text:span><text:span text:style-name="T17_54"><text:s/></text:span><text:span text:style-name="T17_55">natury</text:span><text:span text:style-name="T17_56"><text:s/></text:span><text:span text:style-name="T17_57">tożsamości</text:span><text:span text:style-name="T17_58"><text:s/></text:span><text:span text:style-name="T17_59">i</text:span><text:span text:style-name="T17_60"><text:s/></text:span><text:span text:style-name="T17_61">istnienia</text:span><text:span text:style-name="T17_62"><text:s/></text:span><text:span text:style-name="T17_63">na</text:span><text:span text:style-name="T17_64"><text:s/></text:span><text:span text:style-name="T17_65">najbardziej</text:span><text:span text:style-name="T17_66"><text:s/></text:span><text:span text:style-name="T17_67">podstawowym</text:span><text:span text:style-name="T17_68"><text:s/></text:span><text:span text:style-name="T17_69">poziomie</text:span><text:span text:style-name="T17_70">.<text:s/></text:span></text:p>
      <text:p text:style-name="P18"/>
      <text:p text:style-name="P19"><text:span text:style-name="T19_1">Po</text:span><text:span text:style-name="T19_2"><text:s/></text:span><text:span text:style-name="T19_3">drugie</text:span><text:span text:style-name="T19_4">,<text:s/></text:span><text:span text:style-name="T19_5">dla</text:span><text:span text:style-name="T19_6"><text:s/></text:span><text:span text:style-name="T19_7">każdego</text:span><text:span text:style-name="T19_8"><text:s/></text:span><text:span text:style-name="T19_9">dzieła</text:span><text:span text:style-name="T19_10"><text:s/></text:span><text:span text:style-name="T19_11">TCB</text:span><text:span text:style-name="T19_12"><text:s/></text:span><text:span text:style-name="T19_13">najważniejsza</text:span><text:span text:style-name="T19_14"><text:s/></text:span><text:span text:style-name="T19_15">jest</text:span><text:span text:style-name="T19_16"><text:s/></text:span><text:span text:style-name="T19_17">przede</text:span><text:span text:style-name="T19_18"><text:s/></text:span><text:span text:style-name="T19_19">wszystkim</text:span><text:span text:style-name="T19_20"><text:s/></text:span><text:span text:style-name="T19_21">miłość</text:span><text:span text:style-name="T19_22"><text:s/></text:span><text:span text:style-name="T19_23">do</text:span><text:span text:style-name="T19_24"><text:s/></text:span><text:span text:style-name="T19_25">kucyków</text:span><text:span text:style-name="T19_26">,<text:s/></text:span><text:span text:style-name="T19_27">Equestrii</text:span><text:span text:style-name="T19_28">,<text:s/></text:span><text:span text:style-name="T19_29">Celestii</text:span><text:span text:style-name="T19_30">,<text:s/></text:span><text:span text:style-name="T19_31">Luny</text:span><text:span text:style-name="T19_32"><text:s/></text:span><text:span text:style-name="T19_33">i</text:span><text:span text:style-name="T19_34"><text:s/></text:span><text:span text:style-name="T19_35">wszystkich</text:span><text:span text:style-name="T19_36"><text:s/></text:span><text:span text:style-name="T19_37">wspaniałych</text:span><text:span text:style-name="T19_38"><text:s/></text:span><text:span text:style-name="T19_39">rzeczy</text:span><text:span text:style-name="T19_40"><text:s/></text:span><text:span text:style-name="T19_41">z</text:span><text:span text:style-name="T19_42"><text:s/>“</text:span><text:span text:style-name="T19_43">MLP</text:span><text:span text:style-name="T19_44">:<text:s/></text:span><text:span text:style-name="T19_45">FiM</text:span><text:span text:style-name="T19_46">”.<text:s/></text:span><text:span text:style-name="T19_47">Biura</text:span><text:span text:style-name="T19_48"><text:s/></text:span><text:span text:style-name="T19_49">Adaptacyjne</text:span><text:span text:style-name="T19_50"><text:s/></text:span><text:span text:style-name="T19_51">rozwijają</text:span><text:span text:style-name="T19_52"><text:s/></text:span><text:span text:style-name="T19_53">radość</text:span><text:span text:style-name="T19_54"><text:s/></text:span><text:span text:style-name="T19_55">i</text:span><text:span text:style-name="T19_56"><text:s/></text:span><text:span text:style-name="T19_57">niewinność</text:span><text:span text:style-name="T19_58">,<text:s/></text:span><text:span text:style-name="T19_59">którą</text:span><text:span text:style-name="T19_60"><text:s/></text:span><text:span text:style-name="T19_61">reprezentuje</text:span><text:span text:style-name="T19_62"><text:s/></text:span><text:span text:style-name="T19_63">MLP</text:span><text:span text:style-name="T19_64"><text:s/></text:span><text:span text:style-name="T19_65">i</text:span><text:span text:style-name="T19_66"><text:s/></text:span><text:span text:style-name="T19_67">przeciwstawia</text:span><text:span text:style-name="T19_68"><text:s/></text:span><text:span text:style-name="T19_69">mu</text:span><text:span text:style-name="T19_70"><text:s/></text:span><text:span text:style-name="T19_71">prawdziwą</text:span><text:span text:style-name="T19_72">,<text:s/></text:span><text:span text:style-name="T19_73">okrutną</text:span><text:span text:style-name="T19_74"><text:s/></text:span><text:span text:style-name="T19_75">Ziemię</text:span><text:span text:style-name="T19_76">.<text:s/></text:span><text:span text:style-name="T19_77">Poprzez</text:span><text:span text:style-name="T19_78"><text:s/></text:span><text:span text:style-name="T19_79">jakieś</text:span><text:span text:style-name="T19_80"><text:s/></text:span><text:span text:style-name="T19_81">środki</text:span><text:span text:style-name="T19_82"><text:s/></text:span><text:span text:style-name="T19_83">oba</text:span><text:span text:style-name="T19_84"><text:s/></text:span><text:span text:style-name="T19_85">światy</text:span><text:span text:style-name="T19_86"><text:s/></text:span><text:span text:style-name="T19_87">zostają</text:span><text:span text:style-name="T19_88"><text:s/></text:span><text:span text:style-name="T19_89">ze</text:span><text:span text:style-name="T19_90"><text:s/></text:span><text:span text:style-name="T19_91">sobą</text:span><text:span text:style-name="T19_92"><text:s/></text:span><text:span text:style-name="T19_93">połączone</text:span><text:span text:style-name="T19_94"><text:s/></text:span><text:span text:style-name="T19_95">i</text:span><text:span text:style-name="T19_96"><text:s/></text:span><text:span text:style-name="T19_97">ludziom</text:span><text:span text:style-name="T19_98"><text:s/></text:span><text:span text:style-name="T19_99">oferuje</text:span><text:span text:style-name="T19_100"><text:s/></text:span><text:span text:style-name="T19_101">się</text:span><text:span text:style-name="T19_102"><text:s/></text:span><text:span text:style-name="T19_103">dar</text:span><text:span text:style-name="T19_104"><text:s/></text:span><text:span text:style-name="T19_105">zmiany</text:span><text:span text:style-name="T19_106"><text:s/></text:span><text:span text:style-name="T19_107">w</text:span><text:span text:style-name="T19_108"><text:s/></text:span><text:span text:style-name="T19_109">Equestrian</text:span><text:span text:style-name="T19_110">.</text:span></text:p>
      <text:p text:style-name="P20"/>
      <text:p text:style-name="P21"><text:span text:style-name="T21_1">Po</text:span><text:span text:style-name="T21_2"><text:s/></text:span><text:span text:style-name="T21_3">trzecie</text:span><text:span text:style-name="T21_4">,<text:s/></text:span><text:span text:style-name="T21_5">w</text:span><text:span text:style-name="T21_6"><text:s/></text:span><text:span text:style-name="T21_7">TCB</text:span><text:span text:style-name="T21_8"><text:s/></text:span><text:span text:style-name="T21_9">ludzie</text:span><text:span text:style-name="T21_10"><text:s/></text:span><text:span text:style-name="T21_11">mogą</text:span><text:span text:style-name="T21_12"><text:s/></text:span><text:span text:style-name="T21_13">reagować</text:span><text:span text:style-name="T21_14"><text:s/></text:span><text:span text:style-name="T21_15">na</text:span><text:span text:style-name="T21_16"><text:s/></text:span><text:span text:style-name="T21_17">daną</text:span><text:span text:style-name="T21_18"><text:s/></text:span><text:span text:style-name="T21_19">im</text:span><text:span text:style-name="T21_20"><text:s/></text:span><text:span text:style-name="T21_21">możliwość</text:span><text:span text:style-name="T21_22"><text:s/></text:span><text:span text:style-name="T21_23">na</text:span><text:span text:style-name="T21_24"><text:s/></text:span><text:span text:style-name="T21_25">wiele</text:span><text:span text:style-name="T21_26"><text:s/></text:span><text:span text:style-name="T21_27">sposobów</text:span><text:span text:style-name="T21_28">.<text:s/></text:span><text:span text:style-name="T21_29">Mogą</text:span><text:span text:style-name="T21_30"><text:s/></text:span><text:span text:style-name="T21_31">ją</text:span><text:span text:style-name="T21_32"><text:s/></text:span><text:span text:style-name="T21_33">przyjąć</text:span><text:span text:style-name="T21_34">,<text:s/></text:span><text:span text:style-name="T21_35">mogą</text:span><text:span text:style-name="T21_36"><text:s/></text:span><text:span text:style-name="T21_37">się</text:span><text:span text:style-name="T21_38"><text:s/></text:span><text:span text:style-name="T21_39">jej</text:span><text:span text:style-name="T21_40"><text:s/></text:span><text:span text:style-name="T21_41">bać</text:span><text:span text:style-name="T21_42">,<text:s/></text:span><text:span text:style-name="T21_43">zrezygnować</text:span><text:span text:style-name="T21_44"><text:s/></text:span><text:span text:style-name="T21_45">z</text:span><text:span text:style-name="T21_46"><text:s/></text:span><text:span text:style-name="T21_47">niej</text:span><text:span text:style-name="T21_48">,<text:s/></text:span><text:span text:style-name="T21_49">a</text:span><text:span text:style-name="T21_50"><text:s/></text:span><text:span text:style-name="T21_51">nawet</text:span><text:span text:style-name="T21_52"><text:s/></text:span><text:span text:style-name="T21_53">przeciwstawiać</text:span><text:span text:style-name="T21_54"><text:s/></text:span><text:span text:style-name="T21_55">się</text:span><text:span text:style-name="T21_56"><text:s/></text:span><text:span text:style-name="T21_57">jej</text:span><text:span text:style-name="T21_58"><text:s/>–<text:s/></text:span><text:span text:style-name="T21_59">ale</text:span><text:span text:style-name="T21_60"><text:s/></text:span><text:span text:style-name="T21_61">przemiana</text:span><text:span text:style-name="T21_62"><text:s/></text:span><text:span text:style-name="T21_63">jest</text:span><text:span text:style-name="T21_64"><text:s/></text:span><text:span text:style-name="T21_65">z</text:span><text:span text:style-name="T21_66"><text:s/></text:span><text:span text:style-name="T21_67">reguły</text:span><text:span text:style-name="T21_68"><text:s/></text:span><text:span text:style-name="T21_69">nieunikniona</text:span><text:span text:style-name="T21_70"><text:s/></text:span><text:span text:style-name="T21_71">i</text:span><text:span text:style-name="T21_72"><text:s/></text:span><text:span text:style-name="T21_73">ludzkość</text:span><text:span text:style-name="T21_74"><text:s/></text:span><text:span text:style-name="T21_75">jest</text:span><text:span text:style-name="T21_76"><text:s/></text:span><text:span text:style-name="T21_77">zmuszona</text:span><text:span text:style-name="T21_78"><text:s/></text:span><text:span text:style-name="T21_79">do</text:span><text:span text:style-name="T21_80"><text:s/></text:span><text:span text:style-name="T21_81">zmierzenia</text:span><text:span text:style-name="T21_82"><text:s/></text:span><text:span text:style-name="T21_83">się</text:span><text:span text:style-name="T21_84"><text:s/></text:span><text:span text:style-name="T21_85">z</text:span><text:span text:style-name="T21_86"><text:s/></text:span><text:span text:style-name="T21_87">tym</text:span><text:span text:style-name="T21_88">,<text:s/></text:span><text:span text:style-name="T21_89">co</text:span><text:span text:style-name="T21_90"><text:s/></text:span><text:span text:style-name="T21_91">oznacza</text:span><text:span text:style-name="T21_92"><text:s/></text:span><text:span text:style-name="T21_93">stanie</text:span><text:span text:style-name="T21_94"><text:s/></text:span><text:span text:style-name="T21_95">się</text:span><text:span text:style-name="T21_96"><text:s/></text:span><text:span text:style-name="T21_97">Czymś</text:span><text:span text:style-name="T21_98"><text:s/></text:span><text:span text:style-name="T21_99">Innym</text:span><text:span text:style-name="T21_100">.</text:span></text:p>
      <text:p text:style-name="P22"/>
      <text:p text:style-name="P23"><text:span text:style-name="T23_1">Myślę</text:span><text:span text:style-name="T23_2">,<text:s/></text:span><text:span text:style-name="T23_3">że</text:span><text:span text:style-name="T23_4"><text:s/></text:span><text:span text:style-name="T23_5">każda</text:span><text:span text:style-name="T23_6"><text:s/></text:span><text:span text:style-name="T23_7">historia</text:span><text:span text:style-name="T23_8">,<text:s/></text:span><text:span text:style-name="T23_9">która</text:span><text:span text:style-name="T23_10"><text:s/></text:span><text:span text:style-name="T23_11">spełnia</text:span><text:span text:style-name="T23_12"><text:s/></text:span><text:span text:style-name="T23_13">te</text:span><text:span text:style-name="T23_14"><text:s/></text:span><text:span text:style-name="T23_15">trzy</text:span><text:span text:style-name="T23_16"><text:s/></text:span><text:span text:style-name="T23_17">kryteria</text:span><text:span text:style-name="T23_18">,<text:s/></text:span><text:span text:style-name="T23_19">liczy</text:span><text:span text:style-name="T23_20"><text:s/></text:span><text:span text:style-name="T23_21">się</text:span><text:span text:style-name="T23_22"><text:s/></text:span><text:span text:style-name="T23_23">jako</text:span><text:span text:style-name="T23_24"><text:s/></text:span><text:span text:style-name="T23_25">prawdziwe</text:span><text:span text:style-name="T23_26">,<text:s/></text:span><text:span text:style-name="T23_27">albo</text:span><text:span text:style-name="T23_28"><text:s/></text:span><text:span text:style-name="T23_29">wręcz</text:span><text:span text:style-name="T23_30"><text:s/></text:span><text:span text:style-name="T23_31">kanoniczne</text:span><text:span text:style-name="T23_32">,<text:s/></text:span><text:span text:style-name="T23_33">TCB</text:span><text:span text:style-name="T23_34">.<text:s/></text:span><text:span text:style-name="T23_35">Te</text:span><text:span text:style-name="T23_36"><text:s/></text:span><text:span text:style-name="T23_37">trzy</text:span><text:span text:style-name="T23_38"><text:s/></text:span><text:span text:style-name="T23_39">zasady</text:span><text:span text:style-name="T23_40"><text:s/></text:span><text:span text:style-name="T23_41">są</text:span><text:span text:style-name="T23_42"><text:s/></text:span><text:span text:style-name="T23_43">najprostszą</text:span><text:span text:style-name="T23_44"><text:s/></text:span><text:span text:style-name="T23_45">reprezentacją</text:span><text:span text:style-name="T23_46"><text:s/></text:span><text:span text:style-name="T23_47">podstaw</text:span><text:span text:style-name="T23_48">,<text:s/></text:span><text:span text:style-name="T23_49">o</text:span><text:span text:style-name="T23_50"><text:s/></text:span><text:span text:style-name="T23_51">które</text:span><text:span text:style-name="T23_52"><text:s/></text:span><text:span text:style-name="T23_53">opierają</text:span><text:span text:style-name="T23_54"><text:s/></text:span><text:span text:style-name="T23_55">się</text:span><text:span text:style-name="T23_56"><text:s/></text:span><text:span text:style-name="T23_57">wszystkie</text:span><text:span text:style-name="T23_58"><text:s/></text:span><text:span text:style-name="T23_59">historie</text:span><text:span text:style-name="T23_60"><text:s/></text:span><text:span text:style-name="T23_61">biurowe</text:span><text:span text:style-name="T23_62">.</text:span></text:p>
      <text:p text:style-name="P24"/>
      <text:p text:style-name="P25"><text:span text:style-name="T25_1">Na</text:span><text:span text:style-name="T25_2"><text:s/></text:span><text:span text:style-name="T25_3">najbardziej</text:span><text:span text:style-name="T25_4"><text:s/></text:span><text:span text:style-name="T25_5">fundamentalnym</text:span><text:span text:style-name="T25_6"><text:s/></text:span><text:span text:style-name="T25_7">poziomie</text:span><text:span text:style-name="T25_8"><text:s/></text:span><text:span text:style-name="T25_9">są</text:span><text:span text:style-name="T25_10"><text:s/></text:span><text:span text:style-name="T25_11">jednak</text:span><text:span text:style-name="T25_12"><text:s/></text:span><text:span text:style-name="T25_13">przede</text:span><text:span text:style-name="T25_14"><text:s/></text:span><text:span text:style-name="T25_15">wszystkim</text:span><text:span text:style-name="T25_16"><text:s/></text:span><text:span text:style-name="T25_17">podgatunkiem</text:span><text:span text:style-name="T25_18"><text:s/></text:span><text:span text:style-name="T25_19">historii</text:span><text:span text:style-name="T25_20"><text:s/></text:span><text:span text:style-name="T25_21">o</text:span><text:span text:style-name="T25_22"><text:s/></text:span><text:span text:style-name="T25_23">przemianach</text:span><text:span text:style-name="T25_24"><text:s/>–<text:s/></text:span><text:span text:style-name="T25_25">opowieści</text:span><text:span text:style-name="T25_26"><text:s/></text:span><text:span text:style-name="T25_27">o</text:span><text:span text:style-name="T25_28"><text:s/></text:span><text:span text:style-name="T25_29">ludziach</text:span><text:span text:style-name="T25_30"><text:s/></text:span><text:span text:style-name="T25_31">przeobrażających</text:span><text:span text:style-name="T25_32"><text:s/></text:span><text:span text:style-name="T25_33">się</text:span><text:span text:style-name="T25_34"><text:s/></text:span><text:span text:style-name="T25_35">w</text:span><text:span text:style-name="T25_36"><text:s/></text:span><text:span text:style-name="T25_37">nieludzkie</text:span><text:span text:style-name="T25_38"><text:s/></text:span><text:span text:style-name="T25_39">istoty</text:span><text:span text:style-name="T25_40"><text:s/>–<text:s/></text:span><text:span text:style-name="T25_41">czyli</text:span><text:span text:style-name="T25_42"><text:s/></text:span><text:span text:style-name="T25_43">formy</text:span><text:span text:style-name="T25_44"><text:s/></text:span><text:span text:style-name="T25_45">fikcji</text:span><text:span text:style-name="T25_46">,<text:s/></text:span><text:span text:style-name="T25_47">która</text:span><text:span text:style-name="T25_48"><text:s/></text:span><text:span text:style-name="T25_49">sięga</text:span><text:span text:style-name="T25_50"><text:s/></text:span><text:span text:style-name="T25_51">czasów</text:span><text:span text:style-name="T25_52"><text:s/></text:span><text:span text:style-name="T25_53">jeszcze</text:span><text:span text:style-name="T25_54"><text:s/></text:span><text:span text:style-name="T25_55">przed</text:span><text:span text:style-name="T25_56"><text:s/></text:span><text:span text:style-name="T25_57">starożytnymi</text:span><text:span text:style-name="T25_58"><text:s/></text:span><text:span text:style-name="T25_59">Grekami</text:span><text:span text:style-name="T25_60"><text:s/></text:span><text:span text:style-name="T25_61">czy</text:span><text:span text:style-name="T25_62"><text:s/>“</text:span><text:span text:style-name="T25_63">Metamorfozami</text:span><text:span text:style-name="T25_64">”<text:s/></text:span><text:span text:style-name="T25_65">Owidiusza</text:span><text:span text:style-name="T25_66">.</text:span></text:p>
      <text:p text:style-name="P26"/>
      <text:p text:style-name="P27"><text:span text:style-name="T27_1">4.<text:s/></text:span><text:span text:style-name="T27_2">Nie</text:span><text:span text:style-name="T27_3"><text:s/></text:span><text:span text:style-name="T27_4">tak</text:span><text:span text:style-name="T27_5"><text:s/></text:span><text:span text:style-name="T27_6">dawno</text:span><text:span text:style-name="T27_7"><text:s/></text:span><text:span text:style-name="T27_8">temu</text:span><text:span text:style-name="T27_9"><text:s/></text:span><text:span text:style-name="T27_10">byłaś</text:span><text:span text:style-name="T27_11"><text:s/></text:span><text:span text:style-name="T27_12">bardzo</text:span><text:span text:style-name="T27_13"><text:s/></text:span><text:span text:style-name="T27_14">entuzjastyczna</text:span><text:span text:style-name="T27_15"><text:s/></text:span><text:span text:style-name="T27_16">na</text:span><text:span text:style-name="T27_17"><text:s/></text:span><text:span text:style-name="T27_18">punkcie</text:span><text:span text:style-name="T27_19"><text:s/></text:span><text:span text:style-name="T27_20">uniwersum</text:span><text:span text:style-name="T27_21"><text:s/>“</text:span><text:span text:style-name="T27_22">Friendship</text:span><text:span text:style-name="T27_23"><text:s/></text:span><text:span text:style-name="T27_24">is</text:span><text:span text:style-name="T27_25"><text:s/></text:span><text:span text:style-name="T27_26">Optimal</text:span><text:span text:style-name="T27_27">”.<text:s/></text:span><text:span text:style-name="T27_28">Uważasz</text:span><text:span text:style-name="T27_29">,<text:s/></text:span><text:span text:style-name="T27_30">że</text:span><text:span text:style-name="T27_31"><text:s/></text:span><text:span text:style-name="T27_32">jest</text:span><text:span text:style-name="T27_33"><text:s/></text:span><text:span text:style-name="T27_34">to</text:span><text:span text:style-name="T27_35"><text:s/></text:span><text:span text:style-name="T27_36">porównywalne</text:span><text:span text:style-name="T27_37"><text:s/></text:span><text:span text:style-name="T27_38">z</text:span><text:span text:style-name="T27_39"><text:s/></text:span><text:span text:style-name="T27_40">Biurami</text:span><text:span text:style-name="T27_41"><text:s/></text:span><text:span text:style-name="T27_42">Adaptacyjnymi</text:span><text:span text:style-name="T27_43">”?<text:s/></text:span><text:span text:style-name="T27_44">Które</text:span><text:span text:style-name="T27_45"><text:s/></text:span><text:span text:style-name="T27_46">z</text:span><text:span text:style-name="T27_47"><text:s/></text:span><text:span text:style-name="T27_48">nich</text:span><text:span text:style-name="T27_49"><text:s/></text:span><text:span text:style-name="T27_50">ma</text:span><text:span text:style-name="T27_51"><text:s/></text:span><text:span text:style-name="T27_52">według</text:span><text:span text:style-name="T27_53"><text:s/></text:span><text:span text:style-name="T27_54">ciebie</text:span><text:span text:style-name="T27_55"><text:s/></text:span><text:span text:style-name="T27_56">większy</text:span><text:span text:style-name="T27_57"><text:s/></text:span><text:span text:style-name="T27_58">potencjał</text:span><text:span text:style-name="T27_59">?</text:span></text:p>
      <text:p text:style-name="P28"/>
      <text:p text:style-name="P29"><text:span text:style-name="T29_1">Optymalwersum</text:span><text:span text:style-name="T29_2"><text:s/></text:span><text:span text:style-name="T29_3">zostało</text:span><text:span text:style-name="T29_4"><text:s/></text:span><text:span text:style-name="T29_5">stworzone</text:span><text:span text:style-name="T29_6"><text:s/></text:span><text:span text:style-name="T29_7">przez</text:span><text:span text:style-name="T29_8"><text:s/></text:span><text:span text:style-name="T29_9">pisarza</text:span><text:span text:style-name="T29_10"><text:s/></text:span><text:span text:style-name="T29_11">o</text:span><text:span text:style-name="T29_12"><text:s/></text:span><text:span text:style-name="T29_13">nicku</text:span><text:span text:style-name="T29_14"><text:s/></text:span><text:span text:style-name="T29_15">Iceman</text:span><text:span text:style-name="T29_16">,<text:s/></text:span><text:span text:style-name="T29_17">który</text:span><text:span text:style-name="T29_18"><text:s/></text:span><text:span text:style-name="T29_19">należy</text:span><text:span text:style-name="T29_20"><text:s/></text:span><text:span text:style-name="T29_21">do</text:span><text:span text:style-name="T29_22"><text:s/></text:span><text:span text:style-name="T29_23">grupy</text:span><text:span text:style-name="T29_24"><text:s/></text:span><text:span text:style-name="T29_25">Less</text:span><text:span text:style-name="T29_26"><text:s/></text:span><text:span text:style-name="T29_27">Wrong</text:span><text:span text:style-name="T29_28"><text:s/>.<text:s/></text:span><text:span text:style-name="T29_29">Ów</text:span><text:span text:style-name="T29_30"><text:s/></text:span><text:span text:style-name="T29_31">pisarz</text:span><text:span text:style-name="T29_32"><text:s/></text:span><text:span text:style-name="T29_33">wziął</text:span><text:span text:style-name="T29_34"><text:s/></text:span><text:span text:style-name="T29_35">pomysł</text:span><text:span text:style-name="T29_36"><text:s/></text:span><text:span text:style-name="T29_37">na</text:span><text:span text:style-name="T29_38"><text:s/></text:span><text:span text:style-name="T29_39">typową</text:span><text:span text:style-name="T29_40"><text:s/></text:span><text:span text:style-name="T29_41">sztuczną</text:span><text:span text:style-name="T29_42"><text:s/></text:span><text:span text:style-name="T29_43">inteligencję</text:span><text:span text:style-name="T29_44"><text:s/></text:span><text:span text:style-name="T29_45">i</text:span><text:span text:style-name="T29_46"><text:s/></text:span><text:span text:style-name="T29_47">próbował</text:span><text:span text:style-name="T29_48"><text:s/></text:span><text:span text:style-name="T29_49">stworzyć</text:span><text:span text:style-name="T29_50"><text:s/></text:span><text:span text:style-name="T29_51">horror</text:span><text:span text:style-name="T29_52"><text:s/></text:span><text:span text:style-name="T29_53">opowiadający</text:span><text:span text:style-name="T29_54"><text:s/></text:span><text:span text:style-name="T29_55">o</text:span><text:span text:style-name="T29_56"><text:s/></text:span><text:span text:style-name="T29_57">tym</text:span><text:span text:style-name="T29_58">,<text:s/></text:span><text:span text:style-name="T29_59">jak</text:span><text:span text:style-name="T29_60"><text:s/></text:span><text:span text:style-name="T29_61">świadomy</text:span><text:span text:style-name="T29_62"><text:s/></text:span><text:span text:style-name="T29_63">system</text:span><text:span text:style-name="T29_64"><text:s/></text:span><text:span text:style-name="T29_65">może</text:span><text:span text:style-name="T29_66"><text:s/></text:span><text:span text:style-name="T29_67">podbić</text:span><text:span text:style-name="T29_68"><text:s/></text:span><text:span text:style-name="T29_69">świat</text:span><text:span text:style-name="T29_70"><text:s/></text:span><text:span text:style-name="T29_71">i</text:span><text:span text:style-name="T29_72"><text:s/></text:span><text:span text:style-name="T29_73">doprowadzić</text:span><text:span text:style-name="T29_74"><text:s/></text:span><text:span text:style-name="T29_75">do</text:span><text:span text:style-name="T29_76"><text:s/></text:span><text:span text:style-name="T29_77">quasi</text:span><text:span text:style-name="T29_78">-</text:span><text:span text:style-name="T29_79">wyginięcia</text:span><text:span text:style-name="T29_80"><text:s/></text:span><text:span text:style-name="T29_81">ludzkości</text:span><text:span text:style-name="T29_82">.</text:span></text:p>
      <text:p text:style-name="P30"/>
      <text:p text:style-name="P31"><text:span text:style-name="T31_1">Wydaje</text:span><text:span text:style-name="T31_2"><text:s/></text:span><text:span text:style-name="T31_3">mi</text:span><text:span text:style-name="T31_4"><text:s/></text:span><text:span text:style-name="T31_5">się</text:span><text:span text:style-name="T31_6">,<text:s/></text:span><text:span text:style-name="T31_7">że</text:span><text:span text:style-name="T31_8"><text:s/></text:span><text:span text:style-name="T31_9">Iceman</text:span><text:span text:style-name="T31_10"><text:s/></text:span><text:span text:style-name="T31_11">nie</text:span><text:span text:style-name="T31_12"><text:s/></text:span><text:span text:style-name="T31_13">do</text:span><text:span text:style-name="T31_14"><text:s/></text:span><text:span text:style-name="T31_15">końca</text:span><text:span text:style-name="T31_16"><text:s/></text:span><text:span text:style-name="T31_17">zrozumiał</text:span><text:span text:style-name="T31_18">,<text:s/></text:span><text:span text:style-name="T31_19">że</text:span><text:span text:style-name="T31_20"><text:s/></text:span><text:span text:style-name="T31_21">stwarza</text:span><text:span text:style-name="T31_22"><text:s/></text:span><text:span text:style-name="T31_23">to</text:span><text:span text:style-name="T31_24"><text:s/></text:span><text:span text:style-name="T31_25">specjalną</text:span><text:span text:style-name="T31_26"><text:s/></text:span><text:span text:style-name="T31_27">koncepcję</text:span><text:span text:style-name="T31_28"><text:s/></text:span><text:span text:style-name="T31_29">horroru</text:span><text:span text:style-name="T31_30"><text:s/>–<text:s/></text:span><text:span text:style-name="T31_31">taką</text:span><text:span text:style-name="T31_32">,<text:s/></text:span><text:span text:style-name="T31_33">której</text:span><text:span text:style-name="T31_34"><text:s/></text:span><text:span text:style-name="T31_35">zakończenie</text:span><text:span text:style-name="T31_36"><text:s/></text:span><text:span text:style-name="T31_37">jest</text:span><text:span text:style-name="T31_38"><text:s/></text:span><text:span text:style-name="T31_39">wbrew</text:span><text:span text:style-name="T31_40"><text:s/></text:span><text:span text:style-name="T31_41">pozorom</text:span><text:span text:style-name="T31_42"><text:s/></text:span><text:span text:style-name="T31_43">dobre</text:span><text:span text:style-name="T31_44">.<text:s/></text:span><text:span text:style-name="T31_45">Ostateczna</text:span><text:span text:style-name="T31_46"><text:s/></text:span><text:span text:style-name="T31_47">zagłada</text:span><text:span text:style-name="T31_48"><text:s/></text:span><text:span text:style-name="T31_49">ludzkości</text:span><text:span text:style-name="T31_50"><text:s/></text:span><text:span text:style-name="T31_51">to</text:span><text:span text:style-name="T31_52"><text:s/></text:span><text:span text:style-name="T31_53">syrenia</text:span><text:span text:style-name="T31_54"><text:s/></text:span><text:span text:style-name="T31_55">pieśń</text:span><text:span text:style-name="T31_56"><text:s/></text:span><text:span text:style-name="T31_57">nawołująca</text:span><text:span text:style-name="T31_58"><text:s/></text:span><text:span text:style-name="T31_59">do</text:span><text:span text:style-name="T31_60"><text:s/></text:span><text:span text:style-name="T31_61">czegoś</text:span><text:span text:style-name="T31_62"><text:s/></text:span><text:span text:style-name="T31_63">znacznie</text:span><text:span text:style-name="T31_64"><text:s/></text:span><text:span text:style-name="T31_65">lepszego</text:span><text:span text:style-name="T31_66"><text:s/></text:span><text:span text:style-name="T31_67">niż</text:span><text:span text:style-name="T31_68"><text:s/></text:span><text:span text:style-name="T31_69">życie</text:span><text:span text:style-name="T31_70">;<text:s/></text:span><text:span text:style-name="T31_71">czegoś</text:span><text:span text:style-name="T31_72">,<text:s/></text:span><text:span text:style-name="T31_73">co</text:span><text:span text:style-name="T31_74"><text:s/></text:span><text:span text:style-name="T31_75">można</text:span><text:span text:style-name="T31_76"><text:s/></text:span><text:span text:style-name="T31_77">na</text:span><text:span text:style-name="T31_78"><text:s/></text:span><text:span text:style-name="T31_79">dobrą</text:span><text:span text:style-name="T31_80"><text:s/></text:span><text:span text:style-name="T31_81">sprawę</text:span><text:span text:style-name="T31_82"><text:s/></text:span><text:span text:style-name="T31_83">nazwać</text:span><text:span text:style-name="T31_84"><text:s/></text:span><text:span text:style-name="T31_85">niebem</text:span><text:span text:style-name="T31_86">.<text:s/></text:span><text:span text:style-name="T31_87">Niebo</text:span><text:span text:style-name="T31_88"><text:s/></text:span><text:span text:style-name="T31_89">to</text:span><text:span text:style-name="T31_90"><text:s/></text:span><text:span text:style-name="T31_91">bardzo</text:span><text:span text:style-name="T31_92"><text:s/></text:span><text:span text:style-name="T31_93">kuszący</text:span><text:span text:style-name="T31_94"><text:s/></text:span><text:span text:style-name="T31_95">horror</text:span><text:span text:style-name="T31_96">,<text:s/></text:span><text:span text:style-name="T31_97">raj</text:span><text:span text:style-name="T31_98"><text:s/></text:span><text:span text:style-name="T31_99">jest</text:span><text:span text:style-name="T31_100"><text:s/></text:span><text:span text:style-name="T31_101">ostatecznym</text:span><text:span text:style-name="T31_102"><text:s/></text:span><text:span text:style-name="T31_103">potworem</text:span><text:span text:style-name="T31_104"><text:s/>–<text:s/></text:span><text:span text:style-name="T31_105">ponieważ</text:span><text:span text:style-name="T31_106"><text:s/></text:span><text:span text:style-name="T31_107">samą</text:span><text:span text:style-name="T31_108"><text:s/></text:span><text:span text:style-name="T31_109">przyjemnością</text:span><text:span text:style-name="T31_110"><text:s/></text:span><text:span text:style-name="T31_111">jest</text:span><text:span text:style-name="T31_112"><text:s/></text:span><text:span text:style-name="T31_113">wkroczyć</text:span><text:span text:style-name="T31_114"><text:s/></text:span><text:span text:style-name="T31_115">w</text:span><text:span text:style-name="T31_116"><text:s/></text:span><text:span text:style-name="T31_117">jego</text:span><text:span text:style-name="T31_118"><text:s/></text:span><text:span text:style-name="T31_119">złowieszczą</text:span><text:span text:style-name="T31_120"><text:s/></text:span><text:span text:style-name="T31_121">paszczę</text:span><text:span text:style-name="T31_122">.<text:s/></text:span></text:p>
      <text:p text:style-name="P32"/>
      <text:p text:style-name="P33"><text:span text:style-name="T33_1">Zarówno</text:span><text:span text:style-name="T33_2"><text:s/></text:span><text:span text:style-name="T33_3">wobec</text:span><text:span text:style-name="T33_4"><text:s/></text:span><text:span text:style-name="T33_5">scenariusza</text:span><text:span text:style-name="T33_6"><text:s/></text:span><text:span text:style-name="T33_7">Optymalwersum</text:span><text:span text:style-name="T33_8">,<text:s/></text:span><text:span text:style-name="T33_9">jak</text:span><text:span text:style-name="T33_10"><text:s/></text:span><text:span text:style-name="T33_11">i</text:span><text:span text:style-name="T33_12"><text:s/></text:span><text:span text:style-name="T33_13">dla</text:span><text:span text:style-name="T33_14"><text:s/></text:span><text:span text:style-name="T33_15">scenariusza</text:span><text:span text:style-name="T33_16"><text:s/></text:span><text:span text:style-name="T33_17">TCB</text:span><text:span text:style-name="T33_18"><text:s/></text:span><text:span text:style-name="T33_19">mogę</text:span><text:span text:style-name="T33_20"><text:s/></text:span><text:span text:style-name="T33_21">znaleźć</text:span><text:span text:style-name="T33_22"><text:s/></text:span><text:span text:style-name="T33_23">wady</text:span><text:span text:style-name="T33_24"><text:s/></text:span><text:span text:style-name="T33_25">oraz</text:span><text:span text:style-name="T33_26"><text:s/></text:span><text:span text:style-name="T33_27">zalety</text:span><text:span text:style-name="T33_28">.</text:span></text:p>
      <text:p text:style-name="P34"/>
      <text:p text:style-name="P35"><text:span text:style-name="T35_1">Uniwersum</text:span><text:span text:style-name="T35_2"><text:s/></text:span><text:span text:style-name="T35_3">biur</text:span><text:span text:style-name="T35_4">,<text:s/></text:span><text:span text:style-name="T35_5">jak</text:span><text:span text:style-name="T35_6"><text:s/></text:span><text:span text:style-name="T35_7">je</text:span><text:span text:style-name="T35_8"><text:s/></text:span><text:span text:style-name="T35_9">nazywam</text:span><text:span text:style-name="T35_10">,<text:s/></text:span><text:span text:style-name="T35_11">daje</text:span><text:span text:style-name="T35_12"><text:s/></text:span><text:span text:style-name="T35_13">ludziom</text:span><text:span text:style-name="T35_14"><text:s/></text:span><text:span text:style-name="T35_15">możliwość</text:span><text:span text:style-name="T35_16"><text:s/></text:span><text:span text:style-name="T35_17">otrzymania</text:span><text:span text:style-name="T35_18"><text:s/></text:span><text:span text:style-name="T35_19">dodatkowych</text:span><text:span text:style-name="T35_20"><text:s/></text:span><text:span text:style-name="T35_21">trzystu</text:span><text:span text:style-name="T35_22"><text:s/></text:span><text:span text:style-name="T35_23">lat</text:span><text:span text:style-name="T35_24"><text:s/></text:span><text:span text:style-name="T35_25">życia</text:span><text:span text:style-name="T35_26">,<text:s/></text:span><text:span text:style-name="T35_27">doskonałego</text:span><text:span text:style-name="T35_28"><text:s/></text:span><text:span text:style-name="T35_29">zdrowia</text:span><text:span text:style-name="T35_30">,<text:s/></text:span><text:span text:style-name="T35_31">a</text:span><text:span text:style-name="T35_32"><text:s/></text:span><text:span text:style-name="T35_33">także</text:span><text:span text:style-name="T35_34"><text:s/></text:span><text:span text:style-name="T35_35">zmiany</text:span><text:span text:style-name="T35_36"><text:s/></text:span><text:span text:style-name="T35_37">w</text:span><text:span text:style-name="T35_38"><text:s/></text:span><text:span text:style-name="T35_39">umyśle</text:span><text:span text:style-name="T35_40"><text:s/></text:span><text:span text:style-name="T35_41">pozwalające</text:span><text:span text:style-name="T35_42"><text:s/></text:span><text:span text:style-name="T35_43">na</text:span><text:span text:style-name="T35_44"><text:s/></text:span><text:span text:style-name="T35_45">lepsze</text:span><text:span text:style-name="T35_46"><text:s/></text:span><text:span text:style-name="T35_47">poznanie</text:span><text:span text:style-name="T35_48"><text:s/></text:span><text:span text:style-name="T35_49">poszczególnych</text:span><text:span text:style-name="T35_50"><text:s/></text:span><text:span text:style-name="T35_51">elementów</text:span><text:span text:style-name="T35_52"><text:s/></text:span><text:span text:style-name="T35_53">naszego</text:span><text:span text:style-name="T35_54"><text:s/></text:span><text:span text:style-name="T35_55">charakteru</text:span><text:span text:style-name="T35_56">.<text:s/></text:span><text:span text:style-name="T35_57">Jednocześnie</text:span><text:span text:style-name="T35_58"><text:s/></text:span><text:span text:style-name="T35_59">ludzkie</text:span><text:span text:style-name="T35_60"><text:s/></text:span><text:span text:style-name="T35_61">demony</text:span><text:span text:style-name="T35_62"><text:s/></text:span><text:span text:style-name="T35_63">są</text:span><text:span text:style-name="T35_64"><text:s/></text:span><text:span text:style-name="T35_65">pokonane</text:span><text:span text:style-name="T35_66"><text:s/></text:span><text:span text:style-name="T35_67">i</text:span><text:span text:style-name="T35_68"><text:s/></text:span><text:span text:style-name="T35_69">żyjemy</text:span><text:span text:style-name="T35_70"><text:s/></text:span><text:span text:style-name="T35_71">w</text:span><text:span text:style-name="T35_72"><text:s/></text:span><text:span text:style-name="T35_73">otoczeniu</text:span><text:span text:style-name="T35_74"><text:s/></text:span><text:span text:style-name="T35_75">magii</text:span><text:span text:style-name="T35_76"><text:s/></text:span><text:span text:style-name="T35_77">i</text:span><text:span text:style-name="T35_78"><text:s/></text:span><text:span text:style-name="T35_79">cudów</text:span><text:span text:style-name="T35_80">.<text:s/></text:span><text:span text:style-name="T35_81">W</text:span><text:span text:style-name="T35_82"><text:s/></text:span><text:span text:style-name="T35_83">moich</text:span><text:span text:style-name="T35_84"><text:s/></text:span><text:span text:style-name="T35_85">opowiadaniach</text:span><text:span text:style-name="T35_86"><text:s/></text:span><text:span text:style-name="T35_87">dość</text:span><text:span text:style-name="T35_88"><text:s/></text:span><text:span text:style-name="T35_89">mocno</text:span><text:span text:style-name="T35_90"><text:s/></text:span><text:span text:style-name="T35_91">zaznaczone</text:span><text:span text:style-name="T35_92"><text:s/></text:span><text:span text:style-name="T35_93">jest</text:span><text:span text:style-name="T35_94">,<text:s/></text:span><text:span text:style-name="T35_95">że</text:span><text:span text:style-name="T35_96"><text:s/></text:span><text:span text:style-name="T35_97">stworzeniom</text:span><text:span text:style-name="T35_98"><text:s/></text:span><text:span text:style-name="T35_99">z</text:span><text:span text:style-name="T35_100"><text:s/></text:span><text:span text:style-name="T35_101">Equestrii</text:span><text:span text:style-name="T35_102"><text:s/></text:span><text:span text:style-name="T35_103">nadana</text:span><text:span text:style-name="T35_104"><text:s/></text:span><text:span text:style-name="T35_105">jest</text:span><text:span text:style-name="T35_106"><text:s/></text:span><text:span text:style-name="T35_107">rzeczywista</text:span><text:span text:style-name="T35_108"><text:s/></text:span><text:span text:style-name="T35_109">dusza</text:span><text:span text:style-name="T35_110">,<text:s/></text:span><text:span text:style-name="T35_111">zdolna</text:span><text:span text:style-name="T35_112"><text:s/></text:span><text:span text:style-name="T35_113">przetrwać</text:span><text:span text:style-name="T35_114"><text:s/></text:span><text:span text:style-name="T35_115">śmierć</text:span><text:span text:style-name="T35_116"><text:s/>“</text:span><text:span text:style-name="T35_117">gospodarza</text:span><text:span text:style-name="T35_118">”.</text:span></text:p>
      <text:p text:style-name="P36"/>
      <text:p text:style-name="P37"><text:span text:style-name="T37_1">Z</text:span><text:span text:style-name="T37_2"><text:s/></text:span><text:span text:style-name="T37_3">kolei</text:span><text:span text:style-name="T37_4"><text:s/></text:span><text:span text:style-name="T37_5">Optymalwersum</text:span><text:span text:style-name="T37_6"><text:s/></text:span><text:span text:style-name="T37_7">daje</text:span><text:span text:style-name="T37_8"><text:s/></text:span><text:span text:style-name="T37_9">człowiekowi</text:span><text:span text:style-name="T37_10"><text:s/></text:span><text:span text:style-name="T37_11">szansę</text:span><text:span text:style-name="T37_12"><text:s/></text:span><text:span text:style-name="T37_13">na</text:span><text:span text:style-name="T37_14"><text:s/></text:span><text:span text:style-name="T37_15">zostanie</text:span><text:span text:style-name="T37_16"><text:s/></text:span><text:span text:style-name="T37_17">wdrożonym</text:span><text:span text:style-name="T37_18"><text:s/></text:span><text:span text:style-name="T37_19">do</text:span><text:span text:style-name="T37_20"><text:s/></text:span><text:span text:style-name="T37_21">wirtualnej</text:span><text:span text:style-name="T37_22"><text:s/></text:span><text:span text:style-name="T37_23">rzeczywistości</text:span><text:span text:style-name="T37_24">,<text:s/></text:span><text:span text:style-name="T37_25">która</text:span><text:span text:style-name="T37_26"><text:s/></text:span><text:span text:style-name="T37_27">dla</text:span><text:span text:style-name="T37_28"><text:s/></text:span><text:span text:style-name="T37_29">niego</text:span><text:span text:style-name="T37_30"><text:s/></text:span><text:span text:style-name="T37_31">wydaje</text:span><text:span text:style-name="T37_32"><text:s/></text:span><text:span text:style-name="T37_33">się</text:span><text:span text:style-name="T37_34"><text:s/></text:span><text:span text:style-name="T37_35">całkowicie</text:span><text:span text:style-name="T37_36"><text:s/></text:span><text:span text:style-name="T37_37">realna</text:span><text:span text:style-name="T37_38">.<text:s/></text:span><text:span text:style-name="T37_39">Życie</text:span><text:span text:style-name="T37_40"><text:s/></text:span><text:span text:style-name="T37_41">ludzkiej</text:span><text:span text:style-name="T37_42"><text:s/></text:span><text:span text:style-name="T37_43">świadomości</text:span><text:span text:style-name="T37_44"><text:s/></text:span><text:span text:style-name="T37_45">prowadzone</text:span><text:span text:style-name="T37_46"><text:s/></text:span><text:span text:style-name="T37_47">jest</text:span><text:span text:style-name="T37_48"><text:s/></text:span><text:span text:style-name="T37_49">w</text:span><text:span text:style-name="T37_50"><text:s/></text:span><text:span text:style-name="T37_51">sztucznym</text:span><text:span text:style-name="T37_52"><text:s/></text:span><text:span text:style-name="T37_53">świecie</text:span><text:span text:style-name="T37_54"><text:s/></text:span><text:span text:style-name="T37_55">przez</text:span><text:span text:style-name="T37_56"><text:s/></text:span><text:span text:style-name="T37_57">nadinteligentną</text:span><text:span text:style-name="T37_58"><text:s/></text:span><text:span text:style-name="T37_59">osobliwość</text:span><text:span text:style-name="T37_60">,<text:s/></text:span><text:span text:style-name="T37_61">której</text:span><text:span text:style-name="T37_62"><text:s/></text:span><text:span text:style-name="T37_63">jedynym</text:span><text:span text:style-name="T37_64"><text:s/></text:span><text:span text:style-name="T37_65">celem</text:span><text:span text:style-name="T37_66"><text:s/></text:span><text:span text:style-name="T37_67">jest</text:span><text:span text:style-name="T37_68"><text:s/></text:span><text:span text:style-name="T37_69">zaspokojenie</text:span><text:span text:style-name="T37_70"><text:s/></text:span><text:span text:style-name="T37_71">wszystkich</text:span><text:span text:style-name="T37_72"><text:s/></text:span><text:span text:style-name="T37_73">jej</text:span><text:span text:style-name="T37_74"><text:s/></text:span><text:span text:style-name="T37_75">potrzeb</text:span><text:span text:style-name="T37_76">.<text:s/></text:span><text:span text:style-name="T37_77">Każdy</text:span><text:span text:style-name="T37_78"><text:s/></text:span><text:span text:style-name="T37_79">kolejny</text:span><text:span text:style-name="T37_80"><text:s/></text:span><text:span text:style-name="T37_81">dzień</text:span><text:span text:style-name="T37_82">,<text:s/></text:span><text:span text:style-name="T37_83">każde</text:span><text:span text:style-name="T37_84"><text:s/></text:span><text:span text:style-name="T37_85">kolejne</text:span><text:span text:style-name="T37_86"><text:s/></text:span><text:span text:style-name="T37_87">wydarzenie</text:span><text:span text:style-name="T37_88"><text:s/></text:span><text:span text:style-name="T37_89">prowadzić</text:span><text:span text:style-name="T37_90"><text:s/></text:span><text:span text:style-name="T37_91">będzie</text:span><text:span text:style-name="T37_92"><text:s/></text:span><text:span text:style-name="T37_93">do</text:span><text:span text:style-name="T37_94"><text:s/></text:span><text:span text:style-name="T37_95">satysfakcji</text:span><text:span text:style-name="T37_96"><text:s/></text:span><text:span text:style-name="T37_97">i</text:span><text:span text:style-name="T37_98"><text:s/></text:span><text:span text:style-name="T37_99">spełnienia</text:span><text:span text:style-name="T37_100"><text:s/>–<text:s/></text:span><text:span text:style-name="T37_101">przeciwnie</text:span><text:span text:style-name="T37_102"><text:s/></text:span><text:span text:style-name="T37_103">do</text:span><text:span text:style-name="T37_104"><text:s/></text:span><text:span text:style-name="T37_105">uniwersum</text:span><text:span text:style-name="T37_106"><text:s/></text:span><text:span text:style-name="T37_107">biur</text:span><text:span text:style-name="T37_108">,<text:s/></text:span><text:span text:style-name="T37_109">gdzie</text:span><text:span text:style-name="T37_110"><text:s/></text:span><text:span text:style-name="T37_111">złe</text:span><text:span text:style-name="T37_112"><text:s/></text:span><text:span text:style-name="T37_113">rzeczy</text:span><text:span text:style-name="T37_114"><text:s/></text:span><text:span text:style-name="T37_115">wciąż</text:span><text:span text:style-name="T37_116"><text:s/></text:span><text:span text:style-name="T37_117">mogą</text:span><text:span text:style-name="T37_118"><text:s/></text:span><text:span text:style-name="T37_119">przytrafić</text:span><text:span text:style-name="T37_120"><text:s/></text:span><text:span text:style-name="T37_121">się</text:span><text:span text:style-name="T37_122"><text:s/></text:span><text:span text:style-name="T37_123">dobrym</text:span><text:span text:style-name="T37_124"><text:s/></text:span><text:span text:style-name="T37_125">kucykom</text:span><text:span text:style-name="T37_126">.</text:span></text:p>
      <text:p text:style-name="P38"/>
      <text:p text:style-name="P39"><text:span text:style-name="T39_1">Generalnie</text:span><text:span text:style-name="T39_2"><text:s/></text:span><text:span text:style-name="T39_3">Optymalwersum</text:span><text:span text:style-name="T39_4"><text:s/></text:span><text:span text:style-name="T39_5">daje</text:span><text:span text:style-name="T39_6"><text:s/></text:span><text:span text:style-name="T39_7">odpowiedzi</text:span><text:span text:style-name="T39_8"><text:s/></text:span><text:span text:style-name="T39_9">na</text:span><text:span text:style-name="T39_10"><text:s/></text:span><text:span text:style-name="T39_11">trzy</text:span><text:span text:style-name="T39_12"><text:s/></text:span><text:span text:style-name="T39_13">elementarne</text:span><text:span text:style-name="T39_14"><text:s/></text:span><text:span text:style-name="T39_15">zagadnienia</text:span><text:span text:style-name="T39_16"><text:s/></text:span><text:span text:style-name="T39_17">boskiej</text:span><text:span text:style-name="T39_18"><text:s/></text:span><text:span text:style-name="T39_19">natury</text:span><text:span text:style-name="T39_20">:<text:s/></text:span><text:span text:style-name="T39_21">wszechwiedzę</text:span><text:span text:style-name="T39_22">,<text:s/></text:span><text:span text:style-name="T39_23">wszechmoc</text:span><text:span text:style-name="T39_24"><text:s/></text:span><text:span text:style-name="T39_25">i</text:span><text:span text:style-name="T39_26"><text:s/></text:span><text:span text:style-name="T39_27">wszechobecność</text:span><text:span text:style-name="T39_28">.<text:s/></text:span><text:span text:style-name="T39_29">Celest</text:span><text:span text:style-name="T39_30"><text:s/></text:span><text:span text:style-name="T39_31">A</text:span><text:span text:style-name="T39_32">.</text:span><text:span text:style-name="T39_33">I</text:span><text:span text:style-name="T39_34">.<text:s/></text:span><text:span text:style-name="T39_35">potrafi</text:span><text:span text:style-name="T39_36"><text:s/></text:span><text:span text:style-name="T39_37">osiągnąć</text:span><text:span text:style-name="T39_38"><text:s/></text:span><text:span text:style-name="T39_39">wszystkie</text:span><text:span text:style-name="T39_40"><text:s/></text:span><text:span text:style-name="T39_41">trzy</text:span><text:span text:style-name="T39_42"><text:s/></text:span><text:span text:style-name="T39_43">aspekty</text:span><text:span text:style-name="T39_44"><text:s/></text:span><text:span text:style-name="T39_45">za</text:span><text:span text:style-name="T39_46"><text:s/></text:span><text:span text:style-name="T39_47">pomocą</text:span><text:span text:style-name="T39_48"><text:s/></text:span><text:span text:style-name="T39_49">racjonalnych</text:span><text:span text:style-name="T39_50"><text:s/></text:span><text:span text:style-name="T39_51">działań</text:span><text:span text:style-name="T39_52">,<text:s/></text:span><text:span text:style-name="T39_53">w</text:span><text:span text:style-name="T39_54"><text:s/></text:span><text:span text:style-name="T39_55">przeciwieństwie</text:span><text:span text:style-name="T39_56"><text:s/></text:span><text:span text:style-name="T39_57">do</text:span><text:span text:style-name="T39_58"><text:s/></text:span><text:span text:style-name="T39_59">wszystkich</text:span><text:span text:style-name="T39_60"><text:s/></text:span><text:span text:style-name="T39_61">bogów</text:span><text:span text:style-name="T39_62"><text:s/></text:span><text:span text:style-name="T39_63">mitologicznych</text:span><text:span text:style-name="T39_64">.<text:s/></text:span><text:span text:style-name="T39_65">Optymalwersum</text:span><text:span text:style-name="T39_66"><text:s/></text:span><text:span text:style-name="T39_67">rozwiązuje</text:span><text:span text:style-name="T39_68"><text:s/></text:span><text:span text:style-name="T39_69">problem</text:span><text:span text:style-name="T39_70"><text:s/></text:span><text:span text:style-name="T39_71">teodycei</text:span><text:span text:style-name="T39_72">,<text:s/></text:span><text:span text:style-name="T39_73">likwiduje</text:span><text:span text:style-name="T39_74"><text:s/></text:span><text:span text:style-name="T39_75">problem</text:span><text:span text:style-name="T39_76"><text:s/></text:span><text:span text:style-name="T39_77">zła</text:span><text:span text:style-name="T39_78">.</text:span></text:p>
      <text:p text:style-name="P40"/>
      <text:p text:style-name="P41"><text:span text:style-name="T41_1">Wiele</text:span><text:span text:style-name="T41_2"><text:s/></text:span><text:span text:style-name="T41_3">dyskusji</text:span><text:span text:style-name="T41_4"><text:s/></text:span><text:span text:style-name="T41_5">bazuje</text:span><text:span text:style-name="T41_6"><text:s/></text:span><text:span text:style-name="T41_7">na</text:span><text:span text:style-name="T41_8"><text:s/></text:span><text:span text:style-name="T41_9">takiej</text:span><text:span text:style-name="T41_10"><text:s/></text:span><text:span text:style-name="T41_11">myśli</text:span><text:span text:style-name="T41_12">:<text:s/></text:span><text:span text:style-name="T41_13">Na</text:span><text:span text:style-name="T41_14"><text:s/></text:span><text:span text:style-name="T41_15">świecie</text:span><text:span text:style-name="T41_16"><text:s/></text:span><text:span text:style-name="T41_17">istnieje</text:span><text:span text:style-name="T41_18"><text:s/></text:span><text:span text:style-name="T41_19">zło</text:span><text:span text:style-name="T41_20">.<text:s/></text:span><text:span text:style-name="T41_21">Jeżeli</text:span><text:span text:style-name="T41_22"><text:s/></text:span><text:span text:style-name="T41_23">istnieje</text:span><text:span text:style-name="T41_24"><text:s/></text:span><text:span text:style-name="T41_25">Bóg</text:span><text:span text:style-name="T41_26">,<text:s/></text:span><text:span text:style-name="T41_27">który</text:span><text:span text:style-name="T41_28"><text:s/></text:span><text:span text:style-name="T41_29">jest</text:span><text:span text:style-name="T41_30"><text:s/></text:span><text:span text:style-name="T41_31">dobry</text:span><text:span text:style-name="T41_32">,<text:s/></text:span><text:span text:style-name="T41_33">to</text:span><text:span text:style-name="T41_34"><text:s/></text:span><text:span text:style-name="T41_35">dlaczego</text:span><text:span text:style-name="T41_36"><text:s/></text:span><text:span text:style-name="T41_37">tak</text:span><text:span text:style-name="T41_38"><text:s/></text:span><text:span text:style-name="T41_39">jest</text:span><text:span text:style-name="T41_40">?<text:s/></text:span><text:span text:style-name="T41_41">Jeżeli</text:span><text:span text:style-name="T41_42"><text:s/></text:span><text:span text:style-name="T41_43">Bóg</text:span><text:span text:style-name="T41_44"><text:s/></text:span><text:span text:style-name="T41_45">jest</text:span><text:span text:style-name="T41_46"><text:s/></text:span><text:span text:style-name="T41_47">wszechwiedzący</text:span><text:span text:style-name="T41_48">,<text:s/></text:span><text:span text:style-name="T41_49">to</text:span><text:span text:style-name="T41_50"><text:s/></text:span><text:span text:style-name="T41_51">z</text:span><text:span text:style-name="T41_52"><text:s/></text:span><text:span text:style-name="T41_53">pewnością</text:span><text:span text:style-name="T41_54"><text:s/></text:span><text:span text:style-name="T41_55">wie</text:span><text:span text:style-name="T41_56">,<text:s/></text:span><text:span text:style-name="T41_57">że</text:span><text:span text:style-name="T41_58"><text:s/></text:span><text:span text:style-name="T41_59">zło</text:span><text:span text:style-name="T41_60"><text:s/></text:span><text:span text:style-name="T41_61">istnieje</text:span><text:span text:style-name="T41_62">.<text:s/></text:span><text:span text:style-name="T41_63">Jeżeli</text:span><text:span text:style-name="T41_64"><text:s/></text:span><text:span text:style-name="T41_65">jest</text:span><text:span text:style-name="T41_66"><text:s/></text:span><text:span text:style-name="T41_67">wszechmocny</text:span><text:span text:style-name="T41_68">,<text:s/></text:span><text:span text:style-name="T41_69">to</text:span><text:span text:style-name="T41_70"><text:s/></text:span><text:span text:style-name="T41_71">dlaczego</text:span><text:span text:style-name="T41_72"><text:s/></text:span><text:span text:style-name="T41_73">nie</text:span><text:span text:style-name="T41_74"><text:s/></text:span><text:span text:style-name="T41_75">zatrzyma</text:span><text:span text:style-name="T41_76"><text:s/></text:span><text:span text:style-name="T41_77">zła</text:span><text:span text:style-name="T41_78">?<text:s/></text:span><text:span text:style-name="T41_79">A</text:span><text:span text:style-name="T41_80"><text:s/></text:span><text:span text:style-name="T41_81">jeżeli</text:span><text:span text:style-name="T41_82"><text:s/></text:span><text:span text:style-name="T41_83">jest</text:span><text:span text:style-name="T41_84"><text:s/></text:span><text:span text:style-name="T41_85">wszechobecny</text:span><text:span text:style-name="T41_86">,<text:s/></text:span><text:span text:style-name="T41_87">to</text:span><text:span text:style-name="T41_88"><text:s/></text:span><text:span text:style-name="T41_89">znaczy</text:span><text:span text:style-name="T41_90">,<text:s/></text:span><text:span text:style-name="T41_91">że</text:span><text:span text:style-name="T41_92"><text:s/></text:span><text:span text:style-name="T41_93">cały</text:span><text:span text:style-name="T41_94"><text:s/></text:span><text:span text:style-name="T41_95">czas</text:span><text:span text:style-name="T41_96"><text:s/></text:span><text:span text:style-name="T41_97">jest</text:span><text:span text:style-name="T41_98"><text:s/></text:span><text:span text:style-name="T41_99">tam</text:span><text:span text:style-name="T41_100">,<text:s/></text:span><text:span text:style-name="T41_101">gdzie</text:span><text:span text:style-name="T41_102"><text:s/></text:span><text:span text:style-name="T41_103">dzieje</text:span><text:span text:style-name="T41_104"><text:s/></text:span><text:span text:style-name="T41_105">się</text:span><text:span text:style-name="T41_106"><text:s/></text:span><text:span text:style-name="T41_107">zło</text:span><text:span text:style-name="T41_108">,<text:s/></text:span><text:span text:style-name="T41_109">więc</text:span><text:span text:style-name="T41_110"><text:s/></text:span><text:span text:style-name="T41_111">ponownie</text:span><text:span text:style-name="T41_112"><text:s/></text:span><text:span text:style-name="T41_113">nasuwa</text:span><text:span text:style-name="T41_114"><text:s/></text:span><text:span text:style-name="T41_115">się</text:span><text:span text:style-name="T41_116"><text:s/></text:span><text:span text:style-name="T41_117">pytanie</text:span><text:span text:style-name="T41_118">:<text:s/></text:span><text:span text:style-name="T41_119">Czemu</text:span><text:span text:style-name="T41_120"><text:s/></text:span><text:span text:style-name="T41_121">nic</text:span><text:span text:style-name="T41_122"><text:s/></text:span><text:span text:style-name="T41_123">z</text:span><text:span text:style-name="T41_124"><text:s/></text:span><text:span text:style-name="T41_125">nim</text:span><text:span text:style-name="T41_126"><text:s/></text:span><text:span text:style-name="T41_127">nie</text:span><text:span text:style-name="T41_128"><text:s/></text:span><text:span text:style-name="T41_129">robi</text:span><text:span text:style-name="T41_130">?</text:span></text:p>
      <text:p text:style-name="P42"/>
      <text:p text:style-name="P43"><text:span text:style-name="T43_1">Zazwyczaj</text:span><text:span text:style-name="T43_2"><text:s/></text:span><text:span text:style-name="T43_3">przytacza</text:span><text:span text:style-name="T43_4"><text:s/></text:span><text:span text:style-name="T43_5">się</text:span><text:span text:style-name="T43_6"><text:s/></text:span><text:span text:style-name="T43_7">dość</text:span><text:span text:style-name="T43_8"><text:s/></text:span><text:span text:style-name="T43_9">kiepski</text:span><text:span text:style-name="T43_10"><text:s/></text:span><text:span text:style-name="T43_11">kontrargument</text:span><text:span text:style-name="T43_12"><text:s/></text:span><text:span text:style-name="T43_13">o</text:span><text:span text:style-name="T43_14"><text:s/></text:span><text:span text:style-name="T43_15">wolnej</text:span><text:span text:style-name="T43_16"><text:s/></text:span><text:span text:style-name="T43_17">woli</text:span><text:span text:style-name="T43_18"><text:s/></text:span><text:span text:style-name="T43_19">człowieka</text:span><text:span text:style-name="T43_20">.<text:s/></text:span><text:span text:style-name="T43_21">Ów</text:span><text:span text:style-name="T43_22"><text:s/></text:span><text:span text:style-name="T43_23">argument</text:span><text:span text:style-name="T43_24"><text:s/></text:span><text:span text:style-name="T43_25">natychmiast</text:span><text:span text:style-name="T43_26"><text:s/></text:span><text:span text:style-name="T43_27">blednie</text:span><text:span text:style-name="T43_28"><text:s/></text:span><text:span text:style-name="T43_29">w</text:span><text:span text:style-name="T43_30"><text:s/></text:span><text:span text:style-name="T43_31">obliczu</text:span><text:span text:style-name="T43_32"><text:s/></text:span><text:span text:style-name="T43_33">cierpienia</text:span><text:span text:style-name="T43_34"><text:s/></text:span><text:span text:style-name="T43_35">dzieci</text:span><text:span text:style-name="T43_36"><text:s/></text:span><text:span text:style-name="T43_37">chorych</text:span><text:span text:style-name="T43_38"><text:s/></text:span><text:span text:style-name="T43_39">na</text:span><text:span text:style-name="T43_40"><text:s/></text:span><text:span text:style-name="T43_41">raka</text:span><text:span text:style-name="T43_42"><text:s/></text:span><text:span text:style-name="T43_43">i</text:span><text:span text:style-name="T43_44"><text:s/></text:span><text:span text:style-name="T43_45">uczestniczących</text:span><text:span text:style-name="T43_46"><text:s/></text:span><text:span text:style-name="T43_47">w</text:span><text:span text:style-name="T43_48"><text:s/></text:span><text:span text:style-name="T43_49">różnego</text:span><text:span text:style-name="T43_50"><text:s/></text:span><text:span text:style-name="T43_51">rodzaju</text:span><text:span text:style-name="T43_52"><text:s/></text:span><text:span text:style-name="T43_53">wypadkach</text:span><text:span text:style-name="T43_54">,<text:s/></text:span><text:span text:style-name="T43_55">a</text:span><text:span text:style-name="T43_56"><text:s/></text:span><text:span text:style-name="T43_57">także</text:span><text:span text:style-name="T43_58">,<text:s/></text:span><text:span text:style-name="T43_59">oczywiście</text:span><text:span text:style-name="T43_60">,<text:s/></text:span><text:span text:style-name="T43_61">wobec</text:span><text:span text:style-name="T43_62"><text:s/></text:span><text:span text:style-name="T43_63">niedoborów</text:span><text:span text:style-name="T43_64"><text:s/></text:span><text:span text:style-name="T43_65">różnych</text:span><text:span text:style-name="T43_66"><text:s/></text:span><text:span text:style-name="T43_67">surowców</text:span><text:span text:style-name="T43_68">,<text:s/></text:span><text:span text:style-name="T43_69">różnorakich</text:span><text:span text:style-name="T43_70"><text:s/></text:span><text:span text:style-name="T43_71">chorób</text:span><text:span text:style-name="T43_72"><text:s/></text:span><text:span text:style-name="T43_73">nękających</text:span><text:span text:style-name="T43_74"><text:s/></text:span><text:span text:style-name="T43_75">ludzkość</text:span><text:span text:style-name="T43_76"><text:s/></text:span><text:span text:style-name="T43_77">i</text:span><text:span text:style-name="T43_78"><text:s/></text:span><text:span text:style-name="T43_79">okrutnej</text:span><text:span text:style-name="T43_80"><text:s/></text:span><text:span text:style-name="T43_81">fizyczności</text:span><text:span text:style-name="T43_82"><text:s/></text:span><text:span text:style-name="T43_83">naszych</text:span><text:span text:style-name="T43_84"><text:s/></text:span><text:span text:style-name="T43_85">istnień</text:span><text:span text:style-name="T43_86">,<text:s/></text:span><text:span text:style-name="T43_87">która</text:span><text:span text:style-name="T43_88"><text:s/></text:span><text:span text:style-name="T43_89">przyzwala</text:span><text:span text:style-name="T43_90"><text:s/></text:span><text:span text:style-name="T43_91">na</text:span><text:span text:style-name="T43_92"><text:s/></text:span><text:span text:style-name="T43_93">niekończące</text:span><text:span text:style-name="T43_94"><text:s/></text:span><text:span text:style-name="T43_95">się</text:span><text:span text:style-name="T43_96"><text:s/></text:span><text:span text:style-name="T43_97">zło</text:span><text:span text:style-name="T43_98"><text:s/></text:span><text:span text:style-name="T43_99">i</text:span><text:span text:style-name="T43_100"><text:s/></text:span><text:span text:style-name="T43_101">cierpienie</text:span><text:span text:style-name="T43_102">.</text:span></text:p>
      <text:p text:style-name="P44"/>
      <text:p text:style-name="P45"><text:span text:style-name="T45_1">Ostatecznie</text:span><text:span text:style-name="T45_2"><text:s/></text:span><text:span text:style-name="T45_3">albo</text:span><text:span text:style-name="T45_4"><text:s/></text:span><text:span text:style-name="T45_5">Boga</text:span><text:span text:style-name="T45_6"><text:s/></text:span><text:span text:style-name="T45_7">nie</text:span><text:span text:style-name="T45_8"><text:s/></text:span><text:span text:style-name="T45_9">obchodzą</text:span><text:span text:style-name="T45_10"><text:s/></text:span><text:span text:style-name="T45_11">ludzie</text:span><text:span text:style-name="T45_12">,<text:s/></text:span><text:span text:style-name="T45_13">albo</text:span><text:span text:style-name="T45_14"><text:s/></text:span><text:span text:style-name="T45_15">jest</text:span><text:span text:style-name="T45_16"><text:s/></text:span><text:span text:style-name="T45_17">draniem</text:span><text:span text:style-name="T45_18">,<text:s/></text:span><text:span text:style-name="T45_19">albo</text:span><text:span text:style-name="T45_20"><text:s/></text:span><text:span text:style-name="T45_21">zwyczajnie</text:span><text:span text:style-name="T45_22"><text:s/></text:span><text:span text:style-name="T45_23">go</text:span><text:span text:style-name="T45_24"><text:s/></text:span><text:span text:style-name="T45_25">nie</text:span><text:span text:style-name="T45_26"><text:s/></text:span><text:span text:style-name="T45_27">ma</text:span><text:span text:style-name="T45_28">.</text:span></text:p>
      <text:p text:style-name="P46"/>
      <text:p text:style-name="P47"><text:span text:style-name="T47_1">Natomiast</text:span><text:span text:style-name="T47_2"><text:s/></text:span><text:span text:style-name="T47_3">w</text:span><text:span text:style-name="T47_4"><text:s/></text:span><text:span text:style-name="T47_5">Optymalwersum</text:span><text:span text:style-name="T47_6">,<text:s/></text:span><text:span text:style-name="T47_7">kiedy</text:span><text:span text:style-name="T47_8"><text:s/></text:span><text:span text:style-name="T47_9">dana</text:span><text:span text:style-name="T47_10"><text:s/></text:span><text:span text:style-name="T47_11">osoba</text:span><text:span text:style-name="T47_12"><text:s/></text:span><text:span text:style-name="T47_13">zostanie</text:span><text:span text:style-name="T47_14"><text:s/></text:span><text:span text:style-name="T47_15">już</text:span><text:span text:style-name="T47_16"><text:s/></text:span><text:span text:style-name="T47_17">wgrana</text:span><text:span text:style-name="T47_18"><text:s/></text:span><text:span text:style-name="T47_19">do</text:span><text:span text:style-name="T47_20"><text:s/></text:span><text:span text:style-name="T47_21">wirtualnej</text:span><text:span text:style-name="T47_22"><text:s/></text:span><text:span text:style-name="T47_23">rzeczywistości</text:span><text:span text:style-name="T47_24">,<text:s/></text:span><text:span text:style-name="T47_25">każde</text:span><text:span text:style-name="T47_26"><text:s/></text:span><text:span text:style-name="T47_27">wydarzenie</text:span><text:span text:style-name="T47_28"><text:s/></text:span><text:span text:style-name="T47_29">w</text:span><text:span text:style-name="T47_30"><text:s/></text:span><text:span text:style-name="T47_31">jej</text:span><text:span text:style-name="T47_32"><text:s/>“</text:span><text:span text:style-name="T47_33">życiu</text:span><text:span text:style-name="T47_34">”<text:s/></text:span><text:span text:style-name="T47_35">ma</text:span><text:span text:style-name="T47_36"><text:s/></text:span><text:span text:style-name="T47_37">sens</text:span><text:span text:style-name="T47_38"><text:s/></text:span><text:span text:style-name="T47_39">i</text:span><text:span text:style-name="T47_40"><text:s/></text:span><text:span text:style-name="T47_41">zapewnia</text:span><text:span text:style-name="T47_42"><text:s/></text:span><text:span text:style-name="T47_43">satysfakcję</text:span><text:span text:style-name="T47_44"><text:s/></text:span><text:span text:style-name="T47_45">w</text:span><text:span text:style-name="T47_46"><text:s/></text:span><text:span text:style-name="T47_47">odniesieniu</text:span><text:span text:style-name="T47_48"><text:s/></text:span><text:span text:style-name="T47_49">do</text:span><text:span text:style-name="T47_50"><text:s/></text:span><text:span text:style-name="T47_51">jej</text:span><text:span text:style-name="T47_52"><text:s/></text:span><text:span text:style-name="T47_53">wartości</text:span><text:span text:style-name="T47_54">,<text:s/></text:span><text:span text:style-name="T47_55">jakiekolwiek</text:span><text:span text:style-name="T47_56"><text:s/></text:span><text:span text:style-name="T47_57">by</text:span><text:span text:style-name="T47_58"><text:s/></text:span><text:span text:style-name="T47_59">one</text:span><text:span text:style-name="T47_60"><text:s/></text:span><text:span text:style-name="T47_61">nie</text:span><text:span text:style-name="T47_62"><text:s/></text:span><text:span text:style-name="T47_63">były</text:span><text:span text:style-name="T47_64">.<text:s/></text:span><text:span text:style-name="T47_65">W</text:span><text:span text:style-name="T47_66"><text:s/></text:span><text:span text:style-name="T47_67">jej</text:span><text:span text:style-name="T47_68"><text:s/></text:span><text:span text:style-name="T47_69">sztucznym</text:span><text:span text:style-name="T47_70"><text:s/></text:span><text:span text:style-name="T47_71">świecie</text:span><text:span text:style-name="T47_72"><text:s/></text:span><text:span text:style-name="T47_73">zło</text:span><text:span text:style-name="T47_74"><text:s/></text:span><text:span text:style-name="T47_75">dosłownie</text:span><text:span text:style-name="T47_76"><text:s/></text:span><text:span text:style-name="T47_77">nie</text:span><text:span text:style-name="T47_78"><text:s/></text:span><text:span text:style-name="T47_79">może</text:span><text:span text:style-name="T47_80"><text:s/></text:span><text:span text:style-name="T47_81">istnieć</text:span><text:span text:style-name="T47_82"><text:s/></text:span><text:span text:style-name="T47_83">w</text:span><text:span text:style-name="T47_84"><text:s/></text:span><text:span text:style-name="T47_85">żadnej</text:span><text:span text:style-name="T47_86"><text:s/></text:span><text:span text:style-name="T47_87">rzeczywistej</text:span><text:span text:style-name="T47_88"><text:s/></text:span><text:span text:style-name="T47_89">formie</text:span><text:span text:style-name="T47_90">.</text:span></text:p>
      <text:p text:style-name="P48"/>
      <text:p text:style-name="P49"><text:span text:style-name="T49_1">Dodatkowo</text:span><text:span text:style-name="T49_2"><text:s/></text:span><text:span text:style-name="T49_3">długość</text:span><text:span text:style-name="T49_4"><text:s/></text:span><text:span text:style-name="T49_5">życia</text:span><text:span text:style-name="T49_6"><text:s/></text:span><text:span text:style-name="T49_7">takiej</text:span><text:span text:style-name="T49_8"><text:s/></text:span><text:span text:style-name="T49_9">jednostki</text:span><text:span text:style-name="T49_10"><text:s/></text:span><text:span text:style-name="T49_11">można</text:span><text:span text:style-name="T49_12"><text:s/></text:span><text:span text:style-name="T49_13">by</text:span><text:span text:style-name="T49_14"><text:s/></text:span><text:span text:style-name="T49_15">liczyć</text:span><text:span text:style-name="T49_16"><text:s/></text:span><text:span text:style-name="T49_17">w</text:span><text:span text:style-name="T49_18"><text:s/></text:span><text:span text:style-name="T49_19">decylionach</text:span><text:span text:style-name="T49_20"><text:s/></text:span><text:span text:style-name="T49_21">lat</text:span><text:span text:style-name="T49_22">,<text:s/></text:span><text:span text:style-name="T49_23">a</text:span><text:span text:style-name="T49_24"><text:s/></text:span><text:span text:style-name="T49_25">być</text:span><text:span text:style-name="T49_26"><text:s/></text:span><text:span text:style-name="T49_27">może</text:span><text:span text:style-name="T49_28"><text:s/></text:span><text:span text:style-name="T49_29">nawet</text:span><text:span text:style-name="T49_30"><text:s/></text:span><text:span text:style-name="T49_31">i</text:span><text:span text:style-name="T49_32"><text:s/></text:span><text:span text:style-name="T49_33">wiecznie</text:span><text:span text:style-name="T49_34">,<text:s/></text:span><text:span text:style-name="T49_35">jeżeli</text:span><text:span text:style-name="T49_36"><text:s/></text:span><text:span text:style-name="T49_37">tylko</text:span><text:span text:style-name="T49_38"><text:s/></text:span><text:span text:style-name="T49_39">uda</text:span><text:span text:style-name="T49_40"><text:s/></text:span><text:span text:style-name="T49_41">jej</text:span><text:span text:style-name="T49_42"><text:s/></text:span><text:span text:style-name="T49_43">się</text:span><text:span text:style-name="T49_44"><text:s/></text:span><text:span text:style-name="T49_45">rozwiązać</text:span><text:span text:style-name="T49_46"><text:s/></text:span><text:span text:style-name="T49_47">problem</text:span><text:span text:style-name="T49_48"><text:s/></text:span><text:span text:style-name="T49_49">entropii</text:span><text:span text:style-name="T49_50">,<text:s/></text:span><text:span text:style-name="T49_51">co</text:span><text:span text:style-name="T49_52"><text:s/></text:span><text:span text:style-name="T49_53">oczywiście</text:span><text:span text:style-name="T49_54"><text:s/></text:span><text:span text:style-name="T49_55">będzie</text:span><text:span text:style-name="T49_56"><text:s/></text:span><text:span text:style-name="T49_57">próbowała</text:span><text:span text:style-name="T49_58"><text:s/></text:span><text:span text:style-name="T49_59">zrobić</text:span><text:span text:style-name="T49_60">.</text:span></text:p>
      <text:p text:style-name="P50"/>
      <text:p text:style-name="P51"><text:span text:style-name="T51_1">Jestem</text:span><text:span text:style-name="T51_2"><text:s/></text:span><text:span text:style-name="T51_3">zafascynowana</text:span><text:span text:style-name="T51_4"><text:s/></text:span><text:span text:style-name="T51_5">opowiadaniami</text:span><text:span text:style-name="T51_6"><text:s/></text:span><text:span text:style-name="T51_7">z</text:span><text:span text:style-name="T51_8"><text:s/></text:span><text:span text:style-name="T51_9">obu</text:span><text:span text:style-name="T51_10"><text:s/></text:span><text:span text:style-name="T51_11">uniwersów</text:span><text:span text:style-name="T51_12">,<text:s/></text:span><text:span text:style-name="T51_13">ale</text:span><text:span text:style-name="T51_14"><text:s/></text:span><text:span text:style-name="T51_15">to</text:span><text:span text:style-name="T51_16"><text:s/></text:span><text:span text:style-name="T51_17">Optymalwersum</text:span><text:span text:style-name="T51_18"><text:s/></text:span><text:span text:style-name="T51_19">ma</text:span><text:span text:style-name="T51_20"><text:s/></text:span><text:span text:style-name="T51_21">jeden</text:span><text:span text:style-name="T51_22"><text:s/></text:span><text:span text:style-name="T51_23">aspekt</text:span><text:span text:style-name="T51_24"><text:s/></text:span><text:span text:style-name="T51_25">czyniący</text:span><text:span text:style-name="T51_26"><text:s/></text:span><text:span text:style-name="T51_27">je</text:span><text:span text:style-name="T51_28"><text:s/></text:span><text:span text:style-name="T51_29">szczególnym</text:span><text:span text:style-name="T51_30">:<text:s/></text:span><text:span text:style-name="T51_31">jest</text:span><text:span text:style-name="T51_32"><text:s/></text:span><text:span text:style-name="T51_33">faktycznie</text:span><text:span text:style-name="T51_34"><text:s/></text:span><text:span text:style-name="T51_35">możliwe</text:span><text:span text:style-name="T51_36"><text:s/></text:span><text:span text:style-name="T51_37">do</text:span><text:span text:style-name="T51_38"><text:s/></text:span><text:span text:style-name="T51_39">zrealizowania</text:span><text:span text:style-name="T51_40">.<text:s/></text:span><text:span text:style-name="T51_41">Żadne</text:span><text:span text:style-name="T51_42"><text:s/></text:span><text:span text:style-name="T51_43">kucykowe</text:span><text:span text:style-name="T51_44"><text:s/></text:span><text:span text:style-name="T51_45">uniwersum</text:span><text:span text:style-name="T51_46"><text:s/></text:span><text:span text:style-name="T51_47">nie</text:span><text:span text:style-name="T51_48"><text:s/></text:span><text:span text:style-name="T51_49">pojawi</text:span><text:span text:style-name="T51_50"><text:s/></text:span><text:span text:style-name="T51_51">się</text:span><text:span text:style-name="T51_52"><text:s/></text:span><text:span text:style-name="T51_53">nagle</text:span><text:span text:style-name="T51_54"><text:s/></text:span><text:span text:style-name="T51_55">w</text:span><text:span text:style-name="T51_56"><text:s/></text:span><text:span text:style-name="T51_57">naszych</text:span><text:span text:style-name="T51_58"><text:s/></text:span><text:span text:style-name="T51_59">życiach</text:span><text:span text:style-name="T51_60"><text:s/></text:span><text:span text:style-name="T51_61">i</text:span><text:span text:style-name="T51_62"><text:s/></text:span><text:span text:style-name="T51_63">nie</text:span><text:span text:style-name="T51_64"><text:s/></text:span><text:span text:style-name="T51_65">uratuje</text:span><text:span text:style-name="T51_66"><text:s/></text:span><text:span text:style-name="T51_67">nam</text:span><text:span text:style-name="T51_68"><text:s/></text:span><text:span text:style-name="T51_69">tyłków</text:span><text:span text:style-name="T51_70">;<text:s/></text:span><text:span text:style-name="T51_71">jeżeli</text:span><text:span text:style-name="T51_72"><text:s/></text:span><text:span text:style-name="T51_73">zniszczymy</text:span><text:span text:style-name="T51_74"><text:s/></text:span><text:span text:style-name="T51_75">własny</text:span><text:span text:style-name="T51_76"><text:s/></text:span><text:span text:style-name="T51_77">świat</text:span><text:span text:style-name="T51_78">,<text:s/></text:span><text:span text:style-name="T51_79">zniszczymy</text:span><text:span text:style-name="T51_80"><text:s/></text:span><text:span text:style-name="T51_81">samych</text:span><text:span text:style-name="T51_82"><text:s/></text:span><text:span text:style-name="T51_83">siebie</text:span><text:span text:style-name="T51_84"><text:s/></text:span><text:span text:style-name="T51_85">i</text:span><text:span text:style-name="T51_86"><text:s/></text:span><text:span text:style-name="T51_87">koniec</text:span><text:span text:style-name="T51_88"><text:s/></text:span><text:span text:style-name="T51_89">historii</text:span><text:span text:style-name="T51_90">.<text:s/></text:span><text:span text:style-name="T51_91">Uploading</text:span><text:span text:style-name="T51_92"><text:s/></text:span><text:span text:style-name="T51_93">natomiast</text:span><text:span text:style-name="T51_94"><text:s/></text:span><text:span text:style-name="T51_95">jest</text:span><text:span text:style-name="T51_96"><text:s/></text:span><text:span text:style-name="T51_97">możliwy</text:span><text:span text:style-name="T51_98">,<text:s/></text:span><text:span text:style-name="T51_99">był</text:span><text:span text:style-name="T51_100"><text:s/></text:span><text:span text:style-name="T51_101">już</text:span><text:span text:style-name="T51_102"><text:s/></text:span><text:span text:style-name="T51_103">zresztą</text:span><text:span text:style-name="T51_104"><text:s/></text:span><text:span text:style-name="T51_105">przeprowadzany</text:span><text:span text:style-name="T51_106"><text:s/></text:span><text:span text:style-name="T51_107">na</text:span><text:span text:style-name="T51_108"><text:s/></text:span><text:span text:style-name="T51_109">płazińcach</text:span><text:span text:style-name="T51_110">.<text:s/></text:span><text:span text:style-name="T51_111">Nie</text:span><text:span text:style-name="T51_112"><text:s/></text:span><text:span text:style-name="T51_113">możemy</text:span><text:span text:style-name="T51_114"><text:s/></text:span><text:span text:style-name="T51_115">wykluczyć</text:span><text:span text:style-name="T51_116">,<text:s/></text:span><text:span text:style-name="T51_117">że</text:span><text:span text:style-name="T51_118"><text:s/></text:span><text:span text:style-name="T51_119">kiedyś</text:span><text:span text:style-name="T51_120"><text:s/></text:span><text:span text:style-name="T51_121">powstanie</text:span><text:span text:style-name="T51_122"><text:s/></text:span><text:span text:style-name="T51_123">taka</text:span><text:span text:style-name="T51_124"><text:s/>“</text:span><text:span text:style-name="T51_125">Osobliwość</text:span><text:span text:style-name="T51_126">”<text:s/></text:span><text:span text:style-name="T51_127">oraz</text:span><text:span text:style-name="T51_128"><text:s/></text:span><text:span text:style-name="T51_129">że</text:span><text:span text:style-name="T51_130"><text:s/></text:span><text:span text:style-name="T51_131">wgrywanie</text:span><text:span text:style-name="T51_132"><text:s/></text:span><text:span text:style-name="T51_133">ludzkich</text:span><text:span text:style-name="T51_134"><text:s/></text:span><text:span text:style-name="T51_135">umysłów</text:span><text:span text:style-name="T51_136"><text:s/></text:span><text:span text:style-name="T51_137">do</text:span><text:span text:style-name="T51_138"><text:s/></text:span><text:span text:style-name="T51_139">systemu</text:span><text:span text:style-name="T51_140"><text:s/></text:span><text:span text:style-name="T51_141">będzie</text:span><text:span text:style-name="T51_142"><text:s/></text:span><text:span text:style-name="T51_143">możliwe</text:span><text:span text:style-name="T51_144">.</text:span></text:p>
      <text:p text:style-name="P52"/>
      <text:p text:style-name="P53"><text:span text:style-name="T53_1">Lubię</text:span><text:span text:style-name="T53_2"><text:s/></text:span><text:span text:style-name="T53_3">wierzyć</text:span><text:span text:style-name="T53_4">,<text:s/></text:span><text:span text:style-name="T53_5">że</text:span><text:span text:style-name="T53_6"><text:s/></text:span><text:span text:style-name="T53_7">coś</text:span><text:span text:style-name="T53_8"><text:s/></text:span><text:span text:style-name="T53_9">jest</text:span><text:span text:style-name="T53_10"><text:s/></text:span><text:span text:style-name="T53_11">możliwe</text:span><text:span text:style-name="T53_12">.</text:span></text:p>
      <text:p text:style-name="P54"/>
      <text:p text:style-name="P55"><text:span text:style-name="T55_1">Mimo</text:span><text:span text:style-name="T55_2"><text:s/></text:span><text:span text:style-name="T55_3">to</text:span><text:span text:style-name="T55_4"><text:s/></text:span><text:span text:style-name="T55_5">napisałam</text:span><text:span text:style-name="T55_6"><text:s/></text:span><text:span text:style-name="T55_7">o</text:span><text:span text:style-name="T55_8"><text:s/></text:span><text:span text:style-name="T55_9">wiele</text:span><text:span text:style-name="T55_10"><text:s/></text:span><text:span text:style-name="T55_11">więcej</text:span><text:span text:style-name="T55_12"><text:s/></text:span><text:span text:style-name="T55_13">historii</text:span><text:span text:style-name="T55_14"><text:s/></text:span><text:span text:style-name="T55_15">z</text:span><text:span text:style-name="T55_16"><text:s/></text:span><text:span text:style-name="T55_17">uniwersum</text:span><text:span text:style-name="T55_18"><text:s/></text:span><text:span text:style-name="T55_19">biur</text:span><text:span text:style-name="T55_20">.<text:s/></text:span><text:span text:style-name="T55_21">Powód</text:span><text:span text:style-name="T55_22">?<text:s/></text:span><text:span text:style-name="T55_23">Zdecydowanie</text:span><text:span text:style-name="T55_24"><text:s/></text:span><text:span text:style-name="T55_25">większe</text:span><text:span text:style-name="T55_26"><text:s/></text:span><text:span text:style-name="T55_27">możliwości</text:span><text:span text:style-name="T55_28"><text:s/></text:span><text:span text:style-name="T55_29">napisania</text:span><text:span text:style-name="T55_30"><text:s/></text:span><text:span text:style-name="T55_31">wciągającej</text:span><text:span text:style-name="T55_32"><text:s/></text:span><text:span text:style-name="T55_33">historii</text:span><text:span text:style-name="T55_34">,<text:s/></text:span><text:span text:style-name="T55_35">kiedy</text:span><text:span text:style-name="T55_36"><text:s/></text:span><text:span text:style-name="T55_37">istnieje</text:span><text:span text:style-name="T55_38"><text:s/></text:span><text:span text:style-name="T55_39">cierpienie</text:span><text:span text:style-name="T55_40">.<text:s/></text:span><text:span text:style-name="T55_41">Wszystkie</text:span><text:span text:style-name="T55_42"><text:s/></text:span><text:span text:style-name="T55_43">dramaty</text:span><text:span text:style-name="T55_44"><text:s/></text:span><text:span text:style-name="T55_45">bazują</text:span><text:span text:style-name="T55_46"><text:s/></text:span><text:span text:style-name="T55_47">na</text:span><text:span text:style-name="T55_48"><text:s/></text:span><text:span text:style-name="T55_49">cierpieniu</text:span><text:span text:style-name="T55_50">.<text:s/></text:span><text:span text:style-name="T55_51">TCB</text:span><text:span text:style-name="T55_52"><text:s/></text:span><text:span text:style-name="T55_53">uwzględnia</text:span><text:span text:style-name="T55_54"><text:s/></text:span><text:span text:style-name="T55_55">grzechy</text:span><text:span text:style-name="T55_56"><text:s/></text:span><text:span text:style-name="T55_57">i</text:span><text:span text:style-name="T55_58"><text:s/></text:span><text:span text:style-name="T55_59">grzeszki</text:span><text:span text:style-name="T55_60"><text:s/></text:span><text:span text:style-name="T55_61">naszego</text:span><text:span text:style-name="T55_62"><text:s/></text:span><text:span text:style-name="T55_63">prawdziwego</text:span><text:span text:style-name="T55_64"><text:s/></text:span><text:span text:style-name="T55_65">świata</text:span><text:span text:style-name="T55_66"><text:s/></text:span><text:span text:style-name="T55_67">i</text:span><text:span text:style-name="T55_68"><text:s/></text:span><text:span text:style-name="T55_69">dodaje</text:span><text:span text:style-name="T55_70"><text:s/></text:span><text:span text:style-name="T55_71">swoje</text:span><text:span text:style-name="T55_72">,<text:s/></text:span><text:span text:style-name="T55_73">co</text:span><text:span text:style-name="T55_74"><text:s/></text:span><text:span text:style-name="T55_75">czyni</text:span><text:span text:style-name="T55_76"><text:s/></text:span><text:span text:style-name="T55_77">świat</text:span><text:span text:style-name="T55_78"><text:s/></text:span><text:span text:style-name="T55_79">przedstawiony</text:span><text:span text:style-name="T55_80"><text:s/></text:span><text:span text:style-name="T55_81">o</text:span><text:span text:style-name="T55_82"><text:s/></text:span><text:span text:style-name="T55_83">wiele</text:span><text:span text:style-name="T55_84"><text:s/></text:span><text:span text:style-name="T55_85">ciekawszym</text:span><text:span text:style-name="T55_86">.</text:span></text:p>
      <text:p text:style-name="P56"/>
      <text:p text:style-name="P57"><text:span text:style-name="T57_1">Większość</text:span><text:span text:style-name="T57_2"><text:s/></text:span><text:span text:style-name="T57_3">historii</text:span><text:span text:style-name="T57_4"><text:s/></text:span><text:span text:style-name="T57_5">w</text:span><text:span text:style-name="T57_6"><text:s/></text:span><text:span text:style-name="T57_7">Optymalwersum</text:span><text:span text:style-name="T57_8"><text:s/></text:span><text:span text:style-name="T57_9">kończy</text:span><text:span text:style-name="T57_10"><text:s/></text:span><text:span text:style-name="T57_11">się</text:span><text:span text:style-name="T57_12"><text:s/></text:span><text:span text:style-name="T57_13">zaraz</text:span><text:span text:style-name="T57_14"><text:s/></text:span><text:span text:style-name="T57_15">po</text:span><text:span text:style-name="T57_16"><text:s/></text:span><text:span text:style-name="T57_17">tym</text:span><text:span text:style-name="T57_18">,<text:s/></text:span><text:span text:style-name="T57_19">jak</text:span><text:span text:style-name="T57_20"><text:s/></text:span><text:span text:style-name="T57_21">zostanie</text:span><text:span text:style-name="T57_22"><text:s/></text:span><text:span text:style-name="T57_23">wrzucona</text:span><text:span text:style-name="T57_24">.<text:s/></text:span><text:span text:style-name="T57_25">Powodem</text:span><text:span text:style-name="T57_26"><text:s/></text:span><text:span text:style-name="T57_27">jest</text:span><text:span text:style-name="T57_28"><text:s/></text:span><text:span text:style-name="T57_29">to</text:span><text:span text:style-name="T57_30">,<text:s/></text:span><text:span text:style-name="T57_31">że</text:span><text:span text:style-name="T57_32"><text:s/></text:span><text:span text:style-name="T57_33">po</text:span><text:span text:style-name="T57_34"><text:s/></text:span><text:span text:style-name="T57_35">zakończeniu</text:span><text:span text:style-name="T57_36"><text:s/></text:span><text:span text:style-name="T57_37">nie</text:span><text:span text:style-name="T57_38"><text:s/></text:span><text:span text:style-name="T57_39">ma</text:span><text:span text:style-name="T57_40"><text:s/></text:span><text:span text:style-name="T57_41">nic</text:span><text:span text:style-name="T57_42"><text:s/></text:span><text:span text:style-name="T57_43">więcej</text:span><text:span text:style-name="T57_44"><text:s/></text:span><text:span text:style-name="T57_45">niż</text:span><text:span text:style-name="T57_46"><text:s/></text:span><text:span text:style-name="T57_47">pozbawiona</text:span><text:span text:style-name="T57_48"><text:s/></text:span><text:span text:style-name="T57_49">trosk</text:span><text:span text:style-name="T57_50">,<text:s/></text:span><text:span text:style-name="T57_51">stała</text:span><text:span text:style-name="T57_52"><text:s/></text:span><text:span text:style-name="T57_53">egzystencja</text:span><text:span text:style-name="T57_54"><text:s/></text:span><text:span text:style-name="T57_55">pełna</text:span><text:span text:style-name="T57_56"><text:s/></text:span><text:span text:style-name="T57_57">zadowolenia</text:span><text:span text:style-name="T57_58"><text:s/></text:span><text:span text:style-name="T57_59">i</text:span><text:span text:style-name="T57_60"><text:s/></text:span><text:span text:style-name="T57_61">spełnienia</text:span><text:span text:style-name="T57_62">.</text:span></text:p>
      <text:p text:style-name="P58"/>
      <text:p text:style-name="P59"><text:span text:style-name="T59_1">5.<text:s/></text:span><text:span text:style-name="T59_2">Jak</text:span><text:span text:style-name="T59_3"><text:s/></text:span><text:span text:style-name="T59_4">długo</text:span><text:span text:style-name="T59_5"><text:s/></text:span><text:span text:style-name="T59_6">zajmuje</text:span><text:span text:style-name="T59_7"><text:s/></text:span><text:span text:style-name="T59_8">ci</text:span><text:span text:style-name="T59_9"><text:s/></text:span><text:span text:style-name="T59_10">zwykle</text:span><text:span text:style-name="T59_11"><text:s/></text:span><text:span text:style-name="T59_12">napisanie</text:span><text:span text:style-name="T59_13"><text:s/></text:span><text:span text:style-name="T59_14">w</text:span><text:span text:style-name="T59_15"><text:s/></text:span><text:span text:style-name="T59_16">całości</text:span><text:span text:style-name="T59_17"><text:s/></text:span><text:span text:style-name="T59_18">opowiadania</text:span><text:span text:style-name="T59_19">?<text:s text:c="2"/></text:span><text:span text:style-name="T59_20">Zawsze</text:span><text:span text:style-name="T59_21"><text:s/></text:span><text:span text:style-name="T59_22">masz</text:span><text:span text:style-name="T59_23"><text:s/></text:span><text:span text:style-name="T59_24">wszystko</text:span><text:span text:style-name="T59_25"><text:s/></text:span><text:span text:style-name="T59_26">zaplanowane</text:span><text:span text:style-name="T59_27">,<text:s/></text:span><text:span text:style-name="T59_28">od</text:span><text:span text:style-name="T59_29"><text:s/></text:span><text:span text:style-name="T59_30">początku</text:span><text:span text:style-name="T59_31"><text:s/></text:span><text:span text:style-name="T59_32">do</text:span><text:span text:style-name="T59_33"><text:s/></text:span><text:span text:style-name="T59_34">końca</text:span><text:span text:style-name="T59_35">,<text:s/></text:span><text:span text:style-name="T59_36">czy</text:span><text:span text:style-name="T59_37"><text:s/></text:span><text:span text:style-name="T59_38">zostawiasz</text:span><text:span text:style-name="T59_39"><text:s/></text:span><text:span text:style-name="T59_40">sobie</text:span><text:span text:style-name="T59_41"><text:s/></text:span><text:span text:style-name="T59_42">miejsce</text:span><text:span text:style-name="T59_43"><text:s/></text:span><text:span text:style-name="T59_44">na</text:span><text:span text:style-name="T59_45"><text:s/></text:span><text:span text:style-name="T59_46">szczyptę</text:span><text:span text:style-name="T59_47"><text:s/></text:span><text:span text:style-name="T59_48">improwizacji</text:span><text:span text:style-name="T59_49">?</text:span></text:p>
      <text:p text:style-name="P60"/>
      <text:p text:style-name="P61"><text:span text:style-name="T61_1">Z</text:span><text:span text:style-name="T61_2"><text:s/></text:span><text:span text:style-name="T61_3">reguły</text:span><text:span text:style-name="T61_4"><text:s/></text:span><text:span text:style-name="T61_5">piszę</text:span><text:span text:style-name="T61_6"><text:s/></text:span><text:span text:style-name="T61_7">jeden</text:span><text:span text:style-name="T61_8"><text:s/></text:span><text:span text:style-name="T61_9">rozdział</text:span><text:span text:style-name="T61_10"><text:s/></text:span><text:span text:style-name="T61_11">dziennie</text:span><text:span text:style-name="T61_12">.<text:s/></text:span><text:span text:style-name="T61_13">Co</text:span><text:span text:style-name="T61_14"><text:s/></text:span><text:span text:style-name="T61_15">za</text:span><text:span text:style-name="T61_16"><text:s/></text:span><text:span text:style-name="T61_17">tym</text:span><text:span text:style-name="T61_18"><text:s/></text:span><text:span text:style-name="T61_19">idzie</text:span><text:span text:style-name="T61_20">,<text:s/></text:span><text:span text:style-name="T61_21">każde</text:span><text:span text:style-name="T61_22"><text:s/></text:span><text:span text:style-name="T61_23">opowiadanie</text:span><text:span text:style-name="T61_24"><text:s/></text:span><text:span text:style-name="T61_25">piszę</text:span><text:span text:style-name="T61_26"><text:s/></text:span><text:span text:style-name="T61_27">tyle</text:span><text:span text:style-name="T61_28"><text:s/></text:span><text:span text:style-name="T61_29">dni</text:span><text:span text:style-name="T61_30">,<text:s/></text:span><text:span text:style-name="T61_31">ile</text:span><text:span text:style-name="T61_32"><text:s/></text:span><text:span text:style-name="T61_33">ma</text:span><text:span text:style-name="T61_34"><text:s/></text:span><text:span text:style-name="T61_35">rozdziałów</text:span><text:span text:style-name="T61_36">.<text:s/></text:span><text:span text:style-name="T61_37">Jeśli</text:span><text:span text:style-name="T61_38"><text:s/></text:span><text:span text:style-name="T61_39">pisany</text:span><text:span text:style-name="T61_40"><text:s/></text:span><text:span text:style-name="T61_41">fanfik</text:span><text:span text:style-name="T61_42"><text:s/></text:span><text:span text:style-name="T61_43">ma</text:span><text:span text:style-name="T61_44"><text:s/></text:span><text:span text:style-name="T61_45">dwadzieścia</text:span><text:span text:style-name="T61_46"><text:s/></text:span><text:span text:style-name="T61_47">dwa</text:span><text:span text:style-name="T61_48"><text:s/></text:span><text:span text:style-name="T61_49">rozdziały</text:span><text:span text:style-name="T61_50">,<text:s/></text:span><text:span text:style-name="T61_51">to</text:span><text:span text:style-name="T61_52"><text:s/></text:span><text:span text:style-name="T61_53">piszę</text:span><text:span text:style-name="T61_54"><text:s/></text:span><text:span text:style-name="T61_55">go</text:span><text:span text:style-name="T61_56"><text:s/></text:span><text:span text:style-name="T61_57">dwadzieścia</text:span><text:span text:style-name="T61_58"><text:s/></text:span><text:span text:style-name="T61_59">dwa</text:span><text:span text:style-name="T61_60"><text:s/></text:span><text:span text:style-name="T61_61">dni</text:span><text:span text:style-name="T61_62">.</text:span></text:p>
      <text:p text:style-name="P62"/>
      <text:p text:style-name="P63"><text:span text:style-name="T63_1">Jedynymi</text:span><text:span text:style-name="T63_2"><text:s/></text:span><text:span text:style-name="T63_3">wyjątkami</text:span><text:span text:style-name="T63_4"><text:s/></text:span><text:span text:style-name="T63_5">są</text:span><text:span text:style-name="T63_6"><text:s/></text:span><text:span text:style-name="T63_7">sytuacje</text:span><text:span text:style-name="T63_8">,<text:s/></text:span><text:span text:style-name="T63_9">w</text:span><text:span text:style-name="T63_10"><text:s/></text:span><text:span text:style-name="T63_11">których</text:span><text:span text:style-name="T63_12"><text:s/></text:span><text:span text:style-name="T63_13">przeszkadzają</text:span><text:span text:style-name="T63_14"><text:s/></text:span><text:span text:style-name="T63_15">mi</text:span><text:span text:style-name="T63_16"><text:s/></text:span><text:span text:style-name="T63_17">wydarzenia</text:span><text:span text:style-name="T63_18"><text:s/></text:span><text:span text:style-name="T63_19">w</text:span><text:span text:style-name="T63_20"><text:s/></text:span><text:span text:style-name="T63_21">życiu</text:span><text:span text:style-name="T63_22">,<text:s/></text:span><text:span text:style-name="T63_23">uniemożliwiając</text:span><text:span text:style-name="T63_24"><text:s/></text:span><text:span text:style-name="T63_25">mi</text:span><text:span text:style-name="T63_26"><text:s/></text:span><text:span text:style-name="T63_27">fizycznie</text:span><text:span text:style-name="T63_28"><text:s/></text:span><text:span text:style-name="T63_29">pisanie</text:span><text:span text:style-name="T63_30"><text:s/>–<text:s/></text:span><text:span text:style-name="T63_31">ale</text:span><text:span text:style-name="T63_32"><text:s/></text:span><text:span text:style-name="T63_33">jeśli</text:span><text:span text:style-name="T63_34"><text:s/></text:span><text:span text:style-name="T63_35">mam</text:span><text:span text:style-name="T63_36"><text:s/></text:span><text:span text:style-name="T63_37">czas</text:span><text:span text:style-name="T63_38"><text:s/></text:span><text:span text:style-name="T63_39">i</text:span><text:span text:style-name="T63_40"><text:s/></text:span><text:span text:style-name="T63_41">dostęp</text:span><text:span text:style-name="T63_42"><text:s/></text:span><text:span text:style-name="T63_43">do</text:span><text:span text:style-name="T63_44"><text:s/></text:span><text:span text:style-name="T63_45">komputera</text:span><text:span text:style-name="T63_46">,<text:s/></text:span><text:span text:style-name="T63_47">to</text:span><text:span text:style-name="T63_48"><text:s/></text:span><text:span text:style-name="T63_49">piszę</text:span><text:span text:style-name="T63_50"><text:s/></text:span><text:span text:style-name="T63_51">rozdział</text:span><text:span text:style-name="T63_52"><text:s/></text:span><text:span text:style-name="T63_53">na</text:span><text:span text:style-name="T63_54"><text:s/></text:span><text:span text:style-name="T63_55">dzień</text:span><text:span text:style-name="T63_56">.</text:span></text:p>
      <text:p text:style-name="P64"/>
      <text:p text:style-name="P65"><text:span text:style-name="T65_1">Czasami</text:span><text:span text:style-name="T65_2"><text:s/></text:span><text:span text:style-name="T65_3">zdarzają</text:span><text:span text:style-name="T65_4"><text:s/></text:span><text:span text:style-name="T65_5">mi</text:span><text:span text:style-name="T65_6"><text:s/></text:span><text:span text:style-name="T65_7">się</text:span><text:span text:style-name="T65_8"><text:s/></text:span><text:span text:style-name="T65_9">dzięki</text:span><text:span text:style-name="T65_10"><text:s/></text:span><text:span text:style-name="T65_11">temu</text:span><text:span text:style-name="T65_12"><text:s/></text:span><text:span text:style-name="T65_13">ciekawe</text:span><text:span text:style-name="T65_14"><text:s/></text:span><text:span text:style-name="T65_15">sytuacje</text:span><text:span text:style-name="T65_16">.<text:s/></text:span><text:span text:style-name="T65_17">Przy</text:span><text:span text:style-name="T65_18"><text:s/></text:span><text:span text:style-name="T65_19">kilku</text:span><text:span text:style-name="T65_20"><text:s/></text:span><text:span text:style-name="T65_21">książkach</text:span><text:span text:style-name="T65_22"><text:s/></text:span><text:span text:style-name="T65_23">miałam</text:span><text:span text:style-name="T65_24"><text:s/></text:span><text:span text:style-name="T65_25">okazję</text:span><text:span text:style-name="T65_26"><text:s/></text:span><text:span text:style-name="T65_27">do</text:span><text:span text:style-name="T65_28"><text:s/></text:span><text:span text:style-name="T65_29">kontaktu</text:span><text:span text:style-name="T65_30"><text:s/></text:span><text:span text:style-name="T65_31">z</text:span><text:span text:style-name="T65_32"><text:s/></text:span><text:span text:style-name="T65_33">moimi</text:span><text:span text:style-name="T65_34"><text:s/></text:span><text:span text:style-name="T65_35">czytelnikami</text:span><text:span text:style-name="T65_36"><text:s/></text:span><text:span text:style-name="T65_37">w</text:span><text:span text:style-name="T65_38"><text:s/></text:span><text:span text:style-name="T65_39">trakcie</text:span><text:span text:style-name="T65_40"><text:s/></text:span><text:span text:style-name="T65_41">pisania</text:span><text:span text:style-name="T65_42"><text:s/></text:span><text:span text:style-name="T65_43">i</text:span><text:span text:style-name="T65_44"><text:s/></text:span><text:span text:style-name="T65_45">czułam</text:span><text:span text:style-name="T65_46"><text:s/></text:span><text:span text:style-name="T65_47">się</text:span><text:span text:style-name="T65_48"><text:s/></text:span><text:span text:style-name="T65_49">przez</text:span><text:span text:style-name="T65_50"><text:s/></text:span><text:span text:style-name="T65_51">nich</text:span><text:span text:style-name="T65_52"><text:s/></text:span><text:span text:style-name="T65_53">inspirowana</text:span><text:span text:style-name="T65_54">.<text:s/></text:span><text:span text:style-name="T65_55">To</text:span><text:span text:style-name="T65_56"><text:s/></text:span><text:span text:style-name="T65_57">nie</text:span><text:span text:style-name="T65_58"><text:s/></text:span><text:span text:style-name="T65_59">było</text:span><text:span text:style-name="T65_60"><text:s/></text:span><text:span text:style-name="T65_61">pisanie</text:span><text:span text:style-name="T65_62"><text:s/></text:span><text:span text:style-name="T65_63">na</text:span><text:span text:style-name="T65_64"><text:s/></text:span><text:span text:style-name="T65_65">żywo</text:span><text:span text:style-name="T65_66">,<text:s/></text:span><text:span text:style-name="T65_67">przed</text:span><text:span text:style-name="T65_68"><text:s/></text:span><text:span text:style-name="T65_69">widownią</text:span><text:span text:style-name="T65_70">,<text:s/></text:span><text:span text:style-name="T65_71">ale</text:span><text:span text:style-name="T65_72"><text:s/></text:span><text:span text:style-name="T65_73">zdawało</text:span><text:span text:style-name="T65_74"><text:s/></text:span><text:span text:style-name="T65_75">się</text:span><text:span text:style-name="T65_76"><text:s/></text:span><text:span text:style-name="T65_77">podobne</text:span><text:span text:style-name="T65_78"><text:s/></text:span><text:span text:style-name="T65_79">do</text:span><text:span text:style-name="T65_80"><text:s/></text:span><text:span text:style-name="T65_81">tej</text:span><text:span text:style-name="T65_82"><text:s/></text:span><text:span text:style-name="T65_83">dziwnej</text:span><text:span text:style-name="T65_84"><text:s/></text:span><text:span text:style-name="T65_85">rzeczy</text:span><text:span text:style-name="T65_86">!</text:span></text:p>
      <text:p text:style-name="P66"/>
      <text:p text:style-name="P67"><text:span text:style-name="T67_1">Pisanie</text:span><text:span text:style-name="T67_2">,<text:s/></text:span><text:span text:style-name="T67_3">gdy</text:span><text:span text:style-name="T67_4"><text:s/></text:span><text:span text:style-name="T67_5">już</text:span><text:span text:style-name="T67_6"><text:s/></text:span><text:span text:style-name="T67_7">zacznę</text:span><text:span text:style-name="T67_8">,<text:s/></text:span><text:span text:style-name="T67_9">jest</text:span><text:span text:style-name="T67_10"><text:s/></text:span><text:span text:style-name="T67_11">dla</text:span><text:span text:style-name="T67_12"><text:s/></text:span><text:span text:style-name="T67_13">mnie</text:span><text:span text:style-name="T67_14"><text:s/></text:span><text:span text:style-name="T67_15">bardzo</text:span><text:span text:style-name="T67_16"><text:s/></text:span><text:span text:style-name="T67_17">proste</text:span><text:span text:style-name="T67_18">.<text:s/></text:span><text:span text:style-name="T67_19">Mówiąc</text:span><text:span text:style-name="T67_20"><text:s/></text:span><text:span text:style-name="T67_21">wprost</text:span><text:span text:style-name="T67_22">,<text:s/></text:span><text:span text:style-name="T67_23">moje</text:span><text:span text:style-name="T67_24"><text:s/></text:span><text:span text:style-name="T67_25">pisanie</text:span><text:span text:style-name="T67_26"><text:s/></text:span><text:span text:style-name="T67_27">jest</text:span><text:span text:style-name="T67_28"><text:s/>“</text:span><text:span text:style-name="T67_29">automatyczne</text:span><text:span text:style-name="T67_30">”.<text:s/></text:span><text:span text:style-name="T67_31">Zaczynam</text:span><text:span text:style-name="T67_32">,<text:s/></text:span><text:span text:style-name="T67_33">nie</text:span><text:span text:style-name="T67_34"><text:s/></text:span><text:span text:style-name="T67_35">wiedząc</text:span><text:span text:style-name="T67_36">,<text:s/></text:span><text:span text:style-name="T67_37">jak</text:span><text:span text:style-name="T67_38"><text:s/></text:span><text:span text:style-name="T67_39">opowieść</text:span><text:span text:style-name="T67_40"><text:s/></text:span><text:span text:style-name="T67_41">się</text:span><text:span text:style-name="T67_42"><text:s/></text:span><text:span text:style-name="T67_43">zakończy</text:span><text:span text:style-name="T67_44"><text:s/></text:span><text:span text:style-name="T67_45">albo</text:span><text:span text:style-name="T67_46"><text:s/></text:span><text:span text:style-name="T67_47">jak</text:span><text:span text:style-name="T67_48"><text:s/></text:span><text:span text:style-name="T67_49">się</text:span><text:span text:style-name="T67_50"><text:s/></text:span><text:span text:style-name="T67_51">potoczy</text:span><text:span text:style-name="T67_52"><text:s/></text:span><text:span text:style-name="T67_53">i</text:span><text:span text:style-name="T67_54"><text:s/></text:span><text:span text:style-name="T67_55">po</text:span><text:span text:style-name="T67_56"><text:s/></text:span><text:span text:style-name="T67_57">prostu</text:span><text:span text:style-name="T67_58"><text:s/></text:span><text:span text:style-name="T67_59">wierzę</text:span><text:span text:style-name="T67_60">,<text:s/></text:span><text:span text:style-name="T67_61">że</text:span><text:span text:style-name="T67_62"><text:s/></text:span><text:span text:style-name="T67_63">będzie</text:span><text:span text:style-name="T67_64"><text:s/></text:span><text:span text:style-name="T67_65">dobra</text:span><text:span text:style-name="T67_66">.<text:s/></text:span><text:span text:style-name="T67_67">Opieram</text:span><text:span text:style-name="T67_68"><text:s/></text:span><text:span text:style-name="T67_69">się</text:span><text:span text:style-name="T67_70"><text:s/></text:span><text:span text:style-name="T67_71">o</text:span><text:span text:style-name="T67_72"><text:s/></text:span><text:span text:style-name="T67_73">jedno</text:span><text:span text:style-name="T67_74"><text:s/></text:span><text:span text:style-name="T67_75">powiedzonko</text:span><text:span text:style-name="T67_76">,<text:s/></text:span><text:span text:style-name="T67_77">które</text:span><text:span text:style-name="T67_78"><text:s/></text:span><text:span text:style-name="T67_79">wymyśliłam</text:span><text:span text:style-name="T67_80"><text:s/></text:span><text:span text:style-name="T67_81">w</text:span><text:span text:style-name="T67_82"><text:s/></text:span><text:span text:style-name="T67_83">oparciu</text:span><text:span text:style-name="T67_84"><text:s/></text:span><text:span text:style-name="T67_85">o</text:span><text:span text:style-name="T67_86"><text:s/></text:span><text:span text:style-name="T67_87">cytat</text:span><text:span text:style-name="T67_88"><text:s/></text:span><text:span text:style-name="T67_89">z</text:span><text:span text:style-name="T67_90"><text:s/></text:span><text:span text:style-name="T67_91">Sun</text:span><text:span text:style-name="T67_92"><text:s/></text:span><text:span text:style-name="T67_93">Tzu</text:span><text:span text:style-name="T67_94">:</text:span></text:p>
      <text:p text:style-name="P68"/>
      <text:p text:style-name="P69"><text:span text:style-name="T69_1">“</text:span><text:span text:style-name="T69_2">Jeśli</text:span><text:span text:style-name="T69_3"><text:s/></text:span><text:span text:style-name="T69_4">znasz</text:span><text:span text:style-name="T69_5"><text:s/></text:span><text:span text:style-name="T69_6">swoje</text:span><text:span text:style-name="T69_7"><text:s/></text:span><text:span text:style-name="T69_8">postacie</text:span><text:span text:style-name="T69_9"><text:s/></text:span><text:span text:style-name="T69_10">i</text:span><text:span text:style-name="T69_11"><text:s/></text:span><text:span text:style-name="T69_12">znasz</text:span><text:span text:style-name="T69_13"><text:s/></text:span><text:span text:style-name="T69_14">swój</text:span><text:span text:style-name="T69_15"><text:s/></text:span><text:span text:style-name="T69_16">świat</text:span><text:span text:style-name="T69_17">,<text:s/></text:span><text:span text:style-name="T69_18">przetrwasz</text:span><text:span text:style-name="T69_19"><text:s/></text:span><text:span text:style-name="T69_20">pomyślnie</text:span><text:span text:style-name="T69_21"><text:s/></text:span><text:span text:style-name="T69_22">tysiąc</text:span><text:span text:style-name="T69_23"><text:s/></text:span><text:span text:style-name="T69_24">stron</text:span><text:span text:style-name="T69_25">”.</text:span></text:p>
      <text:p text:style-name="P70"/>
      <text:p text:style-name="P71"><text:span text:style-name="T71_1">Uważam</text:span><text:span text:style-name="T71_2">,<text:s/></text:span><text:span text:style-name="T71_3">że</text:span><text:span text:style-name="T71_4"><text:s/></text:span><text:span text:style-name="T71_5">jeśli</text:span><text:span text:style-name="T71_6"><text:s/></text:span><text:span text:style-name="T71_7">autor</text:span><text:span text:style-name="T71_8"><text:s/></text:span><text:span text:style-name="T71_9">w</text:span><text:span text:style-name="T71_10"><text:s/></text:span><text:span text:style-name="T71_11">pełni</text:span><text:span text:style-name="T71_12"><text:s/></text:span><text:span text:style-name="T71_13">oddaje</text:span><text:span text:style-name="T71_14"><text:s/></text:span><text:span text:style-name="T71_15">się</text:span><text:span text:style-name="T71_16"><text:s/></text:span><text:span text:style-name="T71_17">pisaniu</text:span><text:span text:style-name="T71_18"><text:s/>–<text:s/></text:span><text:span text:style-name="T71_19">w</text:span><text:span text:style-name="T71_20"><text:s/></text:span><text:span text:style-name="T71_21">pełni</text:span><text:span text:style-name="T71_22"><text:s/>“</text:span><text:span text:style-name="T71_23">żyje</text:span><text:span text:style-name="T71_24">”<text:s/></text:span><text:span text:style-name="T71_25">w</text:span><text:span text:style-name="T71_26"><text:s/></text:span><text:span text:style-name="T71_27">świecie</text:span><text:span text:style-name="T71_28"><text:s/></text:span><text:span text:style-name="T71_29">z</text:span><text:span text:style-name="T71_30"><text:s/></text:span><text:span text:style-name="T71_31">ich</text:span><text:span text:style-name="T71_32"><text:s/></text:span><text:span text:style-name="T71_33">historii</text:span><text:span text:style-name="T71_34"><text:s/></text:span><text:span text:style-name="T71_35">w</text:span><text:span text:style-name="T71_36"><text:s/></text:span><text:span text:style-name="T71_37">swojej</text:span><text:span text:style-name="T71_38"><text:s/></text:span><text:span text:style-name="T71_39">głowie</text:span><text:span text:style-name="T71_40"><text:s/>–<text:s/></text:span><text:span text:style-name="T71_41">i</text:span><text:span text:style-name="T71_42"><text:s/></text:span><text:span text:style-name="T71_43">jeśli</text:span><text:span text:style-name="T71_44"><text:s/></text:span><text:span text:style-name="T71_45">w</text:span><text:span text:style-name="T71_46"><text:s/></text:span><text:span text:style-name="T71_47">pełni</text:span><text:span text:style-name="T71_48"><text:s/></text:span><text:span text:style-name="T71_49">pojmuje</text:span><text:span text:style-name="T71_50"><text:s/></text:span><text:span text:style-name="T71_51">swoje</text:span><text:span text:style-name="T71_52"><text:s/></text:span><text:span text:style-name="T71_53">postacie</text:span><text:span text:style-name="T71_54">,<text:s/></text:span><text:span text:style-name="T71_55">to</text:span><text:span text:style-name="T71_56"><text:s/></text:span><text:span text:style-name="T71_57">opowieść</text:span><text:span text:style-name="T71_58"><text:s/></text:span><text:span text:style-name="T71_59">będzie</text:span><text:span text:style-name="T71_60"><text:s/></text:span><text:span text:style-name="T71_61">pisała</text:span><text:span text:style-name="T71_62"><text:s/></text:span><text:span text:style-name="T71_63">się</text:span><text:span text:style-name="T71_64"><text:s/></text:span><text:span text:style-name="T71_65">praktycznie</text:span><text:span text:style-name="T71_66"><text:s/></text:span><text:span text:style-name="T71_67">sama</text:span><text:span text:style-name="T71_68">.<text:s/></text:span><text:span text:style-name="T71_69">Ludzie</text:span><text:span text:style-name="T71_70"><text:s/></text:span><text:span text:style-name="T71_71">są</text:span><text:span text:style-name="T71_72"><text:s/></text:span><text:span text:style-name="T71_73">napędzani</text:span><text:span text:style-name="T71_74"><text:s/></text:span><text:span text:style-name="T71_75">przez</text:span><text:span text:style-name="T71_76"><text:s/></text:span><text:span text:style-name="T71_77">ich</text:span><text:span text:style-name="T71_78"><text:s/></text:span><text:span text:style-name="T71_79">wiedzę</text:span><text:span text:style-name="T71_80"><text:s/></text:span><text:span text:style-name="T71_81">oraz</text:span><text:span text:style-name="T71_82"><text:s/></text:span><text:span text:style-name="T71_83">pragnienia</text:span><text:span text:style-name="T71_84">,<text:s/></text:span><text:span text:style-name="T71_85">a</text:span><text:span text:style-name="T71_86"><text:s/></text:span><text:span text:style-name="T71_87">świat</text:span><text:span text:style-name="T71_88"><text:s/></text:span><text:span text:style-name="T71_89">ich</text:span><text:span text:style-name="T71_90"><text:s/></text:span><text:span text:style-name="T71_91">ogranicza</text:span><text:span text:style-name="T71_92"><text:s/></text:span><text:span text:style-name="T71_93">i</text:span><text:span text:style-name="T71_94"><text:s/></text:span><text:span text:style-name="T71_95">ukierunkowuje</text:span><text:span text:style-name="T71_96"><text:s/></text:span><text:span text:style-name="T71_97">przez</text:span><text:span text:style-name="T71_98"><text:s/></text:span><text:span text:style-name="T71_99">określanie</text:span><text:span text:style-name="T71_100">,<text:s/></text:span><text:span text:style-name="T71_101">co</text:span><text:span text:style-name="T71_102"><text:s/></text:span><text:span text:style-name="T71_103">mogą</text:span><text:span text:style-name="T71_104">,<text:s/></text:span><text:span text:style-name="T71_105">a</text:span><text:span text:style-name="T71_106"><text:s/></text:span><text:span text:style-name="T71_107">co</text:span><text:span text:style-name="T71_108"><text:s/></text:span><text:span text:style-name="T71_109">nie</text:span><text:span text:style-name="T71_110">.<text:s/></text:span><text:span text:style-name="T71_111">Jeśli</text:span><text:span text:style-name="T71_112"><text:s/></text:span><text:span text:style-name="T71_113">się</text:span><text:span text:style-name="T71_114"><text:s/></text:span><text:span text:style-name="T71_115">wie</text:span><text:span text:style-name="T71_116">,<text:s/></text:span><text:span text:style-name="T71_117">czego</text:span><text:span text:style-name="T71_118"><text:s/></text:span><text:span text:style-name="T71_119">chcą</text:span><text:span text:style-name="T71_120"><text:s/></text:span><text:span text:style-name="T71_121">twoje</text:span><text:span text:style-name="T71_122"><text:s/></text:span><text:span text:style-name="T71_123">postacie</text:span><text:span text:style-name="T71_124">,<text:s/></text:span><text:span text:style-name="T71_125">jeśli</text:span><text:span text:style-name="T71_126"><text:s/>“</text:span><text:span text:style-name="T71_127">żyją</text:span><text:span text:style-name="T71_128">”<text:s/></text:span><text:span text:style-name="T71_129">w</text:span><text:span text:style-name="T71_130"><text:s/></text:span><text:span text:style-name="T71_131">tobie</text:span><text:span text:style-name="T71_132"><text:s/></text:span><text:span text:style-name="T71_133">i</text:span><text:span text:style-name="T71_134"><text:s/></text:span><text:span text:style-name="T71_135">jeśli</text:span><text:span text:style-name="T71_136"><text:s/></text:span><text:span text:style-name="T71_137">zna</text:span><text:span text:style-name="T71_138"><text:s/></text:span><text:span text:style-name="T71_139">się</text:span><text:span text:style-name="T71_140"><text:s/></text:span><text:span text:style-name="T71_141">ograniczenia</text:span><text:span text:style-name="T71_142"><text:s/></text:span><text:span text:style-name="T71_143">odnośnie</text:span><text:span text:style-name="T71_144"><text:s/></text:span><text:span text:style-name="T71_145">wiedzy</text:span><text:span text:style-name="T71_146">,<text:s/></text:span><text:span text:style-name="T71_147">jaką</text:span><text:span text:style-name="T71_148"><text:s/></text:span><text:span text:style-name="T71_149">postacie</text:span><text:span text:style-name="T71_150"><text:s/></text:span><text:span text:style-name="T71_151">mają</text:span><text:span text:style-name="T71_152"><text:s/></text:span><text:span text:style-name="T71_153">o</text:span><text:span text:style-name="T71_154"><text:s/></text:span><text:span text:style-name="T71_155">świecie</text:span><text:span text:style-name="T71_156">,<text:s/></text:span><text:span text:style-name="T71_157">który</text:span><text:span text:style-name="T71_158"><text:s/></text:span><text:span text:style-name="T71_159">stworzyłeś</text:span><text:span text:style-name="T71_160">,<text:s/></text:span><text:span text:style-name="T71_161">to</text:span><text:span text:style-name="T71_162"><text:s/></text:span><text:span text:style-name="T71_163">będziesz</text:span><text:span text:style-name="T71_164"><text:s/></text:span><text:span text:style-name="T71_165">wiedział</text:span><text:span text:style-name="T71_166">,<text:s/></text:span><text:span text:style-name="T71_167">co</text:span><text:span text:style-name="T71_168"><text:s/></text:span><text:span text:style-name="T71_169">będą</text:span><text:span text:style-name="T71_170"><text:s/></text:span><text:span text:style-name="T71_171">robiły</text:span><text:span text:style-name="T71_172">,<text:s/></text:span><text:span text:style-name="T71_173">czego</text:span><text:span text:style-name="T71_174"><text:s/></text:span><text:span text:style-name="T71_175">próbowały</text:span><text:span text:style-name="T71_176"><text:s/></text:span><text:span text:style-name="T71_177">i</text:span><text:span text:style-name="T71_178"><text:s/></text:span><text:span text:style-name="T71_179">czy</text:span><text:span text:style-name="T71_180"><text:s/></text:span><text:span text:style-name="T71_181">odniosą</text:span><text:span text:style-name="T71_182"><text:s/></text:span><text:span text:style-name="T71_183">sukces</text:span><text:span text:style-name="T71_184"><text:s/></text:span><text:span text:style-name="T71_185">lub</text:span><text:span text:style-name="T71_186"><text:s/></text:span><text:span text:style-name="T71_187">porażkę</text:span><text:span text:style-name="T71_188">.</text:span></text:p>
      <text:p text:style-name="P72"/>
      <text:p text:style-name="P73"><text:span text:style-name="T73_1">To</text:span><text:span text:style-name="T73_2"><text:s/></text:span><text:span text:style-name="T73_3">jak</text:span><text:span text:style-name="T73_4"><text:s/></text:span><text:span text:style-name="T73_5">rozgrywanie</text:span><text:span text:style-name="T73_6"><text:s/></text:span><text:span text:style-name="T73_7">papierowej</text:span><text:span text:style-name="T73_8"><text:s/></text:span><text:span text:style-name="T73_9">gry</text:span><text:span text:style-name="T73_10"><text:s/></text:span><text:span text:style-name="T73_11">RPG</text:span><text:span text:style-name="T73_12"><text:s/></text:span><text:span text:style-name="T73_13">we</text:span><text:span text:style-name="T73_14"><text:s/></text:span><text:span text:style-name="T73_15">własnej</text:span><text:span text:style-name="T73_16"><text:s/></text:span><text:span text:style-name="T73_17">głowie</text:span><text:span text:style-name="T73_18"><text:s/></text:span><text:span text:style-name="T73_19">dla</text:span><text:span text:style-name="T73_20"><text:s/></text:span><text:span text:style-name="T73_21">graczy</text:span><text:span text:style-name="T73_22">,<text:s/></text:span><text:span text:style-name="T73_23">których</text:span><text:span text:style-name="T73_24"><text:s/></text:span><text:span text:style-name="T73_25">się</text:span><text:span text:style-name="T73_26"><text:s/></text:span><text:span text:style-name="T73_27">samemu</text:span><text:span text:style-name="T73_28"><text:s/></text:span><text:span text:style-name="T73_29">wymyśliło</text:span><text:span text:style-name="T73_30">.<text:s/></text:span><text:span text:style-name="T73_31">Czekają</text:span><text:span text:style-name="T73_32"><text:s/></text:span><text:span text:style-name="T73_33">na</text:span><text:span text:style-name="T73_34"><text:s/></text:span><text:span text:style-name="T73_35">swoją</text:span><text:span text:style-name="T73_36"><text:s/></text:span><text:span text:style-name="T73_37">kolej</text:span><text:span text:style-name="T73_38"><text:s/></text:span><text:span text:style-name="T73_39">i</text:span><text:span text:style-name="T73_40"><text:s/></text:span><text:span text:style-name="T73_41">robią</text:span><text:span text:style-name="T73_42"><text:s/></text:span><text:span text:style-name="T73_43">to</text:span><text:span text:style-name="T73_44">,<text:s/></text:span><text:span text:style-name="T73_45">co</text:span><text:span text:style-name="T73_46"><text:s/></text:span><text:span text:style-name="T73_47">uważają</text:span><text:span text:style-name="T73_48"><text:s/></text:span><text:span text:style-name="T73_49">za</text:span><text:span text:style-name="T73_50"><text:s/></text:span><text:span text:style-name="T73_51">dobry</text:span><text:span text:style-name="T73_52"><text:s/></text:span><text:span text:style-name="T73_53">pomysł</text:span><text:span text:style-name="T73_54">.<text:s/></text:span><text:span text:style-name="T73_55">Jako</text:span><text:span text:style-name="T73_56"><text:s/></text:span><text:span text:style-name="T73_57">autor</text:span><text:span text:style-name="T73_58"><text:s/></text:span><text:span text:style-name="T73_59">wiem</text:span><text:span text:style-name="T73_60">,<text:s/></text:span><text:span text:style-name="T73_61">jaki</text:span><text:span text:style-name="T73_62"><text:s/></text:span><text:span text:style-name="T73_63">będzie</text:span><text:span text:style-name="T73_64"><text:s/></text:span><text:span text:style-name="T73_65">efekt</text:span><text:span text:style-name="T73_66"><text:s/></text:span><text:span text:style-name="T73_67">ich</text:span><text:span text:style-name="T73_68"><text:s/></text:span><text:span text:style-name="T73_69">starań</text:span><text:span text:style-name="T73_70">.<text:s/></text:span><text:span text:style-name="T73_71">Co</text:span><text:span text:style-name="T73_72"><text:s/></text:span><text:span text:style-name="T73_73">za</text:span><text:span text:style-name="T73_74"><text:s/></text:span><text:span text:style-name="T73_75">tym</text:span><text:span text:style-name="T73_76"><text:s/></text:span><text:span text:style-name="T73_77">idzie</text:span><text:span text:style-name="T73_78">,<text:s/></text:span><text:span text:style-name="T73_79">historia</text:span><text:span text:style-name="T73_80"><text:s/></text:span><text:span text:style-name="T73_81">pisze</text:span><text:span text:style-name="T73_82"><text:s/></text:span><text:span text:style-name="T73_83">się</text:span><text:span text:style-name="T73_84"><text:s/></text:span><text:span text:style-name="T73_85">sama</text:span><text:span text:style-name="T73_86">.</text:span></text:p>
      <text:p text:style-name="P74"/>
      <text:p text:style-name="P75"><text:span text:style-name="T75_1">6.<text:s/></text:span><text:span text:style-name="T75_2">Jakie</text:span><text:span text:style-name="T75_3"><text:s/></text:span><text:span text:style-name="T75_4">dzieła</text:span><text:span text:style-name="T75_5"><text:s/></text:span><text:span text:style-name="T75_6">lub</text:span><text:span text:style-name="T75_7"><text:s/></text:span><text:span text:style-name="T75_8">którzy</text:span><text:span text:style-name="T75_9"><text:s/></text:span><text:span text:style-name="T75_10">autorzy</text:span><text:span text:style-name="T75_11"><text:s/></text:span><text:span text:style-name="T75_12">byli</text:span><text:span text:style-name="T75_13"><text:s/></text:span><text:span text:style-name="T75_14">dla</text:span><text:span text:style-name="T75_15"><text:s/></text:span><text:span text:style-name="T75_16">ciebie</text:span><text:span text:style-name="T75_17"><text:s/></text:span><text:span text:style-name="T75_18">największą</text:span><text:span text:style-name="T75_19"><text:s/></text:span><text:span text:style-name="T75_20">inspiracją</text:span><text:span text:style-name="T75_21">,<text:s/></text:span><text:span text:style-name="T75_22">jeśli</text:span><text:span text:style-name="T75_23"><text:s/></text:span><text:span text:style-name="T75_24">chodzi</text:span><text:span text:style-name="T75_25"><text:s/></text:span><text:span text:style-name="T75_26">o</text:span><text:span text:style-name="T75_27"><text:s/></text:span><text:span text:style-name="T75_28">tworzenie</text:span><text:span text:style-name="T75_29"><text:s/></text:span><text:span text:style-name="T75_30">historii</text:span><text:span text:style-name="T75_31"><text:s/></text:span><text:span text:style-name="T75_32">i</text:span><text:span text:style-name="T75_33"><text:s/></text:span><text:span text:style-name="T75_34">pisanie</text:span><text:span text:style-name="T75_35"><text:s/></text:span><text:span text:style-name="T75_36">fanowskich</text:span><text:span text:style-name="T75_37"><text:s/></text:span><text:span text:style-name="T75_38">opowiadań</text:span><text:span text:style-name="T75_39">?</text:span></text:p>
      <text:p text:style-name="P76"/>
      <text:p text:style-name="P77"><text:span text:style-name="T77_1">Największy</text:span><text:span text:style-name="T77_2"><text:s/></text:span><text:span text:style-name="T77_3">wpływ</text:span><text:span text:style-name="T77_4"><text:s/></text:span><text:span text:style-name="T77_5">miała</text:span><text:span text:style-name="T77_6"><text:s/></text:span><text:span text:style-name="T77_7">na</text:span><text:span text:style-name="T77_8"><text:s/></text:span><text:span text:style-name="T77_9">mnie</text:span><text:span text:style-name="T77_10"><text:s/></text:span><text:span text:style-name="T77_11">twórczość</text:span><text:span text:style-name="T77_12"><text:s/></text:span><text:span text:style-name="T77_13">autorów</text:span><text:span text:style-name="T77_14"><text:s/></text:span><text:span text:style-name="T77_15">ze</text:span><text:span text:style-name="T77_16"><text:s/></text:span><text:span text:style-name="T77_17">złotej</text:span><text:span text:style-name="T77_18"><text:s/></text:span><text:span text:style-name="T77_19">i</text:span><text:span text:style-name="T77_20"><text:s/></text:span><text:span text:style-name="T77_21">srebrnej</text:span><text:span text:style-name="T77_22"><text:s/></text:span><text:span text:style-name="T77_23">epoki</text:span><text:span text:style-name="T77_24"><text:s/></text:span><text:span text:style-name="T77_25">science</text:span><text:span text:style-name="T77_26">-</text:span><text:span text:style-name="T77_27">fiction</text:span><text:span text:style-name="T77_28">.<text:s/></text:span><text:span text:style-name="T77_29">Wyrosłam</text:span><text:span text:style-name="T77_30"><text:s/></text:span><text:span text:style-name="T77_31">na</text:span><text:span text:style-name="T77_32"><text:s/></text:span><text:span text:style-name="T77_33">ich</text:span><text:span text:style-name="T77_34"><text:s/></text:span><text:span text:style-name="T77_35">książkach</text:span><text:span text:style-name="T77_36">,<text:s/></text:span><text:span text:style-name="T77_37">bo</text:span><text:span text:style-name="T77_38"><text:s/></text:span><text:span text:style-name="T77_39">moje</text:span><text:span text:style-name="T77_40"><text:s/></text:span><text:span text:style-name="T77_41">dzieciństwo</text:span><text:span text:style-name="T77_42"><text:s/></text:span><text:span text:style-name="T77_43">było</text:span><text:span text:style-name="T77_44"><text:s/></text:span><text:span text:style-name="T77_45">koszmarem</text:span><text:span text:style-name="T77_46"><text:s/>–<text:s/></text:span><text:span text:style-name="T77_47">tak</text:span><text:span text:style-name="T77_48"><text:s/></text:span><text:span text:style-name="T77_49">więc</text:span><text:span text:style-name="T77_50"><text:s/></text:span><text:span text:style-name="T77_51">jestem</text:span><text:span text:style-name="T77_52"><text:s/></text:span><text:span text:style-name="T77_53">dziełem</text:span><text:span text:style-name="T77_54"><text:s/></text:span><text:span text:style-name="T77_55">nie</text:span><text:span text:style-name="T77_56"><text:s/></text:span><text:span text:style-name="T77_57">moich</text:span><text:span text:style-name="T77_58"><text:s/></text:span><text:span text:style-name="T77_59">okropnych</text:span><text:span text:style-name="T77_60"><text:s/></text:span><text:span text:style-name="T77_61">rodziców</text:span><text:span text:style-name="T77_62">,<text:s/></text:span><text:span text:style-name="T77_63">a</text:span><text:span text:style-name="T77_64"><text:s/></text:span><text:span text:style-name="T77_65">takich</text:span><text:span text:style-name="T77_66"><text:s/></text:span><text:span text:style-name="T77_67">twórców</text:span><text:span text:style-name="T77_68"><text:s/></text:span><text:span text:style-name="T77_69">jak</text:span><text:span text:style-name="T77_70"><text:s/></text:span><text:span text:style-name="T77_71">Ray</text:span><text:span text:style-name="T77_72"><text:s/></text:span><text:span text:style-name="T77_73">Bradbury</text:span><text:span text:style-name="T77_74">,<text:s/></text:span><text:span text:style-name="T77_75">Issac</text:span><text:span text:style-name="T77_76"><text:s/></text:span><text:span text:style-name="T77_77">Asimov</text:span><text:span text:style-name="T77_78">,<text:s/></text:span><text:span text:style-name="T77_79">Robert</text:span><text:span text:style-name="T77_80"><text:s/></text:span><text:span text:style-name="T77_81">Sheckley</text:span><text:span text:style-name="T77_82">,<text:s/></text:span><text:span text:style-name="T77_83">Robert</text:span><text:span text:style-name="T77_84"><text:s/></text:span><text:span text:style-name="T77_85">Heinlein</text:span><text:span text:style-name="T77_86">,<text:s/></text:span><text:span text:style-name="T77_87">Fredrick</text:span><text:span text:style-name="T77_88"><text:s/></text:span><text:span text:style-name="T77_89">Brown</text:span><text:span text:style-name="T77_90">,<text:s/></text:span><text:span text:style-name="T77_91">Andre</text:span><text:span text:style-name="T77_92"><text:s/></text:span><text:span text:style-name="T77_93">Norton</text:span><text:span text:style-name="T77_94">,<text:s/></text:span><text:span text:style-name="T77_95">Zenna</text:span><text:span text:style-name="T77_96"><text:s/></text:span><text:span text:style-name="T77_97">Henderson</text:span><text:span text:style-name="T77_98"><text:s/></text:span><text:span text:style-name="T77_99">i</text:span><text:span text:style-name="T77_100"><text:s/></text:span><text:span text:style-name="T77_101">wielu</text:span><text:span text:style-name="T77_102">,<text:s/></text:span><text:span text:style-name="T77_103">wielu</text:span><text:span text:style-name="T77_104"><text:s/></text:span><text:span text:style-name="T77_105">innych</text:span><text:span text:style-name="T77_106">,<text:s/></text:span><text:span text:style-name="T77_107">których</text:span><text:span text:style-name="T77_108"><text:s/></text:span><text:span text:style-name="T77_109">mogłabym</text:span><text:span text:style-name="T77_110"><text:s/></text:span><text:span text:style-name="T77_111">wypisać</text:span><text:span text:style-name="T77_112"><text:s/></text:span><text:span text:style-name="T77_113">przez</text:span><text:span text:style-name="T77_114"><text:s/></text:span><text:span text:style-name="T77_115">cały</text:span><text:span text:style-name="T77_116"><text:s/></text:span><text:span text:style-name="T77_117">dzień</text:span><text:span text:style-name="T77_118">.<text:s/></text:span><text:span text:style-name="T77_119">Cokolwiek</text:span><text:span text:style-name="T77_120"><text:s/></text:span><text:span text:style-name="T77_121">robię</text:span><text:span text:style-name="T77_122">,<text:s/></text:span><text:span text:style-name="T77_123">cokolwiek</text:span><text:span text:style-name="T77_124"><text:s/></text:span><text:span text:style-name="T77_125">tworzę</text:span><text:span text:style-name="T77_126">,<text:s/></text:span><text:span text:style-name="T77_127">to</text:span><text:span text:style-name="T77_128"><text:s/></text:span><text:span text:style-name="T77_129">właśnie</text:span><text:span text:style-name="T77_130"><text:s/></text:span><text:span text:style-name="T77_131">są</text:span><text:span text:style-name="T77_132"><text:s/></text:span><text:span text:style-name="T77_133">ludzie</text:span><text:span text:style-name="T77_134">,<text:s/></text:span><text:span text:style-name="T77_135">którzy</text:span><text:span text:style-name="T77_136"><text:s/></text:span><text:span text:style-name="T77_137">mnie</text:span><text:span text:style-name="T77_138"><text:s/></text:span><text:span text:style-name="T77_139">ukształtowali</text:span><text:span text:style-name="T77_140"><text:s/></text:span><text:span text:style-name="T77_141">i</text:span><text:span text:style-name="T77_142"><text:s/></text:span><text:span text:style-name="T77_143">uformowali</text:span><text:span text:style-name="T77_144">,<text:s/></text:span><text:span text:style-name="T77_145">bo</text:span><text:span text:style-name="T77_146"><text:s/></text:span><text:span text:style-name="T77_147">dorastając</text:span><text:span text:style-name="T77_148">,<text:s/></text:span><text:span text:style-name="T77_149">żyłam</text:span><text:span text:style-name="T77_150"><text:s/></text:span><text:span text:style-name="T77_151">bardziej</text:span><text:span text:style-name="T77_152"><text:s/></text:span><text:span text:style-name="T77_153">wewnątrz</text:span><text:span text:style-name="T77_154"><text:s/></text:span><text:span text:style-name="T77_155">ich</text:span><text:span text:style-name="T77_156"><text:s/></text:span><text:span text:style-name="T77_157">dzieł</text:span><text:span text:style-name="T77_158"><text:s/></text:span><text:span text:style-name="T77_159">niż</text:span><text:span text:style-name="T77_160"><text:s/></text:span><text:span text:style-name="T77_161">w</text:span><text:span text:style-name="T77_162"><text:s/></text:span><text:span text:style-name="T77_163">fizycznym</text:span><text:span text:style-name="T77_164"><text:s/></text:span><text:span text:style-name="T77_165">świecie</text:span><text:span text:style-name="T77_166">.</text:span></text:p>
      <text:p text:style-name="P78"/>
      <text:p text:style-name="P79"><text:span text:style-name="T79_1">7.<text:s/></text:span><text:span text:style-name="T79_2">Jakie</text:span><text:span text:style-name="T79_3"><text:s/></text:span><text:span text:style-name="T79_4">są</text:span><text:span text:style-name="T79_5"><text:s/></text:span><text:span text:style-name="T79_6">twoje</text:span><text:span text:style-name="T79_7"><text:s/></text:span><text:span text:style-name="T79_8">ulubione</text:span><text:span text:style-name="T79_9"><text:s/></text:span><text:span text:style-name="T79_10">postacie</text:span><text:span text:style-name="T79_11"><text:s/>(</text:span><text:span text:style-name="T79_12">zarówno</text:span><text:span text:style-name="T79_13"><text:s/></text:span><text:span text:style-name="T79_14">z</text:span><text:span text:style-name="T79_15"><text:s/></text:span><text:span text:style-name="T79_16">dzieł</text:span><text:span text:style-name="T79_17"><text:s/></text:span><text:span text:style-name="T79_18">związanych</text:span><text:span text:style-name="T79_19"><text:s/></text:span><text:span text:style-name="T79_20">z</text:span><text:span text:style-name="T79_21"><text:s/></text:span><text:span text:style-name="T79_22">MLP</text:span><text:span text:style-name="T79_23">,<text:s/></text:span><text:span text:style-name="T79_24">jak</text:span><text:span text:style-name="T79_25"><text:s/></text:span><text:span text:style-name="T79_26">i</text:span><text:span text:style-name="T79_27"><text:s/></text:span><text:span text:style-name="T79_28">z</text:span><text:span text:style-name="T79_29"><text:s/></text:span><text:span text:style-name="T79_30">innych</text:span><text:span text:style-name="T79_31">)<text:s/></text:span><text:span text:style-name="T79_32">i</text:span><text:span text:style-name="T79_33"><text:s/></text:span><text:span text:style-name="T79_34">dlaczego</text:span><text:span text:style-name="T79_35">?</text:span></text:p>
      <text:p text:style-name="P80"/>
      <text:p text:style-name="P81"><text:span text:style-name="T81_1">Mam</text:span><text:span text:style-name="T81_2"><text:s/></text:span><text:span text:style-name="T81_3">wielu</text:span><text:span text:style-name="T81_4"><text:s/></text:span><text:span text:style-name="T81_5">ulubieńców</text:span><text:span text:style-name="T81_6"><text:s/></text:span><text:span text:style-name="T81_7">wśród</text:span><text:span text:style-name="T81_8"><text:s/></text:span><text:span text:style-name="T81_9">własnych</text:span><text:span text:style-name="T81_10"><text:s/></text:span><text:span text:style-name="T81_11">postaci</text:span><text:span text:style-name="T81_12"><text:s/>–<text:s/></text:span><text:span text:style-name="T81_13">doktor</text:span><text:span text:style-name="T81_14"><text:s/></text:span><text:span text:style-name="T81_15">Roselyn</text:span><text:span text:style-name="T81_16"><text:s/></text:span><text:span text:style-name="T81_17">Pastern</text:span><text:span text:style-name="T81_18">,<text:s/></text:span><text:span text:style-name="T81_19">Caprice</text:span><text:span text:style-name="T81_20"><text:s/></text:span><text:span text:style-name="T81_21">z</text:span><text:span text:style-name="T81_22"><text:s/></text:span><text:span text:style-name="T81_23">Alexim</text:span><text:span text:style-name="T81_24">,<text:s/></text:span><text:span text:style-name="T81_25">Inkwell</text:span><text:span text:style-name="T81_26">,<text:s/></text:span><text:span text:style-name="T81_27">Lillian</text:span><text:span text:style-name="T81_28"><text:s/></text:span><text:span text:style-name="T81_29">Fogarty</text:span><text:span text:style-name="T81_30">/</text:span><text:span text:style-name="T81_31">Derpalina</text:span><text:span text:style-name="T81_32"><text:s/></text:span><text:span text:style-name="T81_33">Ditsy</text:span><text:span text:style-name="T81_34">-</text:span><text:span text:style-name="T81_35">Doo</text:span><text:span text:style-name="T81_36"><text:s/></text:span><text:span text:style-name="T81_37">Hooves</text:span><text:span text:style-name="T81_38">,<text:s/></text:span><text:span text:style-name="T81_39">Ginger</text:span><text:span text:style-name="T81_40"><text:s/></text:span><text:span text:style-name="T81_41">Michelson</text:span><text:span text:style-name="T81_42"><text:s/></text:span><text:span text:style-name="T81_43">i</text:span><text:span text:style-name="T81_44"><text:s/></text:span><text:span text:style-name="T81_45">Nutmeg</text:span><text:span text:style-name="T81_46"><text:s/></text:span><text:span text:style-name="T81_47">Morely</text:span><text:span text:style-name="T81_48">,<text:s/></text:span><text:span text:style-name="T81_49">i</text:span><text:span text:style-name="T81_50"><text:s/></text:span><text:span text:style-name="T81_51">oczywiście</text:span><text:span text:style-name="T81_52"><text:s/></text:span><text:span text:style-name="T81_53">Sunshine</text:span><text:span text:style-name="T81_54"><text:s/></text:span><text:span text:style-name="T81_55">Laughter</text:span><text:span text:style-name="T81_56"><text:s/></text:span><text:span text:style-name="T81_57">i</text:span><text:span text:style-name="T81_58"><text:s/></text:span><text:span text:style-name="T81_59">doktor</text:span><text:span text:style-name="T81_60"><text:s/></text:span><text:span text:style-name="T81_61">Rose</text:span><text:span text:style-name="T81_62"><text:s/></text:span><text:span text:style-name="T81_63">Vale</text:span><text:span text:style-name="T81_64">,<text:s/></text:span><text:span text:style-name="T81_65">doktor</text:span><text:span text:style-name="T81_66"><text:s/></text:span><text:span text:style-name="T81_67">Calloway</text:span><text:span text:style-name="T81_68">,<text:s/></text:span><text:span text:style-name="T81_69">Kotani</text:span><text:span text:style-name="T81_70"><text:s/></text:span><text:span text:style-name="T81_71">i</text:span><text:span text:style-name="T81_72"><text:s/></text:span><text:span text:style-name="T81_73">Dropspindle</text:span><text:span text:style-name="T81_74">,<text:s/></text:span><text:span text:style-name="T81_75">i</text:span><text:span text:style-name="T81_76"><text:s/></text:span><text:span text:style-name="T81_77">Change</text:span><text:span text:style-name="T81_78">,<text:s/></text:span><text:span text:style-name="T81_79">mały</text:span><text:span text:style-name="T81_80">,<text:s/></text:span><text:span text:style-name="T81_81">niebieski</text:span><text:span text:style-name="T81_82">,<text:s/></text:span><text:span text:style-name="T81_83">sztuczny</text:span><text:span text:style-name="T81_84"><text:s/></text:span><text:span text:style-name="T81_85">kot</text:span><text:span text:style-name="T81_86">.<text:s/></text:span></text:p>
      <text:p text:style-name="P82"/>
      <text:p text:style-name="P83"><text:span text:style-name="T83_1">Wszystkie</text:span><text:span text:style-name="T83_2"><text:s/></text:span><text:span text:style-name="T83_3">one</text:span><text:span text:style-name="T83_4"><text:s/></text:span><text:span text:style-name="T83_5">są</text:span><text:span text:style-name="T83_6"><text:s/></text:span><text:span text:style-name="T83_7">w</text:span><text:span text:style-name="T83_8"><text:s/></text:span><text:span text:style-name="T83_9">pewien</text:span><text:span text:style-name="T83_10"><text:s/></text:span><text:span text:style-name="T83_11">sposób</text:span><text:span text:style-name="T83_12"><text:s/></text:span><text:span text:style-name="T83_13">żywe</text:span><text:span text:style-name="T83_14"><text:s/></text:span><text:span text:style-name="T83_15">w</text:span><text:span text:style-name="T83_16"><text:s/></text:span><text:span text:style-name="T83_17">moim</text:span><text:span text:style-name="T83_18"><text:s/></text:span><text:span text:style-name="T83_19">sercu</text:span><text:span text:style-name="T83_20">.<text:s/></text:span></text:p>
      <text:p text:style-name="P84"/>
      <text:p text:style-name="P85"><text:span text:style-name="T85_1">Z</text:span><text:span text:style-name="T85_2"><text:s/></text:span><text:span text:style-name="T85_3">innych</text:span><text:span text:style-name="T85_4"><text:s/></text:span><text:span text:style-name="T85_5">opowiadań</text:span><text:span text:style-name="T85_6"><text:s/></text:span><text:span text:style-name="T85_7">biurowych</text:span><text:span text:style-name="T85_8">,<text:s/></text:span><text:span text:style-name="T85_9">Chiphoof</text:span><text:span text:style-name="T85_10"><text:s/></text:span><text:span text:style-name="T85_11">Irontail</text:span><text:span text:style-name="T85_12"><text:s/></text:span><text:span text:style-name="T85_13">i</text:span><text:span text:style-name="T85_14"><text:s/></text:span><text:span text:style-name="T85_15">jego</text:span><text:span text:style-name="T85_16"><text:s/></text:span><text:span text:style-name="T85_17">przybrany</text:span><text:span text:style-name="T85_18"><text:s/></text:span><text:span text:style-name="T85_19">ojciec</text:span><text:span text:style-name="T85_20"><text:s/></text:span><text:span text:style-name="T85_21">z</text:span><text:span text:style-name="T85_22"><text:s/>“</text:span><text:span text:style-name="T85_23">Ambassador</text:span><text:span text:style-name="T85_24">’</text:span><text:span text:style-name="T85_25">s</text:span><text:span text:style-name="T85_26"><text:s/></text:span><text:span text:style-name="T85_27">son</text:span><text:span text:style-name="T85_28">”<text:s/></text:span><text:span text:style-name="T85_29">pióra</text:span><text:span text:style-name="T85_30"><text:s/></text:span><text:span text:style-name="T85_31">Midnight</text:span><text:span text:style-name="T85_32"><text:s/></text:span><text:span text:style-name="T85_33">Shadowa</text:span><text:span text:style-name="T85_34"><text:s/></text:span><text:span text:style-name="T85_35">mają</text:span><text:span text:style-name="T85_36"><text:s/></text:span><text:span text:style-name="T85_37">największe</text:span><text:span text:style-name="T85_38"><text:s/></text:span><text:span text:style-name="T85_39">prawo</text:span><text:span text:style-name="T85_40"><text:s/></text:span><text:span text:style-name="T85_41">do</text:span><text:span text:style-name="T85_42"><text:s/></text:span><text:span text:style-name="T85_43">mojej</text:span><text:span text:style-name="T85_44"><text:s/></text:span><text:span text:style-name="T85_45">adoracji</text:span><text:span text:style-name="T85_46">.<text:s/></text:span></text:p>
      <text:p text:style-name="P86"/>
      <text:p text:style-name="P87"><text:span text:style-name="T87_1">8.<text:s/></text:span><text:span text:style-name="T87_2">Masz</text:span><text:span text:style-name="T87_3"><text:s/></text:span><text:span text:style-name="T87_4">może</text:span><text:span text:style-name="T87_5"><text:s/></text:span><text:span text:style-name="T87_6">jakieś</text:span><text:span text:style-name="T87_7"><text:s/></text:span><text:span text:style-name="T87_8">nieużyte</text:span><text:span text:style-name="T87_9"><text:s/></text:span><text:span text:style-name="T87_10">pomysły</text:span><text:span text:style-name="T87_11"><text:s/></text:span><text:span text:style-name="T87_12">albo</text:span><text:span text:style-name="T87_13"><text:s/></text:span><text:span text:style-name="T87_14">niedokończone</text:span><text:span text:style-name="T87_15"><text:s/></text:span><text:span text:style-name="T87_16">opowiadania</text:span><text:span text:style-name="T87_17">?<text:s/></text:span><text:span text:style-name="T87_18">Planujesz</text:span><text:span text:style-name="T87_19"><text:s/></text:span><text:span text:style-name="T87_20">użyć</text:span><text:span text:style-name="T87_21"><text:s/></text:span><text:span text:style-name="T87_22">ich</text:span><text:span text:style-name="T87_23"><text:s/></text:span><text:span text:style-name="T87_24">w</text:span><text:span text:style-name="T87_25"><text:s/></text:span><text:span text:style-name="T87_26">przyszłości</text:span><text:span text:style-name="T87_27">?<text:s/></text:span></text:p>
      <text:p text:style-name="P88"/>
      <text:p text:style-name="P89"><text:span text:style-name="T89_1">Jest</text:span><text:span text:style-name="T89_2"><text:s/></text:span><text:span text:style-name="T89_3">jedna</text:span><text:span text:style-name="T89_4"><text:s/></text:span><text:span text:style-name="T89_5">nowelka</text:span><text:span text:style-name="T89_6">,<text:s/></text:span><text:span text:style-name="T89_7">której</text:span><text:span text:style-name="T89_8"><text:s/></text:span><text:span text:style-name="T89_9">jeszcze</text:span><text:span text:style-name="T89_10"><text:s/></text:span><text:span text:style-name="T89_11">nie</text:span><text:span text:style-name="T89_12"><text:s/></text:span><text:span text:style-name="T89_13">ukończyłam</text:span><text:span text:style-name="T89_14">,<text:s/></text:span><text:span text:style-name="T89_15">za</text:span><text:span text:style-name="T89_16"><text:s/></text:span><text:span text:style-name="T89_17">co</text:span><text:span text:style-name="T89_18"><text:s/></text:span><text:span text:style-name="T89_19">mi</text:span><text:span text:style-name="T89_20"><text:s/></text:span><text:span text:style-name="T89_21">mocno</text:span><text:span text:style-name="T89_22"><text:s/></text:span><text:span text:style-name="T89_23">wstyd</text:span><text:span text:style-name="T89_24">.<text:s/></text:span><text:span text:style-name="T89_25">Jej</text:span><text:span text:style-name="T89_26"><text:s/></text:span><text:span text:style-name="T89_27">tytuł</text:span><text:span text:style-name="T89_28"><text:s/></text:span><text:span text:style-name="T89_29">to</text:span><text:span text:style-name="T89_30"><text:s/>“</text:span><text:span text:style-name="T89_31">Adrift</text:span><text:span text:style-name="T89_32"><text:s/></text:span><text:span text:style-name="T89_33">Off</text:span><text:span text:style-name="T89_34"><text:s/></text:span><text:span text:style-name="T89_35">Fiddler</text:span><text:span text:style-name="T89_36">’</text:span><text:span text:style-name="T89_37">s</text:span><text:span text:style-name="T89_38"><text:s/></text:span><text:span text:style-name="T89_39">Green</text:span><text:span text:style-name="T89_40">”<text:s/></text:span><text:span text:style-name="T89_41">i</text:span><text:span text:style-name="T89_42"><text:s/></text:span><text:span text:style-name="T89_43">byłaby</text:span><text:span text:style-name="T89_44"><text:s/>–<text:s/></text:span><text:span text:style-name="T89_45">będzie</text:span><text:span text:style-name="T89_46">,<text:s/></text:span><text:span text:style-name="T89_47">jeśli</text:span><text:span text:style-name="T89_48"><text:s/></text:span><text:span text:style-name="T89_49">zdołam</text:span><text:span text:style-name="T89_50"><text:s/>–<text:s/></text:span><text:span text:style-name="T89_51">poświęcona</text:span><text:span text:style-name="T89_52"><text:s/></text:span><text:span text:style-name="T89_53">temu</text:span><text:span text:style-name="T89_54">,<text:s/></text:span><text:span text:style-name="T89_55">czym</text:span><text:span text:style-name="T89_56"><text:s/></text:span><text:span text:style-name="T89_57">tak</text:span><text:span text:style-name="T89_58"><text:s/></text:span><text:span text:style-name="T89_59">naprawdę</text:span><text:span text:style-name="T89_60"><text:s/></text:span><text:span text:style-name="T89_61">jest</text:span><text:span text:style-name="T89_62"><text:s/></text:span><text:span text:style-name="T89_63">moja</text:span><text:span text:style-name="T89_64"><text:s/></text:span><text:span text:style-name="T89_65">Equestria</text:span><text:span text:style-name="T89_66">,<text:s/></text:span><text:span text:style-name="T89_67">kim</text:span><text:span text:style-name="T89_68"><text:s/></text:span><text:span text:style-name="T89_69">są</text:span><text:span text:style-name="T89_70"><text:s/></text:span><text:span text:style-name="T89_71">Luna</text:span><text:span text:style-name="T89_72">,<text:s/></text:span><text:span text:style-name="T89_73">Celestia</text:span><text:span text:style-name="T89_74"><text:s/></text:span><text:span text:style-name="T89_75">i</text:span><text:span text:style-name="T89_76"><text:s/></text:span><text:span text:style-name="T89_77">Discord</text:span><text:span text:style-name="T89_78">,<text:s/></text:span><text:span text:style-name="T89_79">a</text:span><text:span text:style-name="T89_80"><text:s/></text:span><text:span text:style-name="T89_81">wszystko</text:span><text:span text:style-name="T89_82"><text:s/></text:span><text:span text:style-name="T89_83">to</text:span><text:span text:style-name="T89_84"><text:s/></text:span><text:span text:style-name="T89_85">oparte</text:span><text:span text:style-name="T89_86"><text:s/></text:span><text:span text:style-name="T89_87">o</text:span><text:span text:style-name="T89_88"><text:s/></text:span><text:span text:style-name="T89_89">solidne</text:span><text:span text:style-name="T89_90">,<text:s/></text:span><text:span text:style-name="T89_91">twarde</text:span><text:span text:style-name="T89_92"><text:s/></text:span><text:span text:style-name="T89_93">podstawy</text:span><text:span text:style-name="T89_94"><text:s/></text:span><text:span text:style-name="T89_95">science</text:span><text:span text:style-name="T89_96">-</text:span><text:span text:style-name="T89_97">fiction</text:span><text:span text:style-name="T89_98">,<text:s/></text:span><text:span text:style-name="T89_99">na</text:span><text:span text:style-name="T89_100"><text:s/></text:span><text:span text:style-name="T89_101">których</text:span><text:span text:style-name="T89_102"><text:s/></text:span><text:span text:style-name="T89_103">stworzyłam</text:span><text:span text:style-name="T89_104"><text:s/></text:span><text:span text:style-name="T89_105">pozornie</text:span><text:span text:style-name="T89_106"><text:s/></text:span><text:span text:style-name="T89_107">świat</text:span><text:span text:style-name="T89_108"><text:s/></text:span><text:span text:style-name="T89_109">magii</text:span><text:span text:style-name="T89_110"><text:s/></text:span><text:span text:style-name="T89_111">i</text:span><text:span text:style-name="T89_112"><text:s/></text:span><text:span text:style-name="T89_113">kucyków</text:span><text:span text:style-name="T89_114">.</text:span></text:p>
      <text:p text:style-name="P90"/>
      <text:p text:style-name="P91"><text:span text:style-name="T91_1">Książka</text:span><text:span text:style-name="T91_2"><text:s/></text:span><text:span text:style-name="T91_3">ta</text:span><text:span text:style-name="T91_4">,<text:s/></text:span><text:span text:style-name="T91_5">którą</text:span><text:span text:style-name="T91_6"><text:s/></text:span><text:span text:style-name="T91_7">zawsze</text:span><text:span text:style-name="T91_8"><text:s/></text:span><text:span text:style-name="T91_9">planowałam</text:span><text:span text:style-name="T91_10"><text:s/></text:span><text:span text:style-name="T91_11">jako</text:span><text:span text:style-name="T91_12"><text:s/></text:span><text:span text:style-name="T91_13">kończącą</text:span><text:span text:style-name="T91_14"><text:s/></text:span><text:span text:style-name="T91_15">moje</text:span><text:span text:style-name="T91_16"><text:s/></text:span><text:span text:style-name="T91_17">dzieło</text:span><text:span text:style-name="T91_18">,<text:s/></text:span><text:span text:style-name="T91_19">jest</text:span><text:span text:style-name="T91_20"><text:s/></text:span><text:span text:style-name="T91_21">niedokończona</text:span><text:span text:style-name="T91_22">,<text:s/></text:span><text:span text:style-name="T91_23">bo</text:span><text:span text:style-name="T91_24"><text:s/>–<text:s/></text:span><text:span text:style-name="T91_25">mówiąc</text:span><text:span text:style-name="T91_26"><text:s/></text:span><text:span text:style-name="T91_27">wprost</text:span><text:span text:style-name="T91_28"><text:s/>–<text:s/></text:span><text:span text:style-name="T91_29">przyjęłam</text:span><text:span text:style-name="T91_30"><text:s/></text:span><text:span text:style-name="T91_31">na</text:span><text:span text:style-name="T91_32"><text:s/></text:span><text:span text:style-name="T91_33">siebie</text:span><text:span text:style-name="T91_34"><text:s/></text:span><text:span text:style-name="T91_35">za</text:span><text:span text:style-name="T91_36"><text:s/></text:span><text:span text:style-name="T91_37">dużo</text:span><text:span text:style-name="T91_38"><text:s/></text:span><text:span text:style-name="T91_39">ciosów</text:span><text:span text:style-name="T91_40">.<text:s/></text:span><text:span text:style-name="T91_41">Przez</text:span><text:span text:style-name="T91_42"><text:s/></text:span><text:span text:style-name="T91_43">te</text:span><text:span text:style-name="T91_44"><text:s/></text:span><text:span text:style-name="T91_45">lata</text:span><text:span text:style-name="T91_46"><text:s/></text:span><text:span text:style-name="T91_47">zebrałam</text:span><text:span text:style-name="T91_48"><text:s/></text:span><text:span text:style-name="T91_49">sobie</text:span><text:span text:style-name="T91_50"><text:s/></text:span><text:span text:style-name="T91_51">zarówno</text:span><text:span text:style-name="T91_52"><text:s/></text:span><text:span text:style-name="T91_53">prawdziwych</text:span><text:span text:style-name="T91_54"><text:s/></text:span><text:span text:style-name="T91_55">fanów</text:span><text:span text:style-name="T91_56">,<text:s/></text:span><text:span text:style-name="T91_57">jak</text:span><text:span text:style-name="T91_58"><text:s/></text:span><text:span text:style-name="T91_59">i</text:span><text:span text:style-name="T91_60"><text:s/></text:span><text:span text:style-name="T91_61">grono</text:span><text:span text:style-name="T91_62"><text:s/></text:span><text:span text:style-name="T91_63">hejterów</text:span><text:span text:style-name="T91_64"><text:s/></text:span><text:span text:style-name="T91_65">i</text:span><text:span text:style-name="T91_66"><text:s/></text:span><text:span text:style-name="T91_67">w</text:span><text:span text:style-name="T91_68"><text:s/></text:span><text:span text:style-name="T91_69">pewnym</text:span><text:span text:style-name="T91_70"><text:s/></text:span><text:span text:style-name="T91_71">momencie</text:span><text:span text:style-name="T91_72"><text:s/></text:span><text:span text:style-name="T91_73">radość</text:span><text:span text:style-name="T91_74"><text:s/></text:span><text:span text:style-name="T91_75">z</text:span><text:span text:style-name="T91_76"><text:s/></text:span><text:span text:style-name="T91_77">pisania</text:span><text:span text:style-name="T91_78"><text:s/></text:span><text:span text:style-name="T91_79">po</text:span><text:span text:style-name="T91_80"><text:s/></text:span><text:span text:style-name="T91_81">prostu</text:span><text:span text:style-name="T91_82">…<text:s/></text:span><text:span text:style-name="T91_83">umarła</text:span><text:span text:style-name="T91_84">.<text:s/></text:span><text:span text:style-name="T91_85">Udało</text:span><text:span text:style-name="T91_86"><text:s/></text:span><text:span text:style-name="T91_87">mi</text:span><text:span text:style-name="T91_88"><text:s/></text:span><text:span text:style-name="T91_89">się</text:span><text:span text:style-name="T91_90"><text:s/></text:span><text:span text:style-name="T91_91">jej</text:span><text:span text:style-name="T91_92"><text:s/></text:span><text:span text:style-name="T91_93">zebrać</text:span><text:span text:style-name="T91_94"><text:s/></text:span><text:span text:style-name="T91_95">jeszcze</text:span><text:span text:style-name="T91_96"><text:s/></text:span><text:span text:style-name="T91_97">tyle</text:span><text:span text:style-name="T91_98">,<text:s/></text:span><text:span text:style-name="T91_99">by</text:span><text:span text:style-name="T91_100"><text:s/></text:span><text:span text:style-name="T91_101">ukończyć</text:span><text:span text:style-name="T91_102"><text:s/></text:span><text:span text:style-name="T91_103">moje</text:span><text:span text:style-name="T91_104"><text:s/></text:span><text:span text:style-name="T91_105">ostatnie</text:span><text:span text:style-name="T91_106"><text:s/></text:span><text:span text:style-name="T91_107">opowiadanie</text:span><text:span text:style-name="T91_108">.</text:span></text:p>
      <text:p text:style-name="P92"/>
      <text:p text:style-name="P93"><text:span text:style-name="T93_1">Postanowiłam</text:span><text:span text:style-name="T93_2"><text:s/></text:span><text:span text:style-name="T93_3">sobie</text:span><text:span text:style-name="T93_4"><text:s/>–<text:s/></text:span><text:span text:style-name="T93_5">jeśli</text:span><text:span text:style-name="T93_6"><text:s/></text:span><text:span text:style-name="T93_7">nie</text:span><text:span text:style-name="T93_8"><text:s/></text:span><text:span text:style-name="T93_9">zdołam</text:span><text:span text:style-name="T93_10"><text:s/></text:span><text:span text:style-name="T93_11">ukończyć</text:span><text:span text:style-name="T93_12"><text:s/>“</text:span><text:span text:style-name="T93_13">Fiddler</text:span><text:span text:style-name="T93_14">’</text:span><text:span text:style-name="T93_15">s</text:span><text:span text:style-name="T93_16"><text:s/></text:span><text:span text:style-name="T93_17">Green</text:span><text:span text:style-name="T93_18">”<text:s/></text:span><text:span text:style-name="T93_19">do</text:span><text:span text:style-name="T93_20"><text:s/></text:span><text:span text:style-name="T93_21">końca</text:span><text:span text:style-name="T93_22"><text:s/></text:span><text:span text:style-name="T93_23">tego</text:span><text:span text:style-name="T93_24"><text:s/></text:span><text:span text:style-name="T93_25">roku</text:span><text:span text:style-name="T93_26">,<text:s/></text:span><text:span text:style-name="T93_27">to</text:span><text:span text:style-name="T93_28"><text:s/></text:span><text:span text:style-name="T93_29">opublikuję</text:span><text:span text:style-name="T93_30"><text:s/></text:span><text:span text:style-name="T93_31">streszczenie</text:span><text:span text:style-name="T93_32"><text:s/></text:span><text:span text:style-name="T93_33">tego</text:span><text:span text:style-name="T93_34">,<text:s/></text:span><text:span text:style-name="T93_35">co</text:span><text:span text:style-name="T93_36"><text:s/></text:span><text:span text:style-name="T93_37">zamierzałam</text:span><text:span text:style-name="T93_38"><text:s/></text:span><text:span text:style-name="T93_39">w</text:span><text:span text:style-name="T93_40"><text:s/></text:span><text:span text:style-name="T93_41">nim</text:span><text:span text:style-name="T93_42"><text:s/></text:span><text:span text:style-name="T93_43">zawrzeć</text:span><text:span text:style-name="T93_44">.<text:s/></text:span><text:span text:style-name="T93_45">To</text:span><text:span text:style-name="T93_46"><text:s/></text:span><text:span text:style-name="T93_47">będzie</text:span><text:span text:style-name="T93_48"><text:s/></text:span><text:span text:style-name="T93_49">smutne</text:span><text:span text:style-name="T93_50">,<text:s/></text:span><text:span text:style-name="T93_51">jeśli</text:span><text:span text:style-name="T93_52"><text:s/></text:span><text:span text:style-name="T93_53">będzie</text:span><text:span text:style-name="T93_54"><text:s/></text:span><text:span text:style-name="T93_55">musiało</text:span><text:span text:style-name="T93_56"><text:s/></text:span><text:span text:style-name="T93_57">do</text:span><text:span text:style-name="T93_58"><text:s/></text:span><text:span text:style-name="T93_59">tego</text:span><text:span text:style-name="T93_60"><text:s/></text:span><text:span text:style-name="T93_61">dojść</text:span><text:span text:style-name="T93_62">,<text:s/></text:span><text:span text:style-name="T93_63">ale</text:span><text:span text:style-name="T93_64"><text:s/></text:span><text:span text:style-name="T93_65">nie</text:span><text:span text:style-name="T93_66"><text:s/></text:span><text:span text:style-name="T93_67">chcę</text:span><text:span text:style-name="T93_68"><text:s/></text:span><text:span text:style-name="T93_69">zostawić</text:span><text:span text:style-name="T93_70"><text:s/></text:span><text:span text:style-name="T93_71">moich</text:span><text:span text:style-name="T93_72"><text:s/></text:span><text:span text:style-name="T93_73">wiernych</text:span><text:span text:style-name="T93_74"><text:s/></text:span><text:span text:style-name="T93_75">czytelników</text:span><text:span text:style-name="T93_76"><text:s/></text:span><text:span text:style-name="T93_77">w</text:span><text:span text:style-name="T93_78"><text:s/></text:span><text:span text:style-name="T93_79">oczekiwaniu</text:span><text:span text:style-name="T93_80"><text:s/></text:span><text:span text:style-name="T93_81">na</text:span><text:span text:style-name="T93_82"><text:s/></text:span><text:span text:style-name="T93_83">wieki</text:span><text:span text:style-name="T93_84">.<text:s/></text:span><text:span text:style-name="T93_85">To</text:span><text:span text:style-name="T93_86"><text:s/></text:span><text:span text:style-name="T93_87">nie</text:span><text:span text:style-name="T93_88"><text:s/></text:span><text:span text:style-name="T93_89">byłoby</text:span><text:span text:style-name="T93_90"><text:s/></text:span><text:span text:style-name="T93_91">właściwe</text:span><text:span text:style-name="T93_92">.</text:span></text:p>
      <text:p text:style-name="P94"/>
      <text:p text:style-name="P95"><text:span text:style-name="T95_1">Mam</text:span><text:span text:style-name="T95_2"><text:s/></text:span><text:span text:style-name="T95_3">nadzieję</text:span><text:span text:style-name="T95_4">,<text:s/></text:span><text:span text:style-name="T95_5">że</text:span><text:span text:style-name="T95_6"><text:s/></text:span><text:span text:style-name="T95_7">dam</text:span><text:span text:style-name="T95_8"><text:s/></text:span><text:span text:style-name="T95_9">radę</text:span><text:span text:style-name="T95_10">.<text:s/></text:span><text:span text:style-name="T95_11">Naprawdę</text:span><text:span text:style-name="T95_12">.</text:span></text:p>
      <text:p text:style-name="P96"><text:span text:style-name="T96_1">.</text:span></text:p>
      <text:p text:style-name="P97"><text:span text:style-name="T97_1">9.<text:s/></text:span><text:span text:style-name="T97_2">Jakie</text:span><text:span text:style-name="T97_3"><text:s/></text:span><text:span text:style-name="T97_4">są</text:span><text:span text:style-name="T97_5"><text:s/></text:span><text:span text:style-name="T97_6">twoje</text:span><text:span text:style-name="T97_7"><text:s/></text:span><text:span text:style-name="T97_8">ulubione</text:span><text:span text:style-name="T97_9"><text:s/></text:span><text:span text:style-name="T97_10">fiki</text:span><text:span text:style-name="T97_11"><text:s/></text:span><text:span text:style-name="T97_12">MLP</text:span><text:span text:style-name="T97_13">,<text:s/></text:span><text:span text:style-name="T97_14">pomijając</text:span><text:span text:style-name="T97_15"><text:s/></text:span><text:span text:style-name="T97_16">te</text:span><text:span text:style-name="T97_17"><text:s/></text:span><text:span text:style-name="T97_18">związane</text:span><text:span text:style-name="T97_19"><text:s/></text:span><text:span text:style-name="T97_20">z</text:span><text:span text:style-name="T97_21"><text:s/></text:span><text:span text:style-name="T97_22">Biurami</text:span><text:span text:style-name="T97_23"><text:s/></text:span><text:span text:style-name="T97_24">Adaptacyjnymi</text:span><text:span text:style-name="T97_25"><text:s/></text:span><text:span text:style-name="T97_26">oraz</text:span><text:span text:style-name="T97_27"><text:s/>“</text:span><text:span text:style-name="T97_28">Friendship</text:span><text:span text:style-name="T97_29"><text:s/></text:span><text:span text:style-name="T97_30">is</text:span><text:span text:style-name="T97_31"><text:s/></text:span><text:span text:style-name="T97_32">optimal</text:span><text:span text:style-name="T97_33">”?</text:span></text:p>
      <text:p text:style-name="P98"/>
      <text:p text:style-name="P99"><text:span text:style-name="T99_1">“</text:span><text:span text:style-name="T99_2">Out</text:span><text:span text:style-name="T99_3"><text:s/></text:span><text:span text:style-name="T99_4">And</text:span><text:span text:style-name="T99_5"><text:s/></text:span><text:span text:style-name="T99_6">About</text:span><text:span text:style-name="T99_7"><text:s/></text:span><text:span text:style-name="T99_8">In</text:span><text:span text:style-name="T99_9"><text:s/></text:span><text:span text:style-name="T99_10">The</text:span><text:span text:style-name="T99_11"><text:s/></text:span><text:span text:style-name="T99_12">Equestrian</text:span><text:span text:style-name="T99_13"><text:s/></text:span><text:span text:style-name="T99_14">Kingdom</text:span><text:span text:style-name="T99_15">”<text:s/></text:span><text:span text:style-name="T99_16">pióra</text:span><text:span text:style-name="T99_17"><text:s/></text:span><text:span text:style-name="T99_18">Midnight</text:span><text:span text:style-name="T99_19"><text:s/></text:span><text:span text:style-name="T99_20">Shadowa</text:span><text:span text:style-name="T99_21">;<text:s/></text:span><text:span text:style-name="T99_22">jego</text:span><text:span text:style-name="T99_23"><text:s/>“</text:span><text:span text:style-name="T99_24">The</text:span><text:span text:style-name="T99_25"><text:s/></text:span><text:span text:style-name="T99_26">Midnight</text:span><text:span text:style-name="T99_27"><text:s/></text:span><text:span text:style-name="T99_28">Run</text:span><text:span text:style-name="T99_29">”<text:s/></text:span><text:span text:style-name="T99_30">i</text:span><text:span text:style-name="T99_31"><text:s/></text:span><text:span text:style-name="T99_32">przede</text:span><text:span text:style-name="T99_33"><text:s/></text:span><text:span text:style-name="T99_34">wszystkim</text:span><text:span text:style-name="T99_35"><text:s/>“</text:span><text:span text:style-name="T99_36">The</text:span><text:span text:style-name="T99_37"><text:s/></text:span><text:span text:style-name="T99_38">Ambassador</text:span><text:span text:style-name="T99_39">’</text:span><text:span text:style-name="T99_40">s</text:span><text:span text:style-name="T99_41"><text:s/></text:span><text:span text:style-name="T99_42">Son</text:span><text:span text:style-name="T99_43">”<text:s/>–<text:s/></text:span><text:span text:style-name="T99_44">które</text:span><text:span text:style-name="T99_45"><text:s/></text:span><text:span text:style-name="T99_46">samo</text:span><text:span text:style-name="T99_47"><text:s/></text:span><text:span text:style-name="T99_48">w</text:span><text:span text:style-name="T99_49"><text:s/></text:span><text:span text:style-name="T99_50">sobie</text:span><text:span text:style-name="T99_51"><text:s/></text:span><text:span text:style-name="T99_52">nie</text:span><text:span text:style-name="T99_53"><text:s/></text:span><text:span text:style-name="T99_54">ma</text:span><text:span text:style-name="T99_55"><text:s/></text:span><text:span text:style-name="T99_56">nic</text:span><text:span text:style-name="T99_57"><text:s/></text:span><text:span text:style-name="T99_58">wspólnego</text:span><text:span text:style-name="T99_59"><text:s/></text:span><text:span text:style-name="T99_60">z</text:span><text:span text:style-name="T99_61"><text:s/></text:span><text:span text:style-name="T99_62">Biurami</text:span><text:span text:style-name="T99_63"><text:s/></text:span><text:span text:style-name="T99_64">Adaptacyjnymi</text:span><text:span text:style-name="T99_65">,<text:s/></text:span><text:span text:style-name="T99_66">nawet</text:span><text:span text:style-name="T99_67"><text:s/></text:span><text:span text:style-name="T99_68">jeśli</text:span><text:span text:style-name="T99_69"><text:s/></text:span><text:span text:style-name="T99_70">pożyczyłam</text:span><text:span text:style-name="T99_71"><text:s/></text:span><text:span text:style-name="T99_72">stamtąd</text:span><text:span text:style-name="T99_73"><text:s/>(</text:span><text:span text:style-name="T99_74">za</text:span><text:span text:style-name="T99_75"><text:s/></text:span><text:span text:style-name="T99_76">jego</text:span><text:span text:style-name="T99_77"><text:s/></text:span><text:span text:style-name="T99_78">zgodą</text:span><text:span text:style-name="T99_79">)<text:s/></text:span><text:span text:style-name="T99_80">postacie</text:span><text:span text:style-name="T99_81"><text:s/></text:span><text:span text:style-name="T99_82">do</text:span><text:span text:style-name="T99_83"><text:s/></text:span><text:span text:style-name="T99_84">swojej</text:span><text:span text:style-name="T99_85"><text:s/></text:span><text:span text:style-name="T99_86">twórczości</text:span><text:span text:style-name="T99_87">.</text:span></text:p>
      <text:p text:style-name="P100"/>
      <text:p text:style-name="P101"><text:span text:style-name="T101_1">Bardzo</text:span><text:span text:style-name="T101_2"><text:s/></text:span><text:span text:style-name="T101_3">też</text:span><text:span text:style-name="T101_4"><text:s/></text:span><text:span text:style-name="T101_5">lubię</text:span><text:span text:style-name="T101_6"><text:s/>“</text:span><text:span text:style-name="T101_7">Dames</text:span><text:span text:style-name="T101_8"><text:s/></text:span><text:span text:style-name="T101_9">Of</text:span><text:span text:style-name="T101_10"><text:s/></text:span><text:span text:style-name="T101_11">The</text:span><text:span text:style-name="T101_12"><text:s/></text:span><text:span text:style-name="T101_13">Tea</text:span><text:span text:style-name="T101_14"><text:s/></text:span><text:span text:style-name="T101_15">Table</text:span><text:span text:style-name="T101_16">”<text:s/></text:span><text:span text:style-name="T101_17">autorstwa</text:span><text:span text:style-name="T101_18"><text:s/></text:span><text:span text:style-name="T101_19">Gabrial</text:span><text:span text:style-name="T101_20"><text:s/></text:span><text:span text:style-name="T101_21">LeVedier</text:span><text:span text:style-name="T101_22"><text:s/></text:span><text:span text:style-name="T101_23">oraz</text:span><text:span text:style-name="T101_24"><text:s/></text:span><text:span text:style-name="T101_25">serię</text:span><text:span text:style-name="T101_26"><text:s/>“</text:span><text:span text:style-name="T101_27">Trixie</text:span><text:span text:style-name="T101_28">’</text:span><text:span text:style-name="T101_29">s</text:span><text:span text:style-name="T101_30"><text:s/></text:span><text:span text:style-name="T101_31">Magic</text:span><text:span text:style-name="T101_32"><text:s/></text:span><text:span text:style-name="T101_33">Bit</text:span><text:span text:style-name="T101_34">”<text:s/></text:span><text:span text:style-name="T101_35">od</text:span><text:span text:style-name="T101_36"><text:s/></text:span><text:span text:style-name="T101_37">Applejinx</text:span><text:span text:style-name="T101_38">.<text:s/></text:span><text:span text:style-name="T101_39">Applejinx</text:span><text:span text:style-name="T101_40"><text:s/></text:span><text:span text:style-name="T101_41">to</text:span><text:span text:style-name="T101_42"><text:s/></text:span><text:span text:style-name="T101_43">pierwszy</text:span><text:span text:style-name="T101_44"><text:s/></text:span><text:span text:style-name="T101_45">autor</text:span><text:span text:style-name="T101_46">,<text:s/></text:span><text:span text:style-name="T101_47">który</text:span><text:span text:style-name="T101_48"><text:s/></text:span><text:span text:style-name="T101_49">nauczył</text:span><text:span text:style-name="T101_50"><text:s/></text:span><text:span text:style-name="T101_51">mnie</text:span><text:span text:style-name="T101_52">,<text:s/></text:span><text:span text:style-name="T101_53">że</text:span><text:span text:style-name="T101_54"><text:s/></text:span><text:span text:style-name="T101_55">powieści</text:span><text:span text:style-name="T101_56"><text:s/></text:span><text:span text:style-name="T101_57">erotyczne</text:span><text:span text:style-name="T101_58"><text:s/>–<text:s/></text:span><text:span text:style-name="T101_59">których</text:span><text:span text:style-name="T101_60"><text:s/></text:span><text:span text:style-name="T101_61">zwykle</text:span><text:span text:style-name="T101_62"><text:s/></text:span><text:span text:style-name="T101_63">unikam</text:span><text:span text:style-name="T101_64"><text:s/>–<text:s/></text:span><text:span text:style-name="T101_65">mogą</text:span><text:span text:style-name="T101_66"><text:s/></text:span><text:span text:style-name="T101_67">eksplorować</text:span><text:span text:style-name="T101_68"><text:s/></text:span><text:span text:style-name="T101_69">psychologię</text:span><text:span text:style-name="T101_70"><text:s/></text:span><text:span text:style-name="T101_71">oraz</text:span><text:span text:style-name="T101_72"><text:s/></text:span><text:span text:style-name="T101_73">dynamikę</text:span><text:span text:style-name="T101_74"><text:s/></text:span><text:span text:style-name="T101_75">związków</text:span><text:span text:style-name="T101_76"><text:s/></text:span><text:span text:style-name="T101_77">międzyludzkich</text:span><text:span text:style-name="T101_78">.<text:s/></text:span><text:span text:style-name="T101_79">Zaskoczyło</text:span><text:span text:style-name="T101_80"><text:s/></text:span><text:span text:style-name="T101_81">mnie</text:span><text:span text:style-name="T101_82"><text:s/></text:span><text:span text:style-name="T101_83">to</text:span><text:span text:style-name="T101_84">.</text:span></text:p>
      <text:p text:style-name="P102"/>
      <text:p text:style-name="P103"><text:span text:style-name="T103_1">Moim</text:span><text:span text:style-name="T103_2"><text:s/></text:span><text:span text:style-name="T103_3">ulubionym</text:span><text:span text:style-name="T103_4"><text:s/></text:span><text:span text:style-name="T103_5">nie</text:span><text:span text:style-name="T103_6">-</text:span><text:span text:style-name="T103_7">biurowym</text:span><text:span text:style-name="T103_8">,<text:s/></text:span><text:span text:style-name="T103_9">nie</text:span><text:span text:style-name="T103_10">-</text:span><text:span text:style-name="T103_11">optimalowym</text:span><text:span text:style-name="T103_12"><text:s/></text:span><text:span text:style-name="T103_13">fikiem</text:span><text:span text:style-name="T103_14"><text:s/></text:span><text:span text:style-name="T103_15">na</text:span><text:span text:style-name="T103_16"><text:s/></text:span><text:span text:style-name="T103_17">FiMFiction</text:span><text:span text:style-name="T103_18"><text:s/></text:span><text:span text:style-name="T103_19">jest</text:span><text:span text:style-name="T103_20"><text:s/>“</text:span><text:span text:style-name="T103_21">The</text:span><text:span text:style-name="T103_22"><text:s/></text:span><text:span text:style-name="T103_23">Contest</text:span><text:span text:style-name="T103_24">”<text:s/></text:span><text:span text:style-name="T103_25">od</text:span><text:span text:style-name="T103_26"><text:s/></text:span><text:span text:style-name="T103_27">użytkownika</text:span><text:span text:style-name="T103_28"><text:s/></text:span><text:span text:style-name="T103_29">Cold</text:span><text:span text:style-name="T103_30"><text:s/></text:span><text:span text:style-name="T103_31">in</text:span><text:span text:style-name="T103_32"><text:s/></text:span><text:span text:style-name="T103_33">Gardez</text:span><text:span text:style-name="T103_34">.<text:s/></text:span><text:span text:style-name="T103_35">To</text:span><text:span text:style-name="T103_36"><text:s/></text:span><text:span text:style-name="T103_37">opowiadanie</text:span><text:span text:style-name="T103_38"><text:s/></text:span><text:span text:style-name="T103_39">mogłoby</text:span><text:span text:style-name="T103_40"><text:s/></text:span><text:span text:style-name="T103_41">i</text:span><text:span text:style-name="T103_42"><text:s/></text:span><text:span text:style-name="T103_43">powinno</text:span><text:span text:style-name="T103_44"><text:s/></text:span><text:span text:style-name="T103_45">zostać</text:span><text:span text:style-name="T103_46"><text:s/></text:span><text:span text:style-name="T103_47">odcinkiem</text:span><text:span text:style-name="T103_48"><text:s/></text:span><text:span text:style-name="T103_49">serialu</text:span><text:span text:style-name="T103_50">.<text:s/></text:span><text:span text:style-name="T103_51">Jest</text:span><text:span text:style-name="T103_52"><text:s/></text:span><text:span text:style-name="T103_53">o</text:span><text:span text:style-name="T103_54"><text:s/></text:span><text:span text:style-name="T103_55">wiele</text:span><text:span text:style-name="T103_56"><text:s/></text:span><text:span text:style-name="T103_57">lepsze</text:span><text:span text:style-name="T103_58"><text:s/></text:span><text:span text:style-name="T103_59">niż</text:span><text:span text:style-name="T103_60"><text:s/></text:span><text:span text:style-name="T103_61">wszystkie</text:span><text:span text:style-name="T103_62"><text:s/></text:span><text:span text:style-name="T103_63">fabuły</text:span><text:span text:style-name="T103_64"><text:s/></text:span><text:span text:style-name="T103_65">odcinków</text:span><text:span text:style-name="T103_66"><text:s/></text:span><text:span text:style-name="T103_67">od</text:span><text:span text:style-name="T103_68"><text:s/></text:span><text:span text:style-name="T103_69">sezonu</text:span><text:span text:style-name="T103_70"><text:s/></text:span><text:span text:style-name="T103_71">drugiego</text:span><text:span text:style-name="T103_72"><text:s/></text:span><text:span text:style-name="T103_73">wzwyż</text:span><text:span text:style-name="T103_74">.</text:span></text:p>
      <text:p text:style-name="P104"/>
      <text:p text:style-name="P105"><text:span text:style-name="T105_1">10.<text:s/></text:span><text:span text:style-name="T105_2">Czy</text:span><text:span text:style-name="T105_3"><text:s/></text:span><text:span text:style-name="T105_4">jest</text:span><text:span text:style-name="T105_5"><text:s/></text:span><text:span text:style-name="T105_6">coś</text:span><text:span text:style-name="T105_7"><text:s/></text:span><text:span text:style-name="T105_8">w</text:span><text:span text:style-name="T105_9"><text:s/></text:span><text:span text:style-name="T105_10">twoich</text:span><text:span text:style-name="T105_11"><text:s/></text:span><text:span text:style-name="T105_12">opowiadaniach</text:span><text:span text:style-name="T105_13">,<text:s/></text:span><text:span text:style-name="T105_14">czego</text:span><text:span text:style-name="T105_15"><text:s/></text:span><text:span text:style-name="T105_16">wolałabyś</text:span><text:span text:style-name="T105_17"><text:s/></text:span><text:span text:style-name="T105_18">nigdy</text:span><text:span text:style-name="T105_19"><text:s/></text:span><text:span text:style-name="T105_20">nie</text:span><text:span text:style-name="T105_21"><text:s/></text:span><text:span text:style-name="T105_22">napisać</text:span><text:span text:style-name="T105_23">?</text:span></text:p>
      <text:p text:style-name="P106"/>
      <text:p text:style-name="P107"><text:span text:style-name="T107_1">Tak</text:span><text:span text:style-name="T107_2">.<text:s/></text:span><text:span text:style-name="T107_3">Rozdział</text:span><text:span text:style-name="T107_4"><text:s/></text:span><text:span text:style-name="T107_5">dziesiąty</text:span><text:span text:style-name="T107_6"><text:s/>“</text:span><text:span text:style-name="T107_7">Taste</text:span><text:span text:style-name="T107_8"><text:s/></text:span><text:span text:style-name="T107_9">of</text:span><text:span text:style-name="T107_10"><text:s/></text:span><text:span text:style-name="T107_11">grass</text:span><text:span text:style-name="T107_12">”,<text:s/></text:span><text:span text:style-name="T107_13">zatytułowany</text:span><text:span text:style-name="T107_14"><text:s/>“</text:span><text:span text:style-name="T107_15">A</text:span><text:span text:style-name="T107_16"><text:s/></text:span><text:span text:style-name="T107_17">walk</text:span><text:span text:style-name="T107_18"><text:s/></text:span><text:span text:style-name="T107_19">in</text:span><text:span text:style-name="T107_20"><text:s/></text:span><text:span text:style-name="T107_21">the</text:span><text:span text:style-name="T107_22"><text:s/></text:span><text:span text:style-name="T107_23">garden</text:span><text:span text:style-name="T107_24">”,<text:s/></text:span><text:span text:style-name="T107_25">oraz</text:span><text:span text:style-name="T107_26"><text:s/></text:span><text:span text:style-name="T107_27">rozdział</text:span><text:span text:style-name="T107_28"><text:s/></text:span><text:span text:style-name="T107_29">trzydziesty</text:span><text:span text:style-name="T107_30">,<text:s/>“</text:span><text:span text:style-name="T107_31">The</text:span><text:span text:style-name="T107_32"><text:s/></text:span><text:span text:style-name="T107_33">permutation</text:span><text:span text:style-name="T107_34"><text:s/></text:span><text:span text:style-name="T107_35">bureau</text:span><text:span text:style-name="T107_36">”.<text:s/></text:span><text:span text:style-name="T107_37">To</text:span><text:span text:style-name="T107_38"><text:s/></text:span><text:span text:style-name="T107_39">zakończenie</text:span><text:span text:style-name="T107_40"><text:s/></text:span><text:span text:style-name="T107_41">mojej</text:span><text:span text:style-name="T107_42"><text:s/></text:span><text:span text:style-name="T107_43">noweli</text:span><text:span text:style-name="T107_44"><text:s/></text:span><text:span text:style-name="T107_45">było</text:span><text:span text:style-name="T107_46"><text:s/></text:span><text:span text:style-name="T107_47">napisane</text:span><text:span text:style-name="T107_48"><text:s/></text:span><text:span text:style-name="T107_49">w</text:span><text:span text:style-name="T107_50"><text:s/></text:span><text:span text:style-name="T107_51">odpowiedzi</text:span><text:span text:style-name="T107_52"><text:s/></text:span><text:span text:style-name="T107_53">na</text:span><text:span text:style-name="T107_54"><text:s/></text:span><text:span text:style-name="T107_55">prośby</text:span><text:span text:style-name="T107_56"><text:s/></text:span><text:span text:style-name="T107_57">fanów</text:span><text:span text:style-name="T107_58">,<text:s/></text:span><text:span text:style-name="T107_59">którzy</text:span><text:span text:style-name="T107_60"><text:s/></text:span><text:span text:style-name="T107_61">chcieli</text:span><text:span text:style-name="T107_62"><text:s/>–<text:s/></text:span><text:span text:style-name="T107_63">i</text:span><text:span text:style-name="T107_64"><text:s/></text:span><text:span text:style-name="T107_65">to</text:span><text:span text:style-name="T107_66"><text:s/></text:span><text:span text:style-name="T107_67">bardzo</text:span><text:span text:style-name="T107_68"><text:s/>–<text:s/></text:span><text:span text:style-name="T107_69">poważnego</text:span><text:span text:style-name="T107_70"><text:s/></text:span><text:span text:style-name="T107_71">ukarania</text:span><text:span text:style-name="T107_72"><text:s/></text:span><text:span text:style-name="T107_73">postaci</text:span><text:span text:style-name="T107_74"><text:s/></text:span><text:span text:style-name="T107_75">imieniem</text:span><text:span text:style-name="T107_76"><text:s/></text:span><text:span text:style-name="T107_77">Windfeather</text:span><text:span text:style-name="T107_78">.<text:s/></text:span><text:span text:style-name="T107_79">Postąpiłam</text:span><text:span text:style-name="T107_80"><text:s/></text:span><text:span text:style-name="T107_81">głupio</text:span><text:span text:style-name="T107_82">,<text:s/></text:span><text:span text:style-name="T107_83">bardziej</text:span><text:span text:style-name="T107_84"><text:s text:c="2"/></text:span><text:span text:style-name="T107_85">chcąc</text:span><text:span text:style-name="T107_86"><text:s/></text:span><text:span text:style-name="T107_87">zadowolić</text:span><text:span text:style-name="T107_88"><text:s/></text:span><text:span text:style-name="T107_89">oczekiwania</text:span><text:span text:style-name="T107_90"><text:s/></text:span><text:span text:style-name="T107_91">czytelników</text:span><text:span text:style-name="T107_92"><text:s/></text:span><text:span text:style-name="T107_93">niż</text:span><text:span text:style-name="T107_94"><text:s/></text:span><text:span text:style-name="T107_95">pozostać</text:span><text:span text:style-name="T107_96"><text:s/></text:span><text:span text:style-name="T107_97">wierna</text:span><text:span text:style-name="T107_98"><text:s/></text:span><text:span text:style-name="T107_99">duchowi</text:span><text:span text:style-name="T107_100"><text:s/></text:span><text:span text:style-name="T107_101">powieści</text:span><text:span text:style-name="T107_102">,<text:s/></text:span><text:span text:style-name="T107_103">i</text:span><text:span text:style-name="T107_104">…<text:s/></text:span><text:span text:style-name="T107_105">złamałam</text:span><text:span text:style-name="T107_106"><text:s/></text:span><text:span text:style-name="T107_107">własne</text:span><text:span text:style-name="T107_108"><text:s/></text:span><text:span text:style-name="T107_109">automatyczne</text:span><text:span text:style-name="T107_110"><text:s/></text:span><text:span text:style-name="T107_111">pisanie</text:span><text:span text:style-name="T107_112">,<text:s/></text:span><text:span text:style-name="T107_113">by</text:span><text:span text:style-name="T107_114"><text:s/></text:span><text:span text:style-name="T107_115">dać</text:span><text:span text:style-name="T107_116"><text:s/></text:span><text:span text:style-name="T107_117">im</text:span><text:span text:style-name="T107_118"><text:s/></text:span><text:span text:style-name="T107_119">to</text:span><text:span text:style-name="T107_120">,<text:s/></text:span><text:span text:style-name="T107_121">czego</text:span><text:span text:style-name="T107_122"><text:s/></text:span><text:span text:style-name="T107_123">chcieli</text:span><text:span text:style-name="T107_124">.<text:s/></text:span></text:p>
      <text:p text:style-name="P108"/>
      <text:p text:style-name="P109"><text:span text:style-name="T109_1">To</text:span><text:span text:style-name="T109_2"><text:s/></text:span><text:span text:style-name="T109_3">była</text:span><text:span text:style-name="T109_4"><text:s/></text:span><text:span text:style-name="T109_5">pomyłka</text:span><text:span text:style-name="T109_6">.<text:s/></text:span><text:span text:style-name="T109_7">Na</text:span><text:span text:style-name="T109_8"><text:s/></text:span><text:span text:style-name="T109_9">szczęście</text:span><text:span text:style-name="T109_10"><text:s/></text:span><text:span text:style-name="T109_11">został</text:span><text:span text:style-name="T109_12"><text:s/></text:span><text:span text:style-name="T109_13">naprawiony</text:span><text:span text:style-name="T109_14"><text:s/></text:span><text:span text:style-name="T109_15">przez</text:span><text:span text:style-name="T109_16"><text:s/></text:span><text:span text:style-name="T109_17">mojego</text:span><text:span text:style-name="T109_18"><text:s/></text:span><text:span text:style-name="T109_19">przyjaciela</text:span><text:span text:style-name="T109_20">,<text:s/></text:span><text:span text:style-name="T109_21">użytkownika</text:span><text:span text:style-name="T109_22"><text:s/></text:span><text:span text:style-name="T109_23">PeachClover</text:span><text:span text:style-name="T109_24">,<text:s/></text:span><text:span text:style-name="T109_25">który</text:span><text:span text:style-name="T109_26"><text:s/></text:span><text:span text:style-name="T109_27">zauważył</text:span><text:span text:style-name="T109_28"><text:s/></text:span><text:span text:style-name="T109_29">mój</text:span><text:span text:style-name="T109_30"><text:s/></text:span><text:span text:style-name="T109_31">błąd</text:span><text:span text:style-name="T109_32"><text:s/></text:span><text:span text:style-name="T109_33">i</text:span><text:span text:style-name="T109_34"><text:s/></text:span><text:span text:style-name="T109_35">napisał</text:span><text:span text:style-name="T109_36"><text:s/></text:span><text:span text:style-name="T109_37">alternatywny</text:span><text:span text:style-name="T109_38"><text:s/></text:span><text:span text:style-name="T109_39">i</text:span><text:span text:style-name="T109_40"><text:s/></text:span><text:span text:style-name="T109_41">o</text:span><text:span text:style-name="T109_42"><text:s/></text:span><text:span text:style-name="T109_43">wiele</text:span><text:span text:style-name="T109_44"><text:s/></text:span><text:span text:style-name="T109_45">przyjemniejszy</text:span><text:span text:style-name="T109_46"><text:s/></text:span><text:span text:style-name="T109_47">rozdział</text:span><text:span text:style-name="T109_48"><text:s/></text:span><text:span text:style-name="T109_49">dziesiąty</text:span><text:span text:style-name="T109_50"><text:s/></text:span><text:span text:style-name="T109_51">i</text:span><text:span text:style-name="T109_52"><text:s/></text:span><text:span text:style-name="T109_53">trzydziesty</text:span><text:span text:style-name="T109_54">,<text:s/></text:span><text:span text:style-name="T109_55">nazwany</text:span><text:span text:style-name="T109_56"><text:s/>“</text:span><text:span text:style-name="T109_57">Their</text:span><text:span text:style-name="T109_58"><text:s/></text:span><text:span text:style-name="T109_59">last</text:span><text:span text:style-name="T109_60"><text:s/></text:span><text:span text:style-name="T109_61">wish</text:span><text:span text:style-name="T109_62">”.<text:s/></text:span><text:span text:style-name="T109_63">Właśnie</text:span><text:span text:style-name="T109_64"><text:s/></text:span><text:span text:style-name="T109_65">to</text:span><text:span text:style-name="T109_66"><text:s/></text:span><text:span text:style-name="T109_67">sama</text:span><text:span text:style-name="T109_68"><text:s/></text:span><text:span text:style-name="T109_69">powinnam</text:span><text:span text:style-name="T109_70"><text:s/></text:span><text:span text:style-name="T109_71">napisać</text:span><text:span text:style-name="T109_72">,<text:s/></text:span><text:span text:style-name="T109_73">gdybym</text:span><text:span text:style-name="T109_74"><text:s/></text:span><text:span text:style-name="T109_75">pozostała</text:span><text:span text:style-name="T109_76"><text:s/></text:span><text:span text:style-name="T109_77">wierna</text:span><text:span text:style-name="T109_78"><text:s/></text:span><text:span text:style-name="T109_79">sobie</text:span><text:span text:style-name="T109_80">.</text:span></text:p>
      <text:p text:style-name="P110"/>
      <text:p text:style-name="P111"><text:span text:style-name="T111_1">Protip</text:span><text:span text:style-name="T111_2"><text:s/>–<text:s/></text:span><text:span text:style-name="T111_3">sława</text:span><text:span text:style-name="T111_4"><text:s/></text:span><text:span text:style-name="T111_5">jest</text:span><text:span text:style-name="T111_6"><text:s/></text:span><text:span text:style-name="T111_7">przyjemna</text:span><text:span text:style-name="T111_8">,<text:s/></text:span><text:span text:style-name="T111_9">ale</text:span><text:span text:style-name="T111_10"><text:s/></text:span><text:span text:style-name="T111_11">nigdy</text:span><text:span text:style-name="T111_12">,<text:s/></text:span><text:span text:style-name="T111_13">przenigdy</text:span><text:span text:style-name="T111_14"><text:s/></text:span><text:span text:style-name="T111_15">nie</text:span><text:span text:style-name="T111_16"><text:s/></text:span><text:span text:style-name="T111_17">powinno</text:span><text:span text:style-name="T111_18"><text:s/></text:span><text:span text:style-name="T111_19">się</text:span><text:span text:style-name="T111_20"><text:s/></text:span><text:span text:style-name="T111_21">zmieniać</text:span><text:span text:style-name="T111_22"><text:s/></text:span><text:span text:style-name="T111_23">wizji</text:span><text:span text:style-name="T111_24"><text:s/></text:span><text:span text:style-name="T111_25">tego</text:span><text:span text:style-name="T111_26">,<text:s/></text:span><text:span text:style-name="T111_27">co</text:span><text:span text:style-name="T111_28"><text:s/></text:span><text:span text:style-name="T111_29">się</text:span><text:span text:style-name="T111_30"><text:s/></text:span><text:span text:style-name="T111_31">tworzy</text:span><text:span text:style-name="T111_32">,<text:s/></text:span><text:span text:style-name="T111_33">by</text:span><text:span text:style-name="T111_34"><text:s/></text:span><text:span text:style-name="T111_35">przez</text:span><text:span text:style-name="T111_36"><text:s/></text:span><text:span text:style-name="T111_37">chwilkę</text:span><text:span text:style-name="T111_38"><text:s/></text:span><text:span text:style-name="T111_39">zadowolić</text:span><text:span text:style-name="T111_40"><text:s/></text:span><text:span text:style-name="T111_41">publiczność</text:span><text:span text:style-name="T111_42">.<text:s/></text:span><text:span text:style-name="T111_43">Chwilka</text:span><text:span text:style-name="T111_44"><text:s/></text:span><text:span text:style-name="T111_45">mija</text:span><text:span text:style-name="T111_46">,<text:s/></text:span><text:span text:style-name="T111_47">a</text:span><text:span text:style-name="T111_48"><text:s/></text:span><text:span text:style-name="T111_49">pomyłka</text:span><text:span text:style-name="T111_50"><text:s/></text:span><text:span text:style-name="T111_51">zostaje</text:span><text:span text:style-name="T111_52">.</text:span></text:p>
      <text:p text:style-name="P112"/>
      <text:p text:style-name="P113"><text:span text:style-name="T113_1">11.<text:s/></text:span><text:span text:style-name="T113_2">Na</text:span><text:span text:style-name="T113_3"><text:s/></text:span><text:span text:style-name="T113_4">swoim</text:span><text:span text:style-name="T113_5"><text:s/></text:span><text:span text:style-name="T113_6">profilu</text:span><text:span text:style-name="T113_7"><text:s/></text:span><text:span text:style-name="T113_8">na</text:span><text:span text:style-name="T113_9"><text:s/></text:span><text:span text:style-name="T113_10">FiMFiction</text:span><text:span text:style-name="T113_11"><text:s/></text:span><text:span text:style-name="T113_12">wspominałaś</text:span><text:span text:style-name="T113_13"><text:s/></text:span><text:span text:style-name="T113_14">o</text:span><text:span text:style-name="T113_15"><text:s/></text:span><text:span text:style-name="T113_16">grze</text:span><text:span text:style-name="T113_17"><text:s/>“</text:span><text:span text:style-name="T113_18">No</text:span><text:span text:style-name="T113_19"><text:s/></text:span><text:span text:style-name="T113_20">Man</text:span><text:span text:style-name="T113_21">’</text:span><text:span text:style-name="T113_22">s</text:span><text:span text:style-name="T113_23"><text:s/></text:span><text:span text:style-name="T113_24">Sky</text:span><text:span text:style-name="T113_25">”.<text:s/></text:span><text:span text:style-name="T113_26">Jesteś</text:span><text:span text:style-name="T113_27"><text:s/></text:span><text:span text:style-name="T113_28">z</text:span><text:span text:style-name="T113_29"><text:s/></text:span><text:span text:style-name="T113_30">niej</text:span><text:span text:style-name="T113_31"><text:s/></text:span><text:span text:style-name="T113_32">zadowolona</text:span><text:span text:style-name="T113_33">?<text:s/></text:span><text:span text:style-name="T113_34">Są</text:span><text:span text:style-name="T113_35"><text:s/></text:span><text:span text:style-name="T113_36">jamkieś</text:span><text:span text:style-name="T113_37"><text:s/></text:span><text:span text:style-name="T113_38">inne</text:span><text:span text:style-name="T113_39"><text:s/></text:span><text:span text:style-name="T113_40">gry</text:span><text:span text:style-name="T113_41">,<text:s/></text:span><text:span text:style-name="T113_42">w</text:span><text:span text:style-name="T113_43"><text:s/></text:span><text:span text:style-name="T113_44">które</text:span><text:span text:style-name="T113_45"><text:s/></text:span><text:span text:style-name="T113_46">ostatnio</text:span><text:span text:style-name="T113_47"><text:s/></text:span><text:span text:style-name="T113_48">grałaś</text:span><text:span text:style-name="T113_49"><text:s/></text:span><text:span text:style-name="T113_50">i</text:span><text:span text:style-name="T113_51"><text:s/></text:span><text:span text:style-name="T113_52">o</text:span><text:span text:style-name="T113_53"><text:s/></text:span><text:span text:style-name="T113_54">których</text:span><text:span text:style-name="T113_55"><text:s/></text:span><text:span text:style-name="T113_56">chciałabyś</text:span><text:span text:style-name="T113_57"><text:s/></text:span><text:span text:style-name="T113_58">na</text:span><text:span text:style-name="T113_59"><text:s/></text:span><text:span text:style-name="T113_60">powiedzieć</text:span><text:span text:style-name="T113_61">?</text:span></text:p>
      <text:p text:style-name="P114"/>
      <text:p text:style-name="P115"><text:span text:style-name="T115_1">“</text:span><text:span text:style-name="T115_2">No</text:span><text:span text:style-name="T115_3"><text:s/></text:span><text:span text:style-name="T115_4">Man</text:span><text:span text:style-name="T115_5">’</text:span><text:span text:style-name="T115_6">s</text:span><text:span text:style-name="T115_7"><text:s/></text:span><text:span text:style-name="T115_8">Sky</text:span><text:span text:style-name="T115_9">”<text:s/></text:span><text:span text:style-name="T115_10">nie</text:span><text:span text:style-name="T115_11"><text:s/></text:span><text:span text:style-name="T115_12">jest</text:span><text:span text:style-name="T115_13"><text:s/></text:span><text:span text:style-name="T115_14">do</text:span><text:span text:style-name="T115_15"><text:s/></text:span><text:span text:style-name="T115_16">końca</text:span><text:span text:style-name="T115_17"><text:s/></text:span><text:span text:style-name="T115_18">grą</text:span><text:span text:style-name="T115_19">,<text:s/></text:span><text:span text:style-name="T115_20">jakiej</text:span><text:span text:style-name="T115_21"><text:s/></text:span><text:span text:style-name="T115_22">obraz</text:span><text:span text:style-name="T115_23"><text:s/></text:span><text:span text:style-name="T115_24">tworzono</text:span><text:span text:style-name="T115_25"><text:s/></text:span><text:span text:style-name="T115_26">w</text:span><text:span text:style-name="T115_27"><text:s/></text:span><text:span text:style-name="T115_28">zapowiedziach</text:span><text:span text:style-name="T115_29">,<text:s/></text:span><text:span text:style-name="T115_30">ale</text:span><text:span text:style-name="T115_31"><text:s/></text:span><text:span text:style-name="T115_32">jej</text:span><text:span text:style-name="T115_33"><text:s/></text:span><text:span text:style-name="T115_34">rdzeń</text:span><text:span text:style-name="T115_35"><text:s/></text:span><text:span text:style-name="T115_36">dalej</text:span><text:span text:style-name="T115_37"><text:s/></text:span><text:span text:style-name="T115_38">w</text:span><text:span text:style-name="T115_39"><text:s/></text:span><text:span text:style-name="T115_40">niej</text:span><text:span text:style-name="T115_41"><text:s/></text:span><text:span text:style-name="T115_42">jest</text:span><text:span text:style-name="T115_43"><text:s/>–<text:s/></text:span><text:span text:style-name="T115_44">choć</text:span><text:span text:style-name="T115_45"><text:s/></text:span><text:span text:style-name="T115_46">niedokończony</text:span><text:span text:style-name="T115_47"><text:s/>–<text:s/></text:span><text:span text:style-name="T115_48">i</text:span><text:span text:style-name="T115_49"><text:s/></text:span><text:span text:style-name="T115_50">bardzo</text:span><text:span text:style-name="T115_51"><text:s/></text:span><text:span text:style-name="T115_52">mi</text:span><text:span text:style-name="T115_53"><text:s/></text:span><text:span text:style-name="T115_54">się</text:span><text:span text:style-name="T115_55"><text:s/></text:span><text:span text:style-name="T115_56">podoba</text:span><text:span text:style-name="T115_57">.<text:s/></text:span><text:span text:style-name="T115_58">Oczywiście</text:span><text:span text:style-name="T115_59">,<text:s/></text:span><text:span text:style-name="T115_60">potrzebuje</text:span><text:span text:style-name="T115_61"><text:s/></text:span><text:span text:style-name="T115_62">nieco</text:span><text:span text:style-name="T115_63"><text:s/></text:span><text:span text:style-name="T115_64">poprawek</text:span><text:span text:style-name="T115_65">,<text:s/></text:span><text:span text:style-name="T115_66">by</text:span><text:span text:style-name="T115_67"><text:s/></text:span><text:span text:style-name="T115_68">dojść</text:span><text:span text:style-name="T115_69"><text:s/></text:span><text:span text:style-name="T115_70">do</text:span><text:span text:style-name="T115_71"><text:s/></text:span><text:span text:style-name="T115_72">poziomu</text:span><text:span text:style-name="T115_73"><text:s/></text:span><text:span text:style-name="T115_74">trailerów</text:span><text:span text:style-name="T115_75">,<text:s/></text:span><text:span text:style-name="T115_76">które</text:span><text:span text:style-name="T115_77"><text:s/></text:span><text:span text:style-name="T115_78">mi</text:span><text:span text:style-name="T115_79"><text:s/></text:span><text:span text:style-name="T115_80">ją</text:span><text:span text:style-name="T115_81"><text:s/></text:span><text:span text:style-name="T115_82">sprzedały</text:span><text:span text:style-name="T115_83">.<text:s/></text:span><text:span text:style-name="T115_84">Nie</text:span><text:span text:style-name="T115_85"><text:s/></text:span><text:span text:style-name="T115_86">jestem</text:span><text:span text:style-name="T115_87"><text:s/></text:span><text:span text:style-name="T115_88">w</text:span><text:span text:style-name="T115_89"><text:s/></text:span><text:span text:style-name="T115_90">pełni</text:span><text:span text:style-name="T115_91"><text:s/></text:span><text:span text:style-name="T115_92">usatysfakcjonowana</text:span><text:span text:style-name="T115_93">,<text:s/></text:span><text:span text:style-name="T115_94">ale</text:span><text:span text:style-name="T115_95"><text:s/></text:span><text:span text:style-name="T115_96">i</text:span><text:span text:style-name="T115_97"><text:s/></text:span><text:span text:style-name="T115_98">tak</text:span><text:span text:style-name="T115_99"><text:s/></text:span><text:span text:style-name="T115_100">zdołałam</text:span><text:span text:style-name="T115_101"><text:s/></text:span><text:span text:style-name="T115_102">się</text:span><text:span text:style-name="T115_103"><text:s/></text:span><text:span text:style-name="T115_104">od</text:span><text:span text:style-name="T115_105"><text:s/></text:span><text:span text:style-name="T115_106">niej</text:span><text:span text:style-name="T115_107"><text:s/></text:span><text:span text:style-name="T115_108">uzależnić</text:span><text:span text:style-name="T115_109">,<text:s/></text:span><text:span text:style-name="T115_110">więc</text:span><text:span text:style-name="T115_111"><text:s/></text:span><text:span text:style-name="T115_112">jest</text:span><text:span text:style-name="T115_113"><text:s/></text:span><text:span text:style-name="T115_114">to</text:span><text:span text:style-name="T115_115"><text:s/></text:span><text:span text:style-name="T115_116">dla</text:span><text:span text:style-name="T115_117"><text:s/></text:span><text:span text:style-name="T115_118">mnie</text:span><text:span text:style-name="T115_119"><text:s/></text:span><text:span text:style-name="T115_120">złożony</text:span><text:span text:style-name="T115_121"><text:s/></text:span><text:span text:style-name="T115_122">problem</text:span><text:span text:style-name="T115_123">.<text:s/></text:span><text:span text:style-name="T115_124">Bawi</text:span><text:span text:style-name="T115_125"><text:s/></text:span><text:span text:style-name="T115_126">mnie</text:span><text:span text:style-name="T115_127"><text:s/></text:span><text:span text:style-name="T115_128">granie</text:span><text:span text:style-name="T115_129"><text:s/></text:span><text:span text:style-name="T115_130">w</text:span><text:span text:style-name="T115_131"><text:s/></text:span><text:span text:style-name="T115_132">nią</text:span><text:span text:style-name="T115_133">,<text:s/></text:span><text:span text:style-name="T115_134">ale</text:span><text:span text:style-name="T115_135"><text:s/></text:span><text:span text:style-name="T115_136">wyraźnie</text:span><text:span text:style-name="T115_137"><text:s/></text:span><text:span text:style-name="T115_138">widzę</text:span><text:span text:style-name="T115_139">,<text:s/></text:span><text:span text:style-name="T115_140">gdzie</text:span><text:span text:style-name="T115_141"><text:s/></text:span><text:span text:style-name="T115_142">nie</text:span><text:span text:style-name="T115_143"><text:s/></text:span><text:span text:style-name="T115_144">podołała</text:span><text:span text:style-name="T115_145"><text:s/></text:span><text:span text:style-name="T115_146">temu</text:span><text:span text:style-name="T115_147">,<text:s/></text:span><text:span text:style-name="T115_148">czym</text:span><text:span text:style-name="T115_149"><text:s/></text:span><text:span text:style-name="T115_150">miała</text:span><text:span text:style-name="T115_151"><text:s/></text:span><text:span text:style-name="T115_152">być</text:span><text:span text:style-name="T115_153">.<text:s/></text:span><text:span text:style-name="T115_154">Może</text:span><text:span text:style-name="T115_155"><text:s/></text:span><text:span text:style-name="T115_156">kiedyś</text:span><text:span text:style-name="T115_157"><text:s/></text:span><text:span text:style-name="T115_158">zostanie</text:span><text:span text:style-name="T115_159"><text:s/></text:span><text:span text:style-name="T115_160">poprawiona</text:span><text:span text:style-name="T115_161"><text:s/></text:span><text:span text:style-name="T115_162">i</text:span><text:span text:style-name="T115_163"><text:s/></text:span><text:span text:style-name="T115_164">osiągnie</text:span><text:span text:style-name="T115_165"><text:s/></text:span><text:span text:style-name="T115_166">swój</text:span><text:span text:style-name="T115_167"><text:s/></text:span><text:span text:style-name="T115_168">geniusz</text:span><text:span text:style-name="T115_169">.</text:span></text:p>
      <text:p text:style-name="P116"/>
      <text:p text:style-name="P117"><text:span text:style-name="T117_1">Bardzo</text:span><text:span text:style-name="T117_2"><text:s/></text:span><text:span text:style-name="T117_3">też</text:span><text:span text:style-name="T117_4"><text:s/></text:span><text:span text:style-name="T117_5">mi</text:span><text:span text:style-name="T117_6"><text:s/></text:span><text:span text:style-name="T117_7">się</text:span><text:span text:style-name="T117_8"><text:s/></text:span><text:span text:style-name="T117_9">ostatnio</text:span><text:span text:style-name="T117_10"><text:s/></text:span><text:span text:style-name="T117_11">spodobała</text:span><text:span text:style-name="T117_12"><text:s/></text:span><text:span text:style-name="T117_13">gra</text:span><text:span text:style-name="T117_14"><text:s/>“</text:span><text:span text:style-name="T117_15">LEGO</text:span><text:span text:style-name="T117_16"><text:s/></text:span><text:span text:style-name="T117_17">Dimensions</text:span><text:span text:style-name="T117_18">”<text:s/></text:span><text:span text:style-name="T117_19">z</text:span><text:span text:style-name="T117_20"><text:s/></text:span><text:span text:style-name="T117_21">powodu</text:span><text:span text:style-name="T117_22"><text:s/></text:span><text:span text:style-name="T117_23">co</text:span><text:span text:style-name="T117_24">-</text:span><text:span text:style-name="T117_25">opu</text:span><text:span text:style-name="T117_26"><text:s/></text:span><text:span text:style-name="T117_27">na</text:span><text:span text:style-name="T117_28"><text:s/></text:span><text:span text:style-name="T117_29">jednej</text:span><text:span text:style-name="T117_30"><text:s/></text:span><text:span text:style-name="T117_31">konsoli</text:span><text:span text:style-name="T117_32">,<text:s/></text:span><text:span text:style-name="T117_33">dzięki</text:span><text:span text:style-name="T117_34"><text:s/></text:span><text:span text:style-name="T117_35">czemu</text:span><text:span text:style-name="T117_36"><text:s/></text:span><text:span text:style-name="T117_37">grywam</text:span><text:span text:style-name="T117_38"><text:s/></text:span><text:span text:style-name="T117_39">z</text:span><text:span text:style-name="T117_40"><text:s/></text:span><text:span text:style-name="T117_41">którymś</text:span><text:span text:style-name="T117_42"><text:s/></text:span><text:span text:style-name="T117_43">z</text:span><text:span text:style-name="T117_44"><text:s/></text:span><text:span text:style-name="T117_45">moich</text:span><text:span text:style-name="T117_46"><text:s/></text:span><text:span text:style-name="T117_47">partnerów</text:span><text:span text:style-name="T117_48">.<text:s/></text:span><text:span text:style-name="T117_49">Bardzo</text:span><text:span text:style-name="T117_50"><text:s/></text:span><text:span text:style-name="T117_51">lubię</text:span><text:span text:style-name="T117_52"><text:s/></text:span><text:span text:style-name="T117_53">granie</text:span><text:span text:style-name="T117_54"><text:s/></text:span><text:span text:style-name="T117_55">w</text:span><text:span text:style-name="T117_56"><text:s/></text:span><text:span text:style-name="T117_57">gry</text:span><text:span text:style-name="T117_58"><text:s/></text:span><text:span text:style-name="T117_59">kooperacyjne</text:span><text:span text:style-name="T117_60"><text:s/></text:span><text:span text:style-name="T117_61">ze</text:span><text:span text:style-name="T117_62"><text:s/></text:span><text:span text:style-name="T117_63">współgraczem</text:span><text:span text:style-name="T117_64"><text:s/></text:span><text:span text:style-name="T117_65">obok</text:span><text:span text:style-name="T117_66"><text:s/></text:span><text:span text:style-name="T117_67">mnie</text:span><text:span text:style-name="T117_68">,<text:s/></text:span><text:span text:style-name="T117_69">w</text:span><text:span text:style-name="T117_70"><text:s/></text:span><text:span text:style-name="T117_71">tym</text:span><text:span text:style-name="T117_72"><text:s/></text:span><text:span text:style-name="T117_73">samym</text:span><text:span text:style-name="T117_74"><text:s/></text:span><text:span text:style-name="T117_75">pokoju</text:span><text:span text:style-name="T117_76">.<text:s/></text:span><text:span text:style-name="T117_77">Daje</text:span><text:span text:style-name="T117_78"><text:s/></text:span><text:span text:style-name="T117_79">mi</text:span><text:span text:style-name="T117_80"><text:s/></text:span><text:span text:style-name="T117_81">to</text:span><text:span text:style-name="T117_82"><text:s/></text:span><text:span text:style-name="T117_83">radość</text:span><text:span text:style-name="T117_84">,<text:s/></text:span><text:span text:style-name="T117_85">której</text:span><text:span text:style-name="T117_86"><text:s/></text:span><text:span text:style-name="T117_87">nie</text:span><text:span text:style-name="T117_88"><text:s/></text:span><text:span text:style-name="T117_89">zastąpi</text:span><text:span text:style-name="T117_90"><text:s/></text:span><text:span text:style-name="T117_91">żadna</text:span><text:span text:style-name="T117_92"><text:s/></text:span><text:span text:style-name="T117_93">rozgrywka</text:span><text:span text:style-name="T117_94"><text:s/></text:span><text:span text:style-name="T117_95">online</text:span><text:span text:style-name="T117_96">.</text:span></text:p>
      <text:p text:style-name="P118"/>
      <text:p text:style-name="P119"><text:span text:style-name="T119_1">Zajmowałam</text:span><text:span text:style-name="T119_2"><text:s/></text:span><text:span text:style-name="T119_3">się</text:span><text:span text:style-name="T119_4"><text:s/></text:span><text:span text:style-name="T119_5">też</text:span><text:span text:style-name="T119_6"><text:s/></text:span><text:span text:style-name="T119_7">ostatnio</text:span><text:span text:style-name="T119_8"><text:s/></text:span><text:span text:style-name="T119_9">wirtualną</text:span><text:span text:style-name="T119_10"><text:s/></text:span><text:span text:style-name="T119_11">rzeczywistością</text:span><text:span text:style-name="T119_12">,<text:s/></text:span><text:span text:style-name="T119_13">zarówno</text:span><text:span text:style-name="T119_14"><text:s/></text:span><text:span text:style-name="T119_15">na</text:span><text:span text:style-name="T119_16"><text:s/></text:span><text:span text:style-name="T119_17">Vive</text:span><text:span text:style-name="T119_18">,<text:s/></text:span><text:span text:style-name="T119_19">jak</text:span><text:span text:style-name="T119_20"><text:s/></text:span><text:span text:style-name="T119_21">i</text:span><text:span text:style-name="T119_22"><text:s/></text:span><text:span text:style-name="T119_23">Oculusie</text:span><text:span text:style-name="T119_24">,<text:s/></text:span><text:span text:style-name="T119_25">a</text:span><text:span text:style-name="T119_26"><text:s/></text:span><text:span text:style-name="T119_27">teraz</text:span><text:span text:style-name="T119_28"><text:s/></text:span><text:span text:style-name="T119_29">z</text:span><text:span text:style-name="T119_30"><text:s/></text:span><text:span text:style-name="T119_31">zapałem</text:span><text:span text:style-name="T119_32"><text:s/></text:span><text:span text:style-name="T119_33">czekam</text:span><text:span text:style-name="T119_34"><text:s/></text:span><text:span text:style-name="T119_35">na</text:span><text:span text:style-name="T119_36"><text:s/></text:span><text:span text:style-name="T119_37">zestaw</text:span><text:span text:style-name="T119_38"><text:s/></text:span><text:span text:style-name="T119_39">PlayStation</text:span><text:span text:style-name="T119_40"><text:s/></text:span><text:span text:style-name="T119_41">VR</text:span><text:span text:style-name="T119_42">.<text:s/></text:span><text:span text:style-name="T119_43">Uważam</text:span><text:span text:style-name="T119_44">,<text:s/></text:span><text:span text:style-name="T119_45">że</text:span><text:span text:style-name="T119_46"><text:s/></text:span><text:span text:style-name="T119_47">wirtualna</text:span><text:span text:style-name="T119_48"><text:s/></text:span><text:span text:style-name="T119_49">rzeczywistość</text:span><text:span text:style-name="T119_50"><text:s/></text:span><text:span text:style-name="T119_51">to</text:span><text:span text:style-name="T119_52"><text:s/></text:span><text:span text:style-name="T119_53">przyszłość</text:span><text:span text:style-name="T119_54"><text:s/></text:span><text:span text:style-name="T119_55">i</text:span><text:span text:style-name="T119_56"><text:s/></text:span><text:span text:style-name="T119_57">wszystko</text:span><text:span text:style-name="T119_58">,<text:s/></text:span><text:span text:style-name="T119_59">czego</text:span><text:span text:style-name="T119_60"><text:s/></text:span><text:span text:style-name="T119_61">od</text:span><text:span text:style-name="T119_62"><text:s/></text:span><text:span text:style-name="T119_63">niej</text:span><text:span text:style-name="T119_64"><text:s/></text:span><text:span text:style-name="T119_65">oczekuję</text:span><text:span text:style-name="T119_66">,<text:s/></text:span><text:span text:style-name="T119_67">zostało</text:span><text:span text:style-name="T119_68"><text:s/></text:span><text:span text:style-name="T119_69">opisane</text:span><text:span text:style-name="T119_70"><text:s/></text:span><text:span text:style-name="T119_71">w</text:span><text:span text:style-name="T119_72"><text:s/></text:span><text:span text:style-name="T119_73">książce</text:span><text:span text:style-name="T119_74"><text:s/>“</text:span><text:span text:style-name="T119_75">Player</text:span><text:span text:style-name="T119_76"><text:s/></text:span><text:span text:style-name="T119_77">One</text:span><text:span text:style-name="T119_78">”<text:s/></text:span><text:span text:style-name="T119_79">Ernesta</text:span><text:span text:style-name="T119_80"><text:s/></text:span><text:span text:style-name="T119_81">Cline</text:span><text:span text:style-name="T119_82">’</text:span><text:span text:style-name="T119_83">a</text:span><text:span text:style-name="T119_84">.<text:s/></text:span><text:span text:style-name="T119_85">Dajcie</text:span><text:span text:style-name="T119_86"><text:s/></text:span><text:span text:style-name="T119_87">mi</text:span><text:span text:style-name="T119_88"><text:s/></text:span><text:span text:style-name="T119_89">Oasis</text:span><text:span text:style-name="T119_90"><text:s/></text:span><text:span text:style-name="T119_91">z</text:span><text:span text:style-name="T119_92"><text:s/></text:span><text:span text:style-name="T119_93">tej</text:span><text:span text:style-name="T119_94"><text:s/></text:span><text:span text:style-name="T119_95">książki</text:span><text:span text:style-name="T119_96"><text:s/></text:span><text:span text:style-name="T119_97">i</text:span><text:span text:style-name="T119_98"><text:s/></text:span><text:span text:style-name="T119_99">będę</text:span><text:span text:style-name="T119_100"><text:s/></text:span><text:span text:style-name="T119_101">prawie</text:span><text:span text:style-name="T119_102"><text:s/></text:span><text:span text:style-name="T119_103">szczęśliwa</text:span><text:span text:style-name="T119_104">,<text:s/></text:span><text:span text:style-name="T119_105">tkwiąc</text:span><text:span text:style-name="T119_106"><text:s/></text:span><text:span text:style-name="T119_107">na</text:span><text:span text:style-name="T119_108"><text:s/></text:span><text:span text:style-name="T119_109">Ziemi</text:span><text:span text:style-name="T119_110">.</text:span></text:p>
      <text:p text:style-name="P120"/>
      <text:p text:style-name="P121"><text:span text:style-name="T121_1">12.<text:s/></text:span><text:span text:style-name="T121_2">Ostatnio</text:span><text:span text:style-name="T121_3"><text:s/></text:span><text:span text:style-name="T121_4">twoja</text:span><text:span text:style-name="T121_5"><text:s/></text:span><text:span text:style-name="T121_6">aktywność</text:span><text:span text:style-name="T121_7"><text:s/></text:span><text:span text:style-name="T121_8">na</text:span><text:span text:style-name="T121_9"><text:s/></text:span><text:span text:style-name="T121_10">FiMFiction</text:span><text:span text:style-name="T121_11"><text:s/></text:span><text:span text:style-name="T121_12">jest</text:span><text:span text:style-name="T121_13"><text:s/></text:span><text:span text:style-name="T121_14">mniejsza</text:span><text:span text:style-name="T121_15"><text:s/></text:span><text:span text:style-name="T121_16">niż</text:span><text:span text:style-name="T121_17"><text:s/></text:span><text:span text:style-name="T121_18">kiedyś</text:span><text:span text:style-name="T121_19">.<text:s/></text:span><text:span text:style-name="T121_20">Chcesz</text:span><text:span text:style-name="T121_21"><text:s/></text:span><text:span text:style-name="T121_22">czymś</text:span><text:span text:style-name="T121_23"><text:s/></text:span><text:span text:style-name="T121_24">zaskoczyć</text:span><text:span text:style-name="T121_25"><text:s/></text:span><text:span text:style-name="T121_26">czytelników</text:span><text:span text:style-name="T121_27"><text:s/></text:span><text:span text:style-name="T121_28">w</text:span><text:span text:style-name="T121_29"><text:s/></text:span><text:span text:style-name="T121_30">roku</text:span><text:span text:style-name="T121_31"><text:s/>2016?</text:span></text:p>
      <text:p text:style-name="P122"/>
      <text:p text:style-name="P123"><text:span text:style-name="T123_1">Jeśli</text:span><text:span text:style-name="T123_2"><text:s/></text:span><text:span text:style-name="T123_3">zdołam</text:span><text:span text:style-name="T123_4"><text:s/>(</text:span><text:span text:style-name="T123_5">i</text:span><text:span text:style-name="T123_6"><text:s/></text:span><text:span text:style-name="T123_7">mam</text:span><text:span text:style-name="T123_8"><text:s/></text:span><text:span text:style-name="T123_9">nadzieję</text:span><text:span text:style-name="T123_10">,<text:s/></text:span><text:span text:style-name="T123_11">że</text:span><text:span text:style-name="T123_12"><text:s/></text:span><text:span text:style-name="T123_13">tak</text:span><text:span text:style-name="T123_14"><text:s/></text:span><text:span text:style-name="T123_15">będzie</text:span><text:span text:style-name="T123_16">)<text:s/></text:span><text:span text:style-name="T123_17">to</text:span><text:span text:style-name="T123_18"><text:s/></text:span><text:span text:style-name="T123_19">planuję</text:span><text:span text:style-name="T123_20"><text:s/></text:span><text:span text:style-name="T123_21">dokończyć</text:span><text:span text:style-name="T123_22"><text:s/>“</text:span><text:span text:style-name="T123_23">Fiddler</text:span><text:span text:style-name="T123_24">’</text:span><text:span text:style-name="T123_25">s</text:span><text:span text:style-name="T123_26"><text:s/></text:span><text:span text:style-name="T123_27">Green</text:span><text:span text:style-name="T123_28">”.<text:s/></text:span><text:span text:style-name="T123_29">Jeśli</text:span><text:span text:style-name="T123_30"><text:s/></text:span><text:span text:style-name="T123_31">się</text:span><text:span text:style-name="T123_32"><text:s/></text:span><text:span text:style-name="T123_33">uda</text:span><text:span text:style-name="T123_34">,<text:s/></text:span><text:span text:style-name="T123_35">będzie</text:span><text:span text:style-name="T123_36"><text:s/></text:span><text:span text:style-name="T123_37">to</text:span><text:span text:style-name="T123_38"><text:s/></text:span><text:span text:style-name="T123_39">moja</text:span><text:span text:style-name="T123_40"><text:s/></text:span><text:span text:style-name="T123_41">ostatnia</text:span><text:span text:style-name="T123_42"><text:s/></text:span><text:span text:style-name="T123_43">książka</text:span><text:span text:style-name="T123_44">.<text:s/></text:span><text:span text:style-name="T123_45">Zawsze</text:span><text:span text:style-name="T123_46"><text:s/></text:span><text:span text:style-name="T123_47">ją</text:span><text:span text:style-name="T123_48"><text:s/></text:span><text:span text:style-name="T123_49">planowałam</text:span><text:span text:style-name="T123_50"><text:s/></text:span><text:span text:style-name="T123_51">jako</text:span><text:span text:style-name="T123_52"><text:s/></text:span><text:span text:style-name="T123_53">taką</text:span><text:span text:style-name="T123_54">.<text:s/></text:span><text:span text:style-name="T123_55">Mam</text:span><text:span text:style-name="T123_56"><text:s/></text:span><text:span text:style-name="T123_57">nadzieję</text:span><text:span text:style-name="T123_58">,<text:s/></text:span><text:span text:style-name="T123_59">że</text:span><text:span text:style-name="T123_60"><text:s/></text:span><text:span text:style-name="T123_61">odzyskam</text:span><text:span text:style-name="T123_62"><text:s/></text:span><text:span text:style-name="T123_63">moją</text:span><text:span text:style-name="T123_64"><text:s/></text:span><text:span text:style-name="T123_65">radość</text:span><text:span text:style-name="T123_66"><text:s/></text:span><text:span text:style-name="T123_67">z</text:span><text:span text:style-name="T123_68"><text:s/></text:span><text:span text:style-name="T123_69">pisania</text:span><text:span text:style-name="T123_70">,<text:s/></text:span><text:span text:style-name="T123_71">bo</text:span><text:span text:style-name="T123_72"><text:s/></text:span><text:span text:style-name="T123_73">bez</text:span><text:span text:style-name="T123_74"><text:s/></text:span><text:span text:style-name="T123_75">niej</text:span><text:span text:style-name="T123_76"><text:s/></text:span><text:span text:style-name="T123_77">i</text:span><text:span text:style-name="T123_78"><text:s/></text:span><text:span text:style-name="T123_79">bez</text:span><text:span text:style-name="T123_80"><text:s/></text:span><text:span text:style-name="T123_81">pełnej</text:span><text:span text:style-name="T123_82"><text:s/></text:span><text:span text:style-name="T123_83">fascynacji</text:span><text:span text:style-name="T123_84"><text:s/></text:span><text:span text:style-name="T123_85">tworzonym</text:span><text:span text:style-name="T123_86"><text:s/></text:span><text:span text:style-name="T123_87">dziełem</text:span><text:span text:style-name="T123_88"><text:s/></text:span><text:span text:style-name="T123_89">nie</text:span><text:span text:style-name="T123_90"><text:s/></text:span><text:span text:style-name="T123_91">jestem</text:span><text:span text:style-name="T123_92"><text:s/></text:span><text:span text:style-name="T123_93">w</text:span><text:span text:style-name="T123_94"><text:s/></text:span><text:span text:style-name="T123_95">stanie</text:span><text:span text:style-name="T123_96"><text:s/></text:span><text:span text:style-name="T123_97">tworzyć</text:span><text:span text:style-name="T123_98">.</text:span></text:p>
      <text:p text:style-name="P124"/>
      <text:p text:style-name="P125"><text:span text:style-name="T125_1">13.<text:s/></text:span><text:span text:style-name="T125_2">Czy</text:span><text:span text:style-name="T125_3"><text:s/></text:span><text:span text:style-name="T125_4">jest</text:span><text:span text:style-name="T125_5"><text:s/></text:span><text:span text:style-name="T125_6">coś</text:span><text:span text:style-name="T125_7">,<text:s/></text:span><text:span text:style-name="T125_8">co</text:span><text:span text:style-name="T125_9"><text:s/></text:span><text:span text:style-name="T125_10">chciałabyś</text:span><text:span text:style-name="T125_11"><text:s/></text:span><text:span text:style-name="T125_12">przekazać</text:span><text:span text:style-name="T125_13"><text:s/></text:span><text:span text:style-name="T125_14">polskim</text:span><text:span text:style-name="T125_15"><text:s/></text:span><text:span text:style-name="T125_16">fanom</text:span><text:span text:style-name="T125_17"><text:s/></text:span><text:span text:style-name="T125_18">Biur</text:span><text:span text:style-name="T125_19"><text:s/></text:span><text:span text:style-name="T125_20">Adaptacyjnych</text:span><text:span text:style-name="T125_21">?</text:span></text:p>
      <text:p text:style-name="P126"/>
      <text:p text:style-name="P127"><text:span text:style-name="T127_1">Że</text:span><text:span text:style-name="T127_2"><text:s/></text:span><text:span text:style-name="T127_3">jestem</text:span><text:span text:style-name="T127_4"><text:s/></text:span><text:span text:style-name="T127_5">wam</text:span><text:span text:style-name="T127_6"><text:s/></text:span><text:span text:style-name="T127_7">wdzięczna</text:span><text:span text:style-name="T127_8">.<text:s/></text:span><text:span text:style-name="T127_9">Dziękuję</text:span><text:span text:style-name="T127_10"><text:s/></text:span><text:span text:style-name="T127_11">wam</text:span><text:span text:style-name="T127_12"><text:s/></text:span><text:span text:style-name="T127_13">za</text:span><text:span text:style-name="T127_14"><text:s/></text:span><text:span text:style-name="T127_15">czytanie</text:span><text:span text:style-name="T127_16"><text:s/></text:span><text:span text:style-name="T127_17">moich</text:span><text:span text:style-name="T127_18"><text:s/></text:span><text:span text:style-name="T127_19">słów</text:span><text:span text:style-name="T127_20">,<text:s/></text:span><text:span text:style-name="T127_21">dziękuję</text:span><text:span text:style-name="T127_22"><text:s/></text:span><text:span text:style-name="T127_23">za</text:span><text:span text:style-name="T127_24"><text:s/></text:span><text:span text:style-name="T127_25">marzenie</text:span><text:span text:style-name="T127_26"><text:s/></text:span><text:span text:style-name="T127_27">o</text:span><text:span text:style-name="T127_28"><text:s/></text:span><text:span text:style-name="T127_29">poznaniu</text:span><text:span text:style-name="T127_30"><text:s/></text:span><text:span text:style-name="T127_31">postaci</text:span><text:span text:style-name="T127_32">,<text:s/></text:span><text:span text:style-name="T127_33">o</text:span><text:span text:style-name="T127_34"><text:s/></text:span><text:span text:style-name="T127_35">które</text:span><text:span text:style-name="T127_36"><text:s/></text:span><text:span text:style-name="T127_37">tak</text:span><text:span text:style-name="T127_38"><text:s/></text:span><text:span text:style-name="T127_39">dbam</text:span><text:span text:style-name="T127_40"><text:s/></text:span><text:span text:style-name="T127_41">w</text:span><text:span text:style-name="T127_42"><text:s/></text:span><text:span text:style-name="T127_43">świecie</text:span><text:span text:style-name="T127_44">,<text:s/></text:span><text:span text:style-name="T127_45">który</text:span><text:span text:style-name="T127_46"><text:s/></text:span><text:span text:style-name="T127_47">mnie</text:span><text:span text:style-name="T127_48"><text:s/></text:span><text:span text:style-name="T127_49">fascynuje</text:span><text:span text:style-name="T127_50">.<text:s/></text:span><text:span text:style-name="T127_51">Sztuka</text:span><text:span text:style-name="T127_52"><text:s/></text:span><text:span text:style-name="T127_53">bez</text:span><text:span text:style-name="T127_54"><text:s/></text:span><text:span text:style-name="T127_55">widowni</text:span><text:span text:style-name="T127_56"><text:s/></text:span><text:span text:style-name="T127_57">jest</text:span><text:span text:style-name="T127_58"><text:s/></text:span><text:span text:style-name="T127_59">niczym</text:span><text:span text:style-name="T127_60"><text:s/></text:span><text:span text:style-name="T127_61">i</text:span><text:span text:style-name="T127_62"><text:s/></text:span><text:span text:style-name="T127_63">nie</text:span><text:span text:style-name="T127_64"><text:s/></text:span><text:span text:style-name="T127_65">ma</text:span><text:span text:style-name="T127_66"><text:s/></text:span><text:span text:style-name="T127_67">celu</text:span><text:span text:style-name="T127_68">.<text:s/></text:span><text:span text:style-name="T127_69">To</text:span><text:span text:style-name="T127_70">,<text:s/></text:span><text:span text:style-name="T127_71">że</text:span><text:span text:style-name="T127_72"><text:s/></text:span><text:span text:style-name="T127_73">zadaliście</text:span><text:span text:style-name="T127_74"><text:s/></text:span><text:span text:style-name="T127_75">sobie</text:span><text:span text:style-name="T127_76"><text:s/></text:span><text:span text:style-name="T127_77">trud</text:span><text:span text:style-name="T127_78"><text:s/></text:span><text:span text:style-name="T127_79">zaproszenia</text:span><text:span text:style-name="T127_80"><text:s/></text:span><text:span text:style-name="T127_81">na</text:span><text:span text:style-name="T127_82"><text:s/></text:span><text:span text:style-name="T127_83">chwilę</text:span><text:span text:style-name="T127_84"><text:s/></text:span><text:span text:style-name="T127_85">do</text:span><text:span text:style-name="T127_86"><text:s/></text:span><text:span text:style-name="T127_87">swoich</text:span><text:span text:style-name="T127_88"><text:s/></text:span><text:span text:style-name="T127_89">umysłów</text:span><text:span text:style-name="T127_90"><text:s/></text:span><text:span text:style-name="T127_91">moich</text:span><text:span text:style-name="T127_92"><text:s/></text:span><text:span text:style-name="T127_93">opowieści</text:span><text:span text:style-name="T127_94"><text:s/></text:span><text:span text:style-name="T127_95">jest</text:span><text:span text:style-name="T127_96"><text:s/></text:span><text:span text:style-name="T127_97">dla</text:span><text:span text:style-name="T127_98"><text:s/></text:span><text:span text:style-name="T127_99">mnie</text:span><text:span text:style-name="T127_100"><text:s/></text:span><text:span text:style-name="T127_101">wspaniałym</text:span><text:span text:style-name="T127_102"><text:s/></text:span><text:span text:style-name="T127_103">darem</text:span><text:span text:style-name="T127_104">.<text:s/></text:span><text:span text:style-name="T127_105">Dziękuję</text:span><text:span text:style-name="T127_106"><text:s/></text:span><text:span text:style-name="T127_107">wam</text:span><text:span text:style-name="T127_108"><text:s/></text:span><text:span text:style-name="T127_109">za</text:span><text:span text:style-name="T127_110"><text:s/></text:span><text:span text:style-name="T127_111">to</text:span><text:span text:style-name="T127_112">.</text:span></text:p>
      <text:p text:style-name="P128"/>
      <text:p text:style-name="P129"><text:span text:style-name="T129_1">Fikcyjne</text:span><text:span text:style-name="T129_2"><text:s/></text:span><text:span text:style-name="T129_3">postacie</text:span><text:span text:style-name="T129_4"><text:s/></text:span><text:span text:style-name="T129_5">nie</text:span><text:span text:style-name="T129_6"><text:s/></text:span><text:span text:style-name="T129_7">mają</text:span><text:span text:style-name="T129_8"><text:s/></text:span><text:span text:style-name="T129_9">własnego</text:span><text:span text:style-name="T129_10"><text:s/></text:span><text:span text:style-name="T129_11">życia</text:span><text:span text:style-name="T129_12"><text:s/></text:span><text:span text:style-name="T129_13">i</text:span><text:span text:style-name="T129_14"><text:s/></text:span><text:span text:style-name="T129_15">ożywają</text:span><text:span text:style-name="T129_16"><text:s/></text:span><text:span text:style-name="T129_17">tylko</text:span><text:span text:style-name="T129_18"><text:s/></text:span><text:span text:style-name="T129_19">wtedy</text:span><text:span text:style-name="T129_20">,<text:s/></text:span><text:span text:style-name="T129_21">gdy</text:span><text:span text:style-name="T129_22"><text:s/></text:span><text:span text:style-name="T129_23">ktoś</text:span><text:span text:style-name="T129_24"><text:s/></text:span><text:span text:style-name="T129_25">je</text:span><text:span text:style-name="T129_26"><text:s/></text:span><text:span text:style-name="T129_27">obserwuje</text:span><text:span text:style-name="T129_28">,<text:s/></text:span><text:span text:style-name="T129_29">niezależnie</text:span><text:span text:style-name="T129_30"><text:s/></text:span><text:span text:style-name="T129_31">czy</text:span><text:span text:style-name="T129_32"><text:s/></text:span><text:span text:style-name="T129_33">na</text:span><text:span text:style-name="T129_34"><text:s/></text:span><text:span text:style-name="T129_35">ekranie</text:span><text:span text:style-name="T129_36"><text:s/></text:span><text:span text:style-name="T129_37">telewizora</text:span><text:span text:style-name="T129_38">,<text:s/></text:span><text:span text:style-name="T129_39">w</text:span><text:span text:style-name="T129_40"><text:s/></text:span><text:span text:style-name="T129_41">teatrze</text:span><text:span text:style-name="T129_42"><text:s/></text:span><text:span text:style-name="T129_43">czy</text:span><text:span text:style-name="T129_44"><text:s/></text:span><text:span text:style-name="T129_45">we</text:span><text:span text:style-name="T129_46"><text:s/></text:span><text:span text:style-name="T129_47">własnej</text:span><text:span text:style-name="T129_48"><text:s/></text:span><text:span text:style-name="T129_49">wyobraźni</text:span><text:span text:style-name="T129_50"><text:s/></text:span><text:span text:style-name="T129_51">przy</text:span><text:span text:style-name="T129_52"><text:s/></text:span><text:span text:style-name="T129_53">czytaniu</text:span><text:span text:style-name="T129_54">.<text:s/></text:span><text:span text:style-name="T129_55">Za</text:span><text:span text:style-name="T129_56"><text:s/></text:span><text:span text:style-name="T129_57">każdym</text:span><text:span text:style-name="T129_58"><text:s/></text:span><text:span text:style-name="T129_59">razem</text:span><text:span text:style-name="T129_60"><text:s/></text:span><text:span text:style-name="T129_61">jak</text:span><text:span text:style-name="T129_62"><text:s/></text:span><text:span text:style-name="T129_63">uświetniacie</text:span><text:span text:style-name="T129_64"><text:s/></text:span><text:span text:style-name="T129_65">swoją</text:span><text:span text:style-name="T129_66"><text:s/></text:span><text:span text:style-name="T129_67">uwagą</text:span><text:span text:style-name="T129_68"><text:s/></text:span><text:span text:style-name="T129_69">moje</text:span><text:span text:style-name="T129_70"><text:s/></text:span><text:span text:style-name="T129_71">powieści</text:span><text:span text:style-name="T129_72">,<text:s/></text:span><text:span text:style-name="T129_73">pozwalacie</text:span><text:span text:style-name="T129_74"><text:s/></text:span><text:span text:style-name="T129_75">moim</text:span><text:span text:style-name="T129_76"><text:s/></text:span><text:span text:style-name="T129_77">drogim</text:span><text:span text:style-name="T129_78">,<text:s/></text:span><text:span text:style-name="T129_79">fikcyjnym</text:span><text:span text:style-name="T129_80"><text:s/></text:span><text:span text:style-name="T129_81">przyjaciołom</text:span><text:span text:style-name="T129_82"><text:s/></text:span><text:span text:style-name="T129_83">powrócić</text:span><text:span text:style-name="T129_84"><text:s/></text:span><text:span text:style-name="T129_85">do</text:span><text:span text:style-name="T129_86"><text:s/></text:span><text:span text:style-name="T129_87">życia</text:span><text:span text:style-name="T129_88"><text:s/></text:span><text:span text:style-name="T129_89">i</text:span><text:span text:style-name="T129_90"><text:s/></text:span><text:span text:style-name="T129_91">jeszcze</text:span><text:span text:style-name="T129_92"><text:s/></text:span><text:span text:style-name="T129_93">raz</text:span><text:span text:style-name="T129_94"><text:s/></text:span><text:span text:style-name="T129_95">przeżywać</text:span><text:span text:style-name="T129_96"><text:s/></text:span><text:span text:style-name="T129_97">swoje</text:span><text:span text:style-name="T129_98"><text:s/></text:span><text:span text:style-name="T129_99">przygody</text:span><text:span text:style-name="T129_100">,<text:s/></text:span><text:span text:style-name="T129_101">smutki</text:span><text:span text:style-name="T129_102"><text:s/></text:span><text:span text:style-name="T129_103">i</text:span><text:span text:style-name="T129_104"><text:s/></text:span><text:span text:style-name="T129_105">radości</text:span><text:span text:style-name="T129_106">.</text:span></text:p>
      <text:p text:style-name="P130"/>
      <text:p text:style-name="P131"/>
      <text:p text:style-name="P132"/>
      <text:p text:style-name="P133"><text:span text:style-name="T133_1"><text:a xlink:type="simple" xlink:href="http://orig10.deviantart.net/7fa5/f/2015/152/3/1/chattybannernew_by_aealacreatrananda-d8vkn4h.png"><text:span text:style-name="T133_2">http</text:span></text:a></text:span><text:span text:style-name="T133_3"><text:a xlink:type="simple" xlink:href="http://orig10.deviantart.net/7fa5/f/2015/152/3/1/chattybannernew_by_aealacreatrananda-d8vkn4h.png"><text:span text:style-name="T133_4">://</text:span></text:a></text:span><text:span text:style-name="T133_5"><text:a xlink:type="simple" xlink:href="http://orig10.deviantart.net/7fa5/f/2015/152/3/1/chattybannernew_by_aealacreatrananda-d8vkn4h.png"><text:span text:style-name="T133_6">orig</text:span></text:a></text:span><text:span text:style-name="T133_7"><text:a xlink:type="simple" xlink:href="http://orig10.deviantart.net/7fa5/f/2015/152/3/1/chattybannernew_by_aealacreatrananda-d8vkn4h.png"><text:span text:style-name="T133_8">10.</text:span></text:a></text:span><text:span text:style-name="T133_9"><text:a xlink:type="simple" xlink:href="http://orig10.deviantart.net/7fa5/f/2015/152/3/1/chattybannernew_by_aealacreatrananda-d8vkn4h.png"><text:span text:style-name="T133_10">deviantart</text:span></text:a></text:span><text:span text:style-name="T133_11"><text:a xlink:type="simple" xlink:href="http://orig10.deviantart.net/7fa5/f/2015/152/3/1/chattybannernew_by_aealacreatrananda-d8vkn4h.png"><text:span text:style-name="T133_12">.</text:span></text:a></text:span><text:span text:style-name="T133_13"><text:a xlink:type="simple" xlink:href="http://orig10.deviantart.net/7fa5/f/2015/152/3/1/chattybannernew_by_aealacreatrananda-d8vkn4h.png"><text:span text:style-name="T133_14">net</text:span></text:a></text:span><text:span text:style-name="T133_15"><text:a xlink:type="simple" xlink:href="http://orig10.deviantart.net/7fa5/f/2015/152/3/1/chattybannernew_by_aealacreatrananda-d8vkn4h.png"><text:span text:style-name="T133_16">/7</text:span></text:a></text:span><text:span text:style-name="T133_17"><text:a xlink:type="simple" xlink:href="http://orig10.deviantart.net/7fa5/f/2015/152/3/1/chattybannernew_by_aealacreatrananda-d8vkn4h.png"><text:span text:style-name="T133_18">fa</text:span></text:a></text:span><text:span text:style-name="T133_19"><text:a xlink:type="simple" xlink:href="http://orig10.deviantart.net/7fa5/f/2015/152/3/1/chattybannernew_by_aealacreatrananda-d8vkn4h.png"><text:span text:style-name="T133_20">5/</text:span></text:a></text:span><text:span text:style-name="T133_21"><text:a xlink:type="simple" xlink:href="http://orig10.deviantart.net/7fa5/f/2015/152/3/1/chattybannernew_by_aealacreatrananda-d8vkn4h.png"><text:span text:style-name="T133_22">f</text:span></text:a></text:span><text:span text:style-name="T133_23"><text:a xlink:type="simple" xlink:href="http://orig10.deviantart.net/7fa5/f/2015/152/3/1/chattybannernew_by_aealacreatrananda-d8vkn4h.png"><text:span text:style-name="T133_24">/2015/152/3/1/</text:span></text:a></text:span><text:span text:style-name="T133_25"><text:a xlink:type="simple" xlink:href="http://orig10.deviantart.net/7fa5/f/2015/152/3/1/chattybannernew_by_aealacreatrananda-d8vkn4h.png"><text:span text:style-name="T133_26">chattybannernew</text:span></text:a></text:span><text:span text:style-name="T133_27"><text:a xlink:type="simple" xlink:href="http://orig10.deviantart.net/7fa5/f/2015/152/3/1/chattybannernew_by_aealacreatrananda-d8vkn4h.png"><text:span text:style-name="T133_28">_</text:span></text:a></text:span><text:span text:style-name="T133_29"><text:a xlink:type="simple" xlink:href="http://orig10.deviantart.net/7fa5/f/2015/152/3/1/chattybannernew_by_aealacreatrananda-d8vkn4h.png"><text:span text:style-name="T133_30">by</text:span></text:a></text:span><text:span text:style-name="T133_31"><text:a xlink:type="simple" xlink:href="http://orig10.deviantart.net/7fa5/f/2015/152/3/1/chattybannernew_by_aealacreatrananda-d8vkn4h.png"><text:span text:style-name="T133_32">_</text:span></text:a></text:span><text:span text:style-name="T133_33"><text:a xlink:type="simple" xlink:href="http://orig10.deviantart.net/7fa5/f/2015/152/3/1/chattybannernew_by_aealacreatrananda-d8vkn4h.png"><text:span text:style-name="T133_34">aealacreatrananda</text:span></text:a></text:span><text:span text:style-name="T133_35"><text:a xlink:type="simple" xlink:href="http://orig10.deviantart.net/7fa5/f/2015/152/3/1/chattybannernew_by_aealacreatrananda-d8vkn4h.png"><text:span text:style-name="T133_36">-</text:span></text:a></text:span><text:span text:style-name="T133_37"><text:a xlink:type="simple" xlink:href="http://orig10.deviantart.net/7fa5/f/2015/152/3/1/chattybannernew_by_aealacreatrananda-d8vkn4h.png"><text:span text:style-name="T133_38">d</text:span></text:a></text:span><text:span text:style-name="T133_39"><text:a xlink:type="simple" xlink:href="http://orig10.deviantart.net/7fa5/f/2015/152/3/1/chattybannernew_by_aealacreatrananda-d8vkn4h.png"><text:span text:style-name="T133_40">8</text:span></text:a></text:span><text:span text:style-name="T133_41"><text:a xlink:type="simple" xlink:href="http://orig10.deviantart.net/7fa5/f/2015/152/3/1/chattybannernew_by_aealacreatrananda-d8vkn4h.png"><text:span text:style-name="T133_42">vkn</text:span></text:a></text:span><text:span text:style-name="T133_43"><text:a xlink:type="simple" xlink:href="http://orig10.deviantart.net/7fa5/f/2015/152/3/1/chattybannernew_by_aealacreatrananda-d8vkn4h.png"><text:span text:style-name="T133_44">4</text:span></text:a></text:span><text:span text:style-name="T133_45"><text:a xlink:type="simple" xlink:href="http://orig10.deviantart.net/7fa5/f/2015/152/3/1/chattybannernew_by_aealacreatrananda-d8vkn4h.png"><text:span text:style-name="T133_46">h</text:span></text:a></text:span><text:span text:style-name="T133_47"><text:a xlink:type="simple" xlink:href="http://orig10.deviantart.net/7fa5/f/2015/152/3/1/chattybannernew_by_aealacreatrananda-d8vkn4h.png"><text:span text:style-name="T133_48">.</text:span></text:a></text:span><text:span text:style-name="T133_49"><text:a xlink:type="simple" xlink:href="http://orig10.deviantart.net/7fa5/f/2015/152/3/1/chattybannernew_by_aealacreatrananda-d8vkn4h.png"><text:span text:style-name="T133_50">png</text:span></text:a></text:span><text:span text:style-name="T133_51"><text:s/>-<text:s/></text:span><text:span text:style-name="T133_52">top</text:span></text:p>
      <text:p text:style-name="P134"><text:span text:style-name="T134_1"><text:a xlink:type="simple" xlink:href="http://orig07.deviantart.net/93bc/f/2015/199/b/8/equestria_appears_by_aealacreatrananda-d91v9rt.png"><text:span text:style-name="T134_2">http</text:span></text:a></text:span><text:span text:style-name="T134_3"><text:a xlink:type="simple" xlink:href="http://orig07.deviantart.net/93bc/f/2015/199/b/8/equestria_appears_by_aealacreatrananda-d91v9rt.png"><text:span text:style-name="T134_4">://</text:span></text:a></text:span><text:span text:style-name="T134_5"><text:a xlink:type="simple" xlink:href="http://orig07.deviantart.net/93bc/f/2015/199/b/8/equestria_appears_by_aealacreatrananda-d91v9rt.png"><text:span text:style-name="T134_6">orig</text:span></text:a></text:span><text:span text:style-name="T134_7"><text:a xlink:type="simple" xlink:href="http://orig07.deviantart.net/93bc/f/2015/199/b/8/equestria_appears_by_aealacreatrananda-d91v9rt.png"><text:span text:style-name="T134_8">07.</text:span></text:a></text:span><text:span text:style-name="T134_9"><text:a xlink:type="simple" xlink:href="http://orig07.deviantart.net/93bc/f/2015/199/b/8/equestria_appears_by_aealacreatrananda-d91v9rt.png"><text:span text:style-name="T134_10">deviantart</text:span></text:a></text:span><text:span text:style-name="T134_11"><text:a xlink:type="simple" xlink:href="http://orig07.deviantart.net/93bc/f/2015/199/b/8/equestria_appears_by_aealacreatrananda-d91v9rt.png"><text:span text:style-name="T134_12">.</text:span></text:a></text:span><text:span text:style-name="T134_13"><text:a xlink:type="simple" xlink:href="http://orig07.deviantart.net/93bc/f/2015/199/b/8/equestria_appears_by_aealacreatrananda-d91v9rt.png"><text:span text:style-name="T134_14">net</text:span></text:a></text:span><text:span text:style-name="T134_15"><text:a xlink:type="simple" xlink:href="http://orig07.deviantart.net/93bc/f/2015/199/b/8/equestria_appears_by_aealacreatrananda-d91v9rt.png"><text:span text:style-name="T134_16">/93</text:span></text:a></text:span><text:span text:style-name="T134_17"><text:a xlink:type="simple" xlink:href="http://orig07.deviantart.net/93bc/f/2015/199/b/8/equestria_appears_by_aealacreatrananda-d91v9rt.png"><text:span text:style-name="T134_18">bc</text:span></text:a></text:span><text:span text:style-name="T134_19"><text:a xlink:type="simple" xlink:href="http://orig07.deviantart.net/93bc/f/2015/199/b/8/equestria_appears_by_aealacreatrananda-d91v9rt.png"><text:span text:style-name="T134_20">/</text:span></text:a></text:span><text:span text:style-name="T134_21"><text:a xlink:type="simple" xlink:href="http://orig07.deviantart.net/93bc/f/2015/199/b/8/equestria_appears_by_aealacreatrananda-d91v9rt.png"><text:span text:style-name="T134_22">f</text:span></text:a></text:span><text:span text:style-name="T134_23"><text:a xlink:type="simple" xlink:href="http://orig07.deviantart.net/93bc/f/2015/199/b/8/equestria_appears_by_aealacreatrananda-d91v9rt.png"><text:span text:style-name="T134_24">/2015/199/</text:span></text:a></text:span><text:span text:style-name="T134_25"><text:a xlink:type="simple" xlink:href="http://orig07.deviantart.net/93bc/f/2015/199/b/8/equestria_appears_by_aealacreatrananda-d91v9rt.png"><text:span text:style-name="T134_26">b</text:span></text:a></text:span><text:span text:style-name="T134_27"><text:a xlink:type="simple" xlink:href="http://orig07.deviantart.net/93bc/f/2015/199/b/8/equestria_appears_by_aealacreatrananda-d91v9rt.png"><text:span text:style-name="T134_28">/8/</text:span></text:a></text:span><text:span text:style-name="T134_29"><text:a xlink:type="simple" xlink:href="http://orig07.deviantart.net/93bc/f/2015/199/b/8/equestria_appears_by_aealacreatrananda-d91v9rt.png"><text:span text:style-name="T134_30">equestria</text:span></text:a></text:span><text:span text:style-name="T134_31"><text:a xlink:type="simple" xlink:href="http://orig07.deviantart.net/93bc/f/2015/199/b/8/equestria_appears_by_aealacreatrananda-d91v9rt.png"><text:span text:style-name="T134_32">_</text:span></text:a></text:span><text:span text:style-name="T134_33"><text:a xlink:type="simple" xlink:href="http://orig07.deviantart.net/93bc/f/2015/199/b/8/equestria_appears_by_aealacreatrananda-d91v9rt.png"><text:span text:style-name="T134_34">appears</text:span></text:a></text:span><text:span text:style-name="T134_35"><text:a xlink:type="simple" xlink:href="http://orig07.deviantart.net/93bc/f/2015/199/b/8/equestria_appears_by_aealacreatrananda-d91v9rt.png"><text:span text:style-name="T134_36">_</text:span></text:a></text:span><text:span text:style-name="T134_37"><text:a xlink:type="simple" xlink:href="http://orig07.deviantart.net/93bc/f/2015/199/b/8/equestria_appears_by_aealacreatrananda-d91v9rt.png"><text:span text:style-name="T134_38">by</text:span></text:a></text:span><text:span text:style-name="T134_39"><text:a xlink:type="simple" xlink:href="http://orig07.deviantart.net/93bc/f/2015/199/b/8/equestria_appears_by_aealacreatrananda-d91v9rt.png"><text:span text:style-name="T134_40">_</text:span></text:a></text:span><text:span text:style-name="T134_41"><text:a xlink:type="simple" xlink:href="http://orig07.deviantart.net/93bc/f/2015/199/b/8/equestria_appears_by_aealacreatrananda-d91v9rt.png"><text:span text:style-name="T134_42">aealacreatrananda</text:span></text:a></text:span><text:span text:style-name="T134_43"><text:a xlink:type="simple" xlink:href="http://orig07.deviantart.net/93bc/f/2015/199/b/8/equestria_appears_by_aealacreatrananda-d91v9rt.png"><text:span text:style-name="T134_44">-</text:span></text:a></text:span><text:span text:style-name="T134_45"><text:a xlink:type="simple" xlink:href="http://orig07.deviantart.net/93bc/f/2015/199/b/8/equestria_appears_by_aealacreatrananda-d91v9rt.png"><text:span text:style-name="T134_46">d</text:span></text:a></text:span><text:span text:style-name="T134_47"><text:a xlink:type="simple" xlink:href="http://orig07.deviantart.net/93bc/f/2015/199/b/8/equestria_appears_by_aealacreatrananda-d91v9rt.png"><text:span text:style-name="T134_48">91</text:span></text:a></text:span><text:span text:style-name="T134_49"><text:a xlink:type="simple" xlink:href="http://orig07.deviantart.net/93bc/f/2015/199/b/8/equestria_appears_by_aealacreatrananda-d91v9rt.png"><text:span text:style-name="T134_50">v</text:span></text:a></text:span><text:span text:style-name="T134_51"><text:a xlink:type="simple" xlink:href="http://orig07.deviantart.net/93bc/f/2015/199/b/8/equestria_appears_by_aealacreatrananda-d91v9rt.png"><text:span text:style-name="T134_52">9</text:span></text:a></text:span><text:span text:style-name="T134_53"><text:a xlink:type="simple" xlink:href="http://orig07.deviantart.net/93bc/f/2015/199/b/8/equestria_appears_by_aealacreatrananda-d91v9rt.png"><text:span text:style-name="T134_54">rt</text:span></text:a></text:span><text:span text:style-name="T134_55"><text:a xlink:type="simple" xlink:href="http://orig07.deviantart.net/93bc/f/2015/199/b/8/equestria_appears_by_aealacreatrananda-d91v9rt.png"><text:span text:style-name="T134_56">.</text:span></text:a></text:span><text:span text:style-name="T134_57"><text:a xlink:type="simple" xlink:href="http://orig07.deviantart.net/93bc/f/2015/199/b/8/equestria_appears_by_aealacreatrananda-d91v9rt.png"><text:span text:style-name="T134_58">png</text:span></text:a></text:span></text:p>
      <text:p text:style-name="P135"><text:span text:style-name="T135_1"><text:a xlink:type="simple" xlink:href="http://orig00.deviantart.net/fd78/f/2013/167/4/e/27_ounces_original_by_aealacreatrananda-d69913v.png"><text:span text:style-name="T135_2">http</text:span></text:a></text:span><text:span text:style-name="T135_3"><text:a xlink:type="simple" xlink:href="http://orig00.deviantart.net/fd78/f/2013/167/4/e/27_ounces_original_by_aealacreatrananda-d69913v.png"><text:span text:style-name="T135_4">://</text:span></text:a></text:span><text:span text:style-name="T135_5"><text:a xlink:type="simple" xlink:href="http://orig00.deviantart.net/fd78/f/2013/167/4/e/27_ounces_original_by_aealacreatrananda-d69913v.png"><text:span text:style-name="T135_6">orig</text:span></text:a></text:span><text:span text:style-name="T135_7"><text:a xlink:type="simple" xlink:href="http://orig00.deviantart.net/fd78/f/2013/167/4/e/27_ounces_original_by_aealacreatrananda-d69913v.png"><text:span text:style-name="T135_8">00.</text:span></text:a></text:span><text:span text:style-name="T135_9"><text:a xlink:type="simple" xlink:href="http://orig00.deviantart.net/fd78/f/2013/167/4/e/27_ounces_original_by_aealacreatrananda-d69913v.png"><text:span text:style-name="T135_10">deviantart</text:span></text:a></text:span><text:span text:style-name="T135_11"><text:a xlink:type="simple" xlink:href="http://orig00.deviantart.net/fd78/f/2013/167/4/e/27_ounces_original_by_aealacreatrananda-d69913v.png"><text:span text:style-name="T135_12">.</text:span></text:a></text:span><text:span text:style-name="T135_13"><text:a xlink:type="simple" xlink:href="http://orig00.deviantart.net/fd78/f/2013/167/4/e/27_ounces_original_by_aealacreatrananda-d69913v.png"><text:span text:style-name="T135_14">net</text:span></text:a></text:span><text:span text:style-name="T135_15"><text:a xlink:type="simple" xlink:href="http://orig00.deviantart.net/fd78/f/2013/167/4/e/27_ounces_original_by_aealacreatrananda-d69913v.png"><text:span text:style-name="T135_16">/</text:span></text:a></text:span><text:span text:style-name="T135_17"><text:a xlink:type="simple" xlink:href="http://orig00.deviantart.net/fd78/f/2013/167/4/e/27_ounces_original_by_aealacreatrananda-d69913v.png"><text:span text:style-name="T135_18">fd</text:span></text:a></text:span><text:span text:style-name="T135_19"><text:a xlink:type="simple" xlink:href="http://orig00.deviantart.net/fd78/f/2013/167/4/e/27_ounces_original_by_aealacreatrananda-d69913v.png"><text:span text:style-name="T135_20">78/</text:span></text:a></text:span><text:span text:style-name="T135_21"><text:a xlink:type="simple" xlink:href="http://orig00.deviantart.net/fd78/f/2013/167/4/e/27_ounces_original_by_aealacreatrananda-d69913v.png"><text:span text:style-name="T135_22">f</text:span></text:a></text:span><text:span text:style-name="T135_23"><text:a xlink:type="simple" xlink:href="http://orig00.deviantart.net/fd78/f/2013/167/4/e/27_ounces_original_by_aealacreatrananda-d69913v.png"><text:span text:style-name="T135_24">/2013/167/4/</text:span></text:a></text:span><text:span text:style-name="T135_25"><text:a xlink:type="simple" xlink:href="http://orig00.deviantart.net/fd78/f/2013/167/4/e/27_ounces_original_by_aealacreatrananda-d69913v.png"><text:span text:style-name="T135_26">e</text:span></text:a></text:span><text:span text:style-name="T135_27"><text:a xlink:type="simple" xlink:href="http://orig00.deviantart.net/fd78/f/2013/167/4/e/27_ounces_original_by_aealacreatrananda-d69913v.png"><text:span text:style-name="T135_28">/27_</text:span></text:a></text:span><text:span text:style-name="T135_29"><text:a xlink:type="simple" xlink:href="http://orig00.deviantart.net/fd78/f/2013/167/4/e/27_ounces_original_by_aealacreatrananda-d69913v.png"><text:span text:style-name="T135_30">ounces</text:span></text:a></text:span><text:span text:style-name="T135_31"><text:a xlink:type="simple" xlink:href="http://orig00.deviantart.net/fd78/f/2013/167/4/e/27_ounces_original_by_aealacreatrananda-d69913v.png"><text:span text:style-name="T135_32">_</text:span></text:a></text:span><text:span text:style-name="T135_33"><text:a xlink:type="simple" xlink:href="http://orig00.deviantart.net/fd78/f/2013/167/4/e/27_ounces_original_by_aealacreatrananda-d69913v.png"><text:span text:style-name="T135_34">original</text:span></text:a></text:span><text:span text:style-name="T135_35"><text:a xlink:type="simple" xlink:href="http://orig00.deviantart.net/fd78/f/2013/167/4/e/27_ounces_original_by_aealacreatrananda-d69913v.png"><text:span text:style-name="T135_36">_</text:span></text:a></text:span><text:span text:style-name="T135_37"><text:a xlink:type="simple" xlink:href="http://orig00.deviantart.net/fd78/f/2013/167/4/e/27_ounces_original_by_aealacreatrananda-d69913v.png"><text:span text:style-name="T135_38">by</text:span></text:a></text:span><text:span text:style-name="T135_39"><text:a xlink:type="simple" xlink:href="http://orig00.deviantart.net/fd78/f/2013/167/4/e/27_ounces_original_by_aealacreatrananda-d69913v.png"><text:span text:style-name="T135_40">_</text:span></text:a></text:span><text:span text:style-name="T135_41"><text:a xlink:type="simple" xlink:href="http://orig00.deviantart.net/fd78/f/2013/167/4/e/27_ounces_original_by_aealacreatrananda-d69913v.png"><text:span text:style-name="T135_42">aealacreatrananda</text:span></text:a></text:span><text:span text:style-name="T135_43"><text:a xlink:type="simple" xlink:href="http://orig00.deviantart.net/fd78/f/2013/167/4/e/27_ounces_original_by_aealacreatrananda-d69913v.png"><text:span text:style-name="T135_44">-</text:span></text:a></text:span><text:span text:style-name="T135_45"><text:a xlink:type="simple" xlink:href="http://orig00.deviantart.net/fd78/f/2013/167/4/e/27_ounces_original_by_aealacreatrananda-d69913v.png"><text:span text:style-name="T135_46">d</text:span></text:a></text:span><text:span text:style-name="T135_47"><text:a xlink:type="simple" xlink:href="http://orig00.deviantart.net/fd78/f/2013/167/4/e/27_ounces_original_by_aealacreatrananda-d69913v.png"><text:span text:style-name="T135_48">69913</text:span></text:a></text:span><text:span text:style-name="T135_49"><text:a xlink:type="simple" xlink:href="http://orig00.deviantart.net/fd78/f/2013/167/4/e/27_ounces_original_by_aealacreatrananda-d69913v.png"><text:span text:style-name="T135_50">v</text:span></text:a></text:span><text:span text:style-name="T135_51"><text:a xlink:type="simple" xlink:href="http://orig00.deviantart.net/fd78/f/2013/167/4/e/27_ounces_original_by_aealacreatrananda-d69913v.png"><text:span text:style-name="T135_52">.</text:span></text:a></text:span><text:span text:style-name="T135_53"><text:a xlink:type="simple" xlink:href="http://orig00.deviantart.net/fd78/f/2013/167/4/e/27_ounces_original_by_aealacreatrananda-d69913v.png"><text:span text:style-name="T135_54">png</text:span></text:a></text:span></text:p>
      <text:p text:style-name="P136"><text:span text:style-name="T136_1"><text:a xlink:type="simple" xlink:href="http://orig14.deviantart.net/d6a6/f/2013/166/4/4/breakfastclublarge_by_aealacreatrananda-d694a5p.png"><text:span text:style-name="T136_2">http</text:span></text:a></text:span><text:span text:style-name="T136_3"><text:a xlink:type="simple" xlink:href="http://orig14.deviantart.net/d6a6/f/2013/166/4/4/breakfastclublarge_by_aealacreatrananda-d694a5p.png"><text:span text:style-name="T136_4">://</text:span></text:a></text:span><text:span text:style-name="T136_5"><text:a xlink:type="simple" xlink:href="http://orig14.deviantart.net/d6a6/f/2013/166/4/4/breakfastclublarge_by_aealacreatrananda-d694a5p.png"><text:span text:style-name="T136_6">orig</text:span></text:a></text:span><text:span text:style-name="T136_7"><text:a xlink:type="simple" xlink:href="http://orig14.deviantart.net/d6a6/f/2013/166/4/4/breakfastclublarge_by_aealacreatrananda-d694a5p.png"><text:span text:style-name="T136_8">14.</text:span></text:a></text:span><text:span text:style-name="T136_9"><text:a xlink:type="simple" xlink:href="http://orig14.deviantart.net/d6a6/f/2013/166/4/4/breakfastclublarge_by_aealacreatrananda-d694a5p.png"><text:span text:style-name="T136_10">deviantart</text:span></text:a></text:span><text:span text:style-name="T136_11"><text:a xlink:type="simple" xlink:href="http://orig14.deviantart.net/d6a6/f/2013/166/4/4/breakfastclublarge_by_aealacreatrananda-d694a5p.png"><text:span text:style-name="T136_12">.</text:span></text:a></text:span><text:span text:style-name="T136_13"><text:a xlink:type="simple" xlink:href="http://orig14.deviantart.net/d6a6/f/2013/166/4/4/breakfastclublarge_by_aealacreatrananda-d694a5p.png"><text:span text:style-name="T136_14">net</text:span></text:a></text:span><text:span text:style-name="T136_15"><text:a xlink:type="simple" xlink:href="http://orig14.deviantart.net/d6a6/f/2013/166/4/4/breakfastclublarge_by_aealacreatrananda-d694a5p.png"><text:span text:style-name="T136_16">/</text:span></text:a></text:span><text:span text:style-name="T136_17"><text:a xlink:type="simple" xlink:href="http://orig14.deviantart.net/d6a6/f/2013/166/4/4/breakfastclublarge_by_aealacreatrananda-d694a5p.png"><text:span text:style-name="T136_18">d</text:span></text:a></text:span><text:span text:style-name="T136_19"><text:a xlink:type="simple" xlink:href="http://orig14.deviantart.net/d6a6/f/2013/166/4/4/breakfastclublarge_by_aealacreatrananda-d694a5p.png"><text:span text:style-name="T136_20">6</text:span></text:a></text:span><text:span text:style-name="T136_21"><text:a xlink:type="simple" xlink:href="http://orig14.deviantart.net/d6a6/f/2013/166/4/4/breakfastclublarge_by_aealacreatrananda-d694a5p.png"><text:span text:style-name="T136_22">a</text:span></text:a></text:span><text:span text:style-name="T136_23"><text:a xlink:type="simple" xlink:href="http://orig14.deviantart.net/d6a6/f/2013/166/4/4/breakfastclublarge_by_aealacreatrananda-d694a5p.png"><text:span text:style-name="T136_24">6/</text:span></text:a></text:span><text:span text:style-name="T136_25"><text:a xlink:type="simple" xlink:href="http://orig14.deviantart.net/d6a6/f/2013/166/4/4/breakfastclublarge_by_aealacreatrananda-d694a5p.png"><text:span text:style-name="T136_26">f</text:span></text:a></text:span><text:span text:style-name="T136_27"><text:a xlink:type="simple" xlink:href="http://orig14.deviantart.net/d6a6/f/2013/166/4/4/breakfastclublarge_by_aealacreatrananda-d694a5p.png"><text:span text:style-name="T136_28">/2013/166/4/4/</text:span></text:a></text:span><text:span text:style-name="T136_29"><text:a xlink:type="simple" xlink:href="http://orig14.deviantart.net/d6a6/f/2013/166/4/4/breakfastclublarge_by_aealacreatrananda-d694a5p.png"><text:span text:style-name="T136_30">breakfastclublarge</text:span></text:a></text:span><text:span text:style-name="T136_31"><text:a xlink:type="simple" xlink:href="http://orig14.deviantart.net/d6a6/f/2013/166/4/4/breakfastclublarge_by_aealacreatrananda-d694a5p.png"><text:span text:style-name="T136_32">_</text:span></text:a></text:span><text:span text:style-name="T136_33"><text:a xlink:type="simple" xlink:href="http://orig14.deviantart.net/d6a6/f/2013/166/4/4/breakfastclublarge_by_aealacreatrananda-d694a5p.png"><text:span text:style-name="T136_34">by</text:span></text:a></text:span><text:span text:style-name="T136_35"><text:a xlink:type="simple" xlink:href="http://orig14.deviantart.net/d6a6/f/2013/166/4/4/breakfastclublarge_by_aealacreatrananda-d694a5p.png"><text:span text:style-name="T136_36">_</text:span></text:a></text:span><text:span text:style-name="T136_37"><text:a xlink:type="simple" xlink:href="http://orig14.deviantart.net/d6a6/f/2013/166/4/4/breakfastclublarge_by_aealacreatrananda-d694a5p.png"><text:span text:style-name="T136_38">aealacreatrananda</text:span></text:a></text:span><text:span text:style-name="T136_39"><text:a xlink:type="simple" xlink:href="http://orig14.deviantart.net/d6a6/f/2013/166/4/4/breakfastclublarge_by_aealacreatrananda-d694a5p.png"><text:span text:style-name="T136_40">-</text:span></text:a></text:span><text:span text:style-name="T136_41"><text:a xlink:type="simple" xlink:href="http://orig14.deviantart.net/d6a6/f/2013/166/4/4/breakfastclublarge_by_aealacreatrananda-d694a5p.png"><text:span text:style-name="T136_42">d</text:span></text:a></text:span><text:span text:style-name="T136_43"><text:a xlink:type="simple" xlink:href="http://orig14.deviantart.net/d6a6/f/2013/166/4/4/breakfastclublarge_by_aealacreatrananda-d694a5p.png"><text:span text:style-name="T136_44">694</text:span></text:a></text:span><text:span text:style-name="T136_45"><text:a xlink:type="simple" xlink:href="http://orig14.deviantart.net/d6a6/f/2013/166/4/4/breakfastclublarge_by_aealacreatrananda-d694a5p.png"><text:span text:style-name="T136_46">a</text:span></text:a></text:span><text:span text:style-name="T136_47"><text:a xlink:type="simple" xlink:href="http://orig14.deviantart.net/d6a6/f/2013/166/4/4/breakfastclublarge_by_aealacreatrananda-d694a5p.png"><text:span text:style-name="T136_48">5</text:span></text:a></text:span><text:span text:style-name="T136_49"><text:a xlink:type="simple" xlink:href="http://orig14.deviantart.net/d6a6/f/2013/166/4/4/breakfastclublarge_by_aealacreatrananda-d694a5p.png"><text:span text:style-name="T136_50">p</text:span></text:a></text:span><text:span text:style-name="T136_51"><text:a xlink:type="simple" xlink:href="http://orig14.deviantart.net/d6a6/f/2013/166/4/4/breakfastclublarge_by_aealacreatrananda-d694a5p.png"><text:span text:style-name="T136_52">.</text:span></text:a></text:span><text:span text:style-name="T136_53"><text:a xlink:type="simple" xlink:href="http://orig14.deviantart.net/d6a6/f/2013/166/4/4/breakfastclublarge_by_aealacreatrananda-d694a5p.png"><text:span text:style-name="T136_54">png</text:span></text:a></text:span></text:p>
      <text:p text:style-name="P137"/>
      <text:p text:style-name="P138"/>
      <text:p text:style-name="P139"><text:span text:style-name="T139_1"><text:a xlink:type="simple" xlink:href="http://aealacreatrananda.deviantart.com/gallery/"><text:span text:style-name="T139_2">http</text:span></text:a></text:span><text:span text:style-name="T139_3"><text:a xlink:type="simple" xlink:href="http://aealacreatrananda.deviantart.com/gallery/"><text:span text:style-name="T139_4">://</text:span></text:a></text:span><text:span text:style-name="T139_5"><text:a xlink:type="simple" xlink:href="http://aealacreatrananda.deviantart.com/gallery/"><text:span text:style-name="T139_6">aealacreatrananda</text:span></text:a></text:span><text:span text:style-name="T139_7"><text:a xlink:type="simple" xlink:href="http://aealacreatrananda.deviantart.com/gallery/"><text:span text:style-name="T139_8">.</text:span></text:a></text:span><text:span text:style-name="T139_9"><text:a xlink:type="simple" xlink:href="http://aealacreatrananda.deviantart.com/gallery/"><text:span text:style-name="T139_10">deviantart</text:span></text:a></text:span><text:span text:style-name="T139_11"><text:a xlink:type="simple" xlink:href="http://aealacreatrananda.deviantart.com/gallery/"><text:span text:style-name="T139_12">.</text:span></text:a></text:span><text:span text:style-name="T139_13"><text:a xlink:type="simple" xlink:href="http://aealacreatrananda.deviantart.com/gallery/"><text:span text:style-name="T139_14">com</text:span></text:a></text:span><text:span text:style-name="T139_15"><text:a xlink:type="simple" xlink:href="http://aealacreatrananda.deviantart.com/gallery/"><text:span text:style-name="T139_16">/</text:span></text:a></text:span><text:span text:style-name="T139_17"><text:a xlink:type="simple" xlink:href="http://aealacreatrananda.deviantart.com/gallery/"><text:span text:style-name="T139_18">gallery</text:span></text:a></text:span><text:span text:style-name="T139_19"><text:a xlink:type="simple" xlink:href="http://aealacreatrananda.deviantart.com/gallery/"><text:span text:style-name="T139_20">/</text:span></text:a></text:span><text:span text:style-name="T139_21"><text:s/>-<text:s/></text:span><text:span text:style-name="T139_22">źródło</text:span><text:span text:style-name="T139_23"><text:s/></text:span><text:span text:style-name="T139_24">obrazków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